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333333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333333" fo:letter-spacing="normal"/>
    </style:style>
    <style:style style:name="P4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9a9999" fo:letter-spacing="normal" fo:font-style="normal" fo:font-weight="normal"/>
    </style:style>
    <style:style style:name="P5" style:family="paragraph" style:parent-style-name="Preformatted_20_Text">
      <style:paragraph-properties fo:margin-top="0cm" fo:margin-bottom="0cm" loext:contextual-spacing="false"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fo:font-style="normal" fo:font-weight="normal"/>
    </style:style>
    <style:style style:name="T4" style:family="text">
      <style:text-properties fo:font-variant="normal" fo:text-transform="none" fo:color="#333333" fo:letter-spacing="normal" fo:font-style="normal" style:text-underline-style="solid" style:text-underline-width="auto" style:text-underline-color="font-color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tarted by upstream project "</text:span><text:a xlink:type="simple" xlink:href="https://jenkins.cias.one/job/dealflo-platform-deployment%20(tid_eu_dev)/" text:style-name="Internet_20_link" text:visited-style-name="Visited_20_Internet_20_Link"><text:span text:style-name="T4">dealflo-platform-deployment (tid_eu_dev)</text:span></text:a><text:span text:style-name="T3">" build number </text:span><text:a xlink:type="simple" xlink:href="https://jenkins.cias.one/job/dealflo-platform-deployment%20(tid_eu_dev)/1159" text:style-name="Internet_20_link" text:visited-style-name="Visited_20_Internet_20_Link"><text:span text:style-name="T4">1159</text:span></text:a></text:p>
      <text:p text:style-name="P2">originally caused by:</text:p>
      <text:p text:style-name="P5"><text:span text:style-name="T2"><text:s/></text:span><text:span text:style-name="T3">Started by user </text:span><text:a xlink:type="simple" xlink:href="https://jenkins.cias.one/user/konetpa1" text:style-name="Internet_20_link" text:visited-style-name="Visited_20_Internet_20_Link"><text:span text:style-name="T4">Pavan Koneti</text:span></text:a></text:p>
      <text:p text:style-name="P3"><text:s/><text:span text:style-name="T1">&gt; git rev-parse --is-inside-work-tree # timeout=10</text:span></text:p>
      <text:p text:style-name="P2">Setting origin to git@git.onespan.com:saa/dealflo-platform-deployment.git</text:p>
      <text:p text:style-name="P3"><text:s/><text:span text:style-name="T1">&gt; git config remote.origin.url git@git.onespan.com:saa/dealflo-platform-deployment.git # timeout=10</text:span></text:p>
      <text:p text:style-name="P2">Fetching origin...</text:p>
      <text:p text:style-name="P2">Fetching upstream changes from origin</text:p>
      <text:p text:style-name="P3"><text:s/><text:span text:style-name="T1">&gt; git --version # timeout=10</text:span></text:p>
      <text:p text:style-name="P3"><text:s/><text:span text:style-name="T1">&gt; git --version # 'git version 1.8.3.1'</text:span></text:p>
      <text:p text:style-name="P3"><text:s/><text:span text:style-name="T1">&gt; git config --get remote.origin.url # timeout=10</text:span></text:p>
      <text:p text:style-name="P2">using GIT_SSH to set credentials Gitlab SSH-Key</text:p>
      <text:p text:style-name="P3"><text:s/><text:span text:style-name="T1">&gt; git fetch --tags --progress origin +refs/heads/*:refs/remotes/origin/* # timeout=10</text:span></text:p>
      <text:p text:style-name="P2">Seen branch in repository origin/development</text:p>
      <text:p text:style-name="P2">Seen branch in repository origin/do-102-deployment-automation-tid-dev-saa-int-rc</text:p>
      <text:p text:style-name="P2">Seen branch in repository origin/master</text:p>
      <text:p text:style-name="P2">Seen branch in repository origin/performance_and_prod</text:p>
      <text:p text:style-name="P2">Seen branch in repository origin/release-candidate</text:p>
      <text:p text:style-name="P2">Seen branch in repository origin/rl-650-3.4.5-prod-deployment</text:p>
      <text:p text:style-name="P2">Seen 6 remote branches</text:p>
      <text:p text:style-name="P2">Obtained Jenkinsfile.groovy from cd244126f5b0e73bc832df11222e2bfbaa3220b3</text:p>
      <text:p text:style-name="P2">Running in Durability level: MAX_SURVIVABILITY</text:p>
      <text:p text:style-name="P2">Loading library dealflo-cicd-lib@development</text:p>
      <text:p text:style-name="P2">Attempting to resolve development from remote references...</text:p>
      <text:p text:style-name="P3"><text:s/><text:span text:style-name="T1">&gt; git --version # timeout=10</text:span></text:p>
      <text:p text:style-name="P3"><text:s/><text:span text:style-name="T1">&gt; git --version # 'git version 1.8.3.1'</text:span></text:p>
      <text:p text:style-name="P2">using GIT_SSH to set credentials Gitlab SSH-Key</text:p>
      <text:p text:style-name="P3"><text:s/><text:span text:style-name="T1">&gt; git ls-remote -h git@git.onespan.com:saa/dealflo-cicd-lib.git # timeout=10</text:span></text:p>
      <text:p text:style-name="P2">Found match: refs/heads/development revision 75e64f43d6703ee3847053e50299b6fd84ba2aac</text:p>
      <text:p text:style-name="P2">using credential 71463459-4767-4f61-9c93-f3e211ae1b4b</text:p>
      <text:p text:style-name="P3"><text:s/><text:span text:style-name="T1">&gt; git rev-parse --is-inside-work-tree # timeout=10</text:span></text:p>
      <text:p text:style-name="P2">Fetching changes from the remote Git repository</text:p>
      <text:p text:style-name="P3"><text:s/><text:span text:style-name="T1">&gt; git config remote.origin.url git@git.onespan.com:saa/dealflo-cicd-lib.git # timeout=10</text:span></text:p>
      <text:p text:style-name="P2">Fetching without tags</text:p>
      <text:p text:style-name="P2">Fetching upstream changes from git@git.onespan.com:saa/dealflo-cicd-lib.git</text:p>
      <text:p text:style-name="P3"><text:s/><text:span text:style-name="T1">&gt; git --version # timeout=10</text:span></text:p>
      <text:p text:style-name="P3"><text:s/><text:span text:style-name="T1">&gt; git --version # 'git version 1.8.3.1'</text:span></text:p>
      <text:p text:style-name="P2">using GIT_SSH to set credentials Gitlab SSH-Key</text:p>
      <text:p text:style-name="P3"><text:s/><text:span text:style-name="T1">&gt; git fetch --no-tags --progress git@git.onespan.com:saa/dealflo-cicd-lib.git +refs/heads/*:refs/remotes/origin/* # timeout=10</text:span></text:p>
      <text:p text:style-name="P2">Checking out Revision 75e64f43d6703ee3847053e50299b6fd84ba2aac (development)</text:p>
      <text:p text:style-name="P3"><text:s/><text:span text:style-name="T1">&gt; git config core.sparsecheckout # timeout=10</text:span></text:p>
      <text:p text:style-name="P3"><text:s/><text:span text:style-name="T1">&gt; git checkout -f 75e64f43d6703ee3847053e50299b6fd84ba2aac # timeout=10</text:span></text:p>
      <text:p text:style-name="P2">Commit message: "Merge branch 'tiddo-5274-using-cached-helm-version' into 'development'"</text:p>
      <text:p text:style-name="P3"><text:s/><text:span text:style-name="T1">&gt; git rev-list --no-walk 75e64f43d6703ee3847053e50299b6fd84ba2aac # timeout=10</text:span></text:p>
      <text:p text:style-name="P4">[Pipeline] Start of Pipeline</text:p>
      <text:p text:style-name="P4">[Pipeline] properties</text:p>
      <text:p text:style-name="P4">[Pipeline] stage</text:p>
      <text:p text:style-name="P4">[Pipeline] { (Deployment to tid_eu_dev (OPENSHIFT))</text:p>
      <text:p text:style-name="P4">[Pipeline] node</text:p>
      <text:p text:style-name="P5"><text:span text:style-name="T3">Running on </text:span><text:a xlink:type="simple" xlink:href="https://jenkins.cias.one/computer/linux-1/" text:style-name="Internet_20_link" text:visited-style-name="Visited_20_Internet_20_Link"><text:span text:style-name="T4">linux-1</text:span></text:a><text:span text:style-name="T3"> in /var/lib/jenkins/workspace/Dealflo_deployment_development_4</text:span></text:p>
      <text:p text:style-name="P4">[Pipeline] {</text:p>
      <text:p text:style-name="P4">[Pipeline] sh</text:p>
      <text:p text:style-name="P2"><text:soft-page-break/>+ echo /var/lib/jenkins/workspace/Dealflo_deployment_development_4/.kube-1459/config</text:p>
      <text:p text:style-name="P4">[Pipeline] withEnv</text:p>
      <text:p text:style-name="P4">[Pipeline] {</text:p>
      <text:p text:style-name="P4">[Pipeline] echo</text:p>
      <text:p text:style-name="P2">Logging into the target environment "tid_eu_dev"</text:p>
      <text:p text:style-name="P4">[Pipeline] echo</text:p>
      <text:p text:style-name="P2">Config directory: ${KUBECONFIG}</text:p>
      <text:p text:style-name="P4">[Pipeline] sh</text:p>
      <text:p text:style-name="P2">+ env</text:p>
      <text:p text:style-name="P2">+ grep KUBECONFIG</text:p>
      <text:p text:style-name="P2">KUBECONFIG=/var/lib/jenkins/workspace/Dealflo_deployment_development_4/.kube-1459/config</text:p>
      <text:p text:style-name="P4">[Pipeline] sh</text:p>
      <text:p text:style-name="P2">+ docker run --rm -v /var/lib/jenkins/workspace/Dealflo_deployment_development_4:/mnt ubuntu:16.04 rm -rf /mnt/.kube-1459 /mnt/.helm-1459</text:p>
      <text:p text:style-name="P4">[Pipeline] sh</text:p>
      <text:p text:style-name="P2">+ mkdir -p /var/lib/jenkins/workspace/Dealflo_deployment_development_4/.kube-1459 /var/lib/jenkins/workspace/Dealflo_deployment_development_4/.helm-1459</text:p>
      <text:p text:style-name="P4">[Pipeline] sh</text:p>
      <text:p text:style-name="P2">+ /var/lib/jenkins/oc-login-dev.sh</text:p>
      <text:p text:style-name="P5"><text:span text:style-name="T3">Logged into "</text:span><text:a xlink:type="simple" xlink:href="https://oso.dev.cias.one:8443/" text:style-name="Internet_20_link" text:visited-style-name="Visited_20_Internet_20_Link"><text:span text:style-name="T4">https://oso.dev.cias.one:8443</text:span></text:a><text:span text:style-name="T3">" as "system:serviceaccount:tid-dev:jenkins" using the token provided.</text:span></text:p>
      <text:p text:style-name="P5"/>
      <text:p text:style-name="P2">You have access to the following projects and can switch between them with 'oc project &lt;projectname&gt;':</text:p>
      <text:p text:style-name="P5"/>
      <text:p text:style-name="P3"><text:s text:c="2"/><text:span text:style-name="T1">* dealflo</text:span></text:p>
      <text:p text:style-name="P3"><text:s text:c="4"/><text:span text:style-name="T1">dealflo-audit</text:span></text:p>
      <text:p text:style-name="P3"><text:s text:c="4"/><text:span text:style-name="T1">tid-dev</text:span></text:p>
      <text:p text:style-name="P3"><text:s text:c="4"/><text:span text:style-name="T1">tid-dev-audit</text:span></text:p>
      <text:p text:style-name="P3"><text:s text:c="4"/><text:span text:style-name="T1">tid-dev-clockwork</text:span></text:p>
      <text:p text:style-name="P3"><text:s text:c="4"/><text:span text:style-name="T1">tid-dev-clockwork-audit</text:span></text:p>
      <text:p text:style-name="P3"><text:s text:c="4"/><text:span text:style-name="T1">tid-dev-clockwork-ias</text:span></text:p>
      <text:p text:style-name="P3"><text:s text:c="4"/><text:span text:style-name="T1">tid-dev-clockwork-risk</text:span></text:p>
      <text:p text:style-name="P3"><text:s text:c="4"/><text:span text:style-name="T1">tid-dev-fido</text:span></text:p>
      <text:p text:style-name="P3"><text:s text:c="4"/><text:span text:style-name="T1">tid-dev-fido-audit</text:span></text:p>
      <text:p text:style-name="P3"><text:s text:c="4"/><text:span text:style-name="T1">tid-dev-fido-ias</text:span></text:p>
      <text:p text:style-name="P3"><text:s text:c="4"/><text:span text:style-name="T1">tid-dev-fido-risk</text:span></text:p>
      <text:p text:style-name="P3"><text:s text:c="4"/><text:span text:style-name="T1">tid-dev-habs</text:span></text:p>
      <text:p text:style-name="P3"><text:s text:c="4"/><text:span text:style-name="T1">tid-dev-habs-audit</text:span></text:p>
      <text:p text:style-name="P3"><text:s text:c="4"/><text:span text:style-name="T1">tid-dev-habs-ias</text:span></text:p>
      <text:p text:style-name="P3"><text:s text:c="4"/><text:span text:style-name="T1">tid-dev-habs-risk</text:span></text:p>
      <text:p text:style-name="P3"><text:s text:c="4"/><text:span text:style-name="T1">tid-dev-ias</text:span></text:p>
      <text:p text:style-name="P3"><text:s text:c="4"/><text:span text:style-name="T1">tid-dev-lava</text:span></text:p>
      <text:p text:style-name="P3"><text:s text:c="4"/><text:span text:style-name="T1">tid-dev-lava-audit</text:span></text:p>
      <text:p text:style-name="P3"><text:s text:c="4"/><text:span text:style-name="T1">tid-dev-lava-ias</text:span></text:p>
      <text:p text:style-name="P3"><text:s text:c="4"/><text:span text:style-name="T1">tid-dev-lava-risk</text:span></text:p>
      <text:p text:style-name="P3"><text:s text:c="4"/><text:span text:style-name="T1">tid-dev-master</text:span></text:p>
      <text:p text:style-name="P3"><text:s text:c="4"/><text:span text:style-name="T1">tid-dev-master-audit</text:span></text:p>
      <text:p text:style-name="P3"><text:s text:c="4"/><text:span text:style-name="T1">tid-dev-master-ias</text:span></text:p>
      <text:p text:style-name="P3"><text:s text:c="4"/><text:span text:style-name="T1">tid-dev-master-risk</text:span></text:p>
      <text:p text:style-name="P3"><text:s text:c="4"/><text:span text:style-name="T1">tid-dev-oas</text:span></text:p>
      <text:p text:style-name="P3"><text:s text:c="4"/><text:span text:style-name="T1">tid-dev-push</text:span></text:p>
      <text:p text:style-name="P3"><text:s text:c="4"/><text:span text:style-name="T1">tid-dev-risk</text:span></text:p>
      <text:p text:style-name="P3"><text:s text:c="4"/><text:span text:style-name="T1">tid-dev-saa-int</text:span></text:p>
      <text:p text:style-name="P3"><text:s text:c="4"/><text:span text:style-name="T1">tid-dev-saa-rc</text:span></text:p>
      <text:p text:style-name="P3"><text:s text:c="4"/><text:span text:style-name="T1">tid-dev-saa-rc-audit</text:span></text:p>
      <text:p text:style-name="P3"><text:soft-page-break/><text:s text:c="4"/><text:span text:style-name="T1">tid-dev-t32</text:span></text:p>
      <text:p text:style-name="P3"><text:s text:c="4"/><text:span text:style-name="T1">tid-dev-t32-audit</text:span></text:p>
      <text:p text:style-name="P3"><text:s text:c="4"/><text:span text:style-name="T1">tid-dev-t32-ias</text:span></text:p>
      <text:p text:style-name="P3"><text:s text:c="4"/><text:span text:style-name="T1">tid-dev-t32-risk</text:span></text:p>
      <text:p text:style-name="P3"><text:s text:c="4"/><text:span text:style-name="T1">tid-dev-teama</text:span></text:p>
      <text:p text:style-name="P3"><text:s text:c="4"/><text:span text:style-name="T1">tid-dev-teama-audit</text:span></text:p>
      <text:p text:style-name="P3"><text:s text:c="4"/><text:span text:style-name="T1">tid-dev-teama-ias</text:span></text:p>
      <text:p text:style-name="P3"><text:s text:c="4"/><text:span text:style-name="T1">tid-dev-teama-risk</text:span></text:p>
      <text:p text:style-name="P3"><text:s text:c="4"/><text:span text:style-name="T1">tid-dev-twente-push</text:span></text:p>
      <text:p text:style-name="P3"><text:s text:c="4"/><text:span text:style-name="T1">tid-int</text:span></text:p>
      <text:p text:style-name="P3"><text:s text:c="4"/><text:span text:style-name="T1">tid-int-audit</text:span></text:p>
      <text:p text:style-name="P3"><text:s text:c="4"/><text:span text:style-name="T1">tid-int-ias</text:span></text:p>
      <text:p text:style-name="P3"><text:s text:c="4"/><text:span text:style-name="T1">tid-int-risk</text:span></text:p>
      <text:p text:style-name="P3"><text:s text:c="4"/><text:span text:style-name="T1">tid-ra</text:span></text:p>
      <text:p text:style-name="P3"><text:s text:c="4"/><text:span text:style-name="T1">tid-ra-cd-risk</text:span></text:p>
      <text:p text:style-name="P3"><text:s text:c="4"/><text:span text:style-name="T1">tid-ra-ias</text:span></text:p>
      <text:p text:style-name="P3"><text:s text:c="4"/><text:span text:style-name="T1">tid-ra-risk</text:span></text:p>
      <text:p text:style-name="P5"/>
      <text:p text:style-name="P2">Using project "dealflo".</text:p>
      <text:p text:style-name="P4">[Pipeline] sh</text:p>
      <text:p text:style-name="P2">+ sed -i 's/\(.*\)server.*/&amp;\n\1insecure-skip-tls-verify: true/g' .kube-1459/config</text:p>
      <text:p text:style-name="P4">[Pipeline] sh</text:p>
      <text:p text:style-name="P2">+ oc project dealflo</text:p>
      <text:p text:style-name="P5"><text:span text:style-name="T3">Already on project "dealflo" on server "</text:span><text:a xlink:type="simple" xlink:href="https://oso.dev.cias.one:8443/" text:style-name="Internet_20_link" text:visited-style-name="Visited_20_Internet_20_Link"><text:span text:style-name="T4">https://oso.dev.cias.one:8443</text:span></text:a><text:span text:style-name="T3">".</text:span></text:p>
      <text:p text:style-name="P4">[Pipeline] sh</text:p>
      <text:p text:style-name="P2">+ oc get deploy</text:p>
      <text:p text:style-name="P2">NAME <text:s text:c="25"/>DESIRED <text:s text:c="2"/>CURRENT <text:s text:c="2"/>UP-TO-DATE <text:s text:c="2"/>AVAILABLE <text:s text:c="2"/>AGE</text:p>
      <text:p text:style-name="P2">eureka <text:s text:c="23"/>0 <text:s text:c="8"/>0 <text:s text:c="8"/>0 <text:s text:c="11"/>0 <text:s text:c="10"/>2y</text:p>
      <text:p text:style-name="P2">json <text:s text:c="25"/>1 <text:s text:c="8"/>1 <text:s text:c="8"/>1 <text:s text:c="11"/>1 <text:s text:c="10"/>6d</text:p>
      <text:p text:style-name="P2">mariadb-prometheus-exporter <text:s text:c="2"/>1 <text:s text:c="8"/>1 <text:s text:c="8"/>1 <text:s text:c="11"/>1 <text:s text:c="10"/>2y</text:p>
      <text:p text:style-name="P2">phpmyadmin <text:s text:c="19"/>1 <text:s text:c="8"/>1 <text:s text:c="8"/>1 <text:s text:c="11"/>1 <text:s text:c="10"/>318d</text:p>
      <text:p text:style-name="P2">saa-adt <text:s text:c="22"/>2 <text:s text:c="8"/>2 <text:s text:c="8"/>2 <text:s text:c="11"/>2 <text:s text:c="10"/>21h</text:p>
      <text:p text:style-name="P2">saa-ath <text:s text:c="22"/>2 <text:s text:c="8"/>2 <text:s text:c="8"/>2 <text:s text:c="11"/>2 <text:s text:c="10"/>21h</text:p>
      <text:p text:style-name="P2">saa-bpm <text:s text:c="22"/>1 <text:s text:c="8"/>1 <text:s text:c="8"/>1 <text:s text:c="11"/>1 <text:s text:c="10"/>21h</text:p>
      <text:p text:style-name="P2">saa-cwf <text:s text:c="22"/>2 <text:s text:c="8"/>2 <text:s text:c="8"/>2 <text:s text:c="11"/>2 <text:s text:c="10"/>21h</text:p>
      <text:p text:style-name="P2">saa-dce <text:s text:c="22"/>2 <text:s text:c="8"/>2 <text:s text:c="8"/>2 <text:s text:c="11"/>2 <text:s text:c="10"/>21h</text:p>
      <text:p text:style-name="P2">saa-evr <text:s text:c="22"/>2 <text:s text:c="8"/>2 <text:s text:c="8"/>2 <text:s text:c="11"/>2 <text:s text:c="10"/>21h</text:p>
      <text:p text:style-name="P2">saa-iwh <text:s text:c="22"/>2 <text:s text:c="8"/>2 <text:s text:c="8"/>2 <text:s text:c="11"/>2 <text:s text:c="10"/>21h</text:p>
      <text:p text:style-name="P2">saa-mock <text:s text:c="21"/>1 <text:s text:c="8"/>1 <text:s text:c="8"/>1 <text:s text:c="11"/>1 <text:s text:c="10"/>21h</text:p>
      <text:p text:style-name="P2">saa-nts <text:s text:c="22"/>2 <text:s text:c="8"/>2 <text:s text:c="8"/>2 <text:s text:c="11"/>2 <text:s text:c="10"/>21h</text:p>
      <text:p text:style-name="P2">saa-pup <text:s text:c="22"/>2 <text:s text:c="8"/>2 <text:s text:c="8"/>2 <text:s text:c="11"/>2 <text:s text:c="10"/>21h</text:p>
      <text:p text:style-name="P2">saa-sbt <text:s text:c="22"/>1 <text:s text:c="8"/>1 <text:s text:c="8"/>1 <text:s text:c="11"/>1 <text:s text:c="10"/>21h</text:p>
      <text:p text:style-name="P2">saa-scc <text:s text:c="22"/>2 <text:s text:c="8"/>2 <text:s text:c="8"/>2 <text:s text:c="11"/>2 <text:s text:c="10"/>21h</text:p>
      <text:p text:style-name="P2">saa-ush <text:s text:c="22"/>2 <text:s text:c="8"/>2 <text:s text:c="8"/>2 <text:s text:c="11"/>2 <text:s text:c="10"/>21h</text:p>
      <text:p text:style-name="P2">saa-ux <text:s text:c="23"/>2 <text:s text:c="8"/>2 <text:s text:c="8"/>2 <text:s text:c="11"/>2 <text:s text:c="10"/>21h</text:p>
      <text:p text:style-name="P2">saa-vhb <text:s text:c="22"/>2 <text:s text:c="8"/>2 <text:s text:c="8"/>2 <text:s text:c="11"/>2 <text:s text:c="10"/>21h</text:p>
      <text:p text:style-name="P2">tiller-deploy <text:s text:c="16"/>1 <text:s text:c="8"/>1 <text:s text:c="8"/>1 <text:s text:c="11"/>1 <text:s text:c="10"/>2y</text:p>
      <text:p text:style-name="P4">[Pipeline] echo</text:p>
      <text:p text:style-name="P2">Will use HELM version images.cias.one/alpine/helm:3.5.2 for environment "tid_eu_dev"</text:p>
      <text:p text:style-name="P4">[Pipeline] echo</text:p>
      <text:p text:style-name="P2">Testing the environment "tid_eu_dev"</text:p>
      <text:p text:style-name="P4">[Pipeline] sh</text:p>
      <text:p text:style-name="P2">+ docker run --rm -v /var/lib/jenkins/workspace/Dealflo_deployment_development_4:/apps -v /var/lib/jenkins/workspace/Dealflo_deployment_development_4/.kube-1459:/root/.kube -v /var/lib/jenkins/workspace/Dealflo_deployment_development_4/.helm-1459:/root/.helm images.cias.one/alpine/helm:3.5.2 version</text:p>
      <text:p text:style-name="P2"><text:soft-page-break/>version.BuildInfo{Version:"v3.5.2", GitCommit:"167aac70832d3a384f65f9745335e9fb40169dc2", GitTreeState:"dirty", GoVersion:"go1.15.7"}</text:p>
      <text:p text:style-name="P4">[Pipeline] sh</text:p>
      <text:p text:style-name="P2">+ kubectl version</text:p>
      <text:p text:style-name="P2">Client Version: version.Info{Major:"1", Minor:"11+", GitVersion:"v1.11.0+d4cacc0", GitCommit:"d4cacc0", GitTreeState:"clean", BuildDate:"2018-10-15T09:45:30Z", GoVersion:"go1.10.2", Compiler:"gc", Platform:"linux/amd64"}</text:p>
      <text:p text:style-name="P2">Server Version: version.Info{Major:"1", Minor:"11+", GitVersion:"v1.11.0+d4cacc0", GitCommit:"d4cacc0", GitTreeState:"clean", BuildDate:"2020-11-11T17:02:50Z", GoVersion:"go1.10.8", Compiler:"gc", Platform:"linux/amd64"}</text:p>
      <text:p text:style-name="P4">[Pipeline] sh</text:p>
      <text:p text:style-name="P2">+ docker run --rm -v /var/lib/jenkins/workspace/Dealflo_deployment_development_4:/apps -v /var/lib/jenkins/workspace/Dealflo_deployment_development_4/.kube-1459:/root/.kube -v /var/lib/jenkins/workspace/Dealflo_deployment_development_4/.helm-1459:/root/.helm images.cias.one/alpine/helm:3.5.2 list</text:p>
      <text:p text:style-name="P2">NAME <text:s text:c="11"/>NAMESPACE <text:s text:c="6"/>REVISION <text:s text:c="7"/>UPDATED <text:s text:c="32"/>STATUS <text:s text:c="9"/>CHART <text:s text:c="18"/>APP VERSION</text:p>
      <text:p text:style-name="P2">saa <text:s text:c="12"/>dealflo <text:s text:c="8"/>4 <text:s text:c="14"/>2021-08-18 20:41:49.395923508 +0000 UTC failed <text:s text:c="9"/>saa-solution-0.1.0 <text:s text:c="5"/>1.16.0 <text:s text:c="4"/></text:p>
      <text:p text:style-name="P2">saa-config-v2 <text:s text:c="2"/>dealflo <text:s text:c="8"/>1 <text:s text:c="14"/>2021-08-18 19:27:46.874541208 +0000 UTC deployed <text:s text:c="7"/>config-loader-0.1.0 <text:s text:c="4"/>1.16.0 <text:s text:c="4"/></text:p>
      <text:p text:style-name="P2">saa-config-v4 <text:s text:c="2"/>dealflo <text:s text:c="8"/>1 <text:s text:c="14"/>2021-08-18 20:44:13.201685721 +0000 UTC deployed <text:s text:c="7"/>config-loader-0.1.0 <text:s text:c="4"/>1.16.0 <text:s text:c="4"/></text:p>
      <text:p text:style-name="P2">saa-db-secrets <text:s/>dealflo <text:s text:c="8"/>1 <text:s text:c="14"/>2020-05-25 13:07:45.256634025 +0000 UTC deployed <text:s text:c="7"/>standalone-secret-0.1.0 <text:s text:c="11"/></text:p>
      <text:p text:style-name="P4">[Pipeline] echo</text:p>
      <text:p text:style-name="P2">Starting standard cluster deployment</text:p>
      <text:p text:style-name="P4">[Pipeline] echo</text:p>
      <text:p text:style-name="P2">Checking out the configmaps for environment "tid_eu_dev"</text:p>
      <text:p text:style-name="P4">[Pipeline] checkout</text:p>
      <text:p text:style-name="P2">using credential 71463459-4767-4f61-9c93-f3e211ae1b4b</text:p>
      <text:p text:style-name="P2">Fetching changes from the remote Git repository</text:p>
      <text:p text:style-name="P3"><text:s/><text:span text:style-name="T1">&gt; git rev-parse --is-inside-work-tree # timeout=10</text:span></text:p>
      <text:p text:style-name="P3"><text:s/><text:span text:style-name="T1">&gt; git config remote.origin.url git@git.onespan.com:saa/cwf-config-repository.git # timeout=10</text:span></text:p>
      <text:p text:style-name="P2">Fetching upstream changes from git@git.onespan.com:saa/cwf-config-repository.git</text:p>
      <text:p text:style-name="P3"><text:s/><text:span text:style-name="T1">&gt; git --version # timeout=10</text:span></text:p>
      <text:p text:style-name="P3"><text:s/><text:span text:style-name="T1">&gt; git --version # 'git version 1.8.3.1'</text:span></text:p>
      <text:p text:style-name="P2">using GIT_SSH to set credentials Gitlab SSH-Key</text:p>
      <text:p text:style-name="P3"><text:s/><text:span text:style-name="T1">&gt; git fetch --tags --progress git@git.onespan.com:saa/cwf-config-repository.git +refs/heads/*:refs/remotes/origin/* # timeout=10</text:span></text:p>
      <text:p text:style-name="P2">Checking out Revision a1e3f8cfb03b48f7a19f79b2d5d18a003192204d (origin/development)</text:p>
      <text:p text:style-name="P2">Commit message: "Merge branch 'saa-11367-update-validation-rules-for-columbia' into 'development'"</text:p>
      <text:p text:style-name="P3"><text:s/><text:span text:style-name="T1">&gt; git rev-parse origin/development^{commit} # timeout=10</text:span></text:p>
      <text:p text:style-name="P3"><text:s/><text:span text:style-name="T1">&gt; git config core.sparsecheckout # timeout=10</text:span></text:p>
      <text:p text:style-name="P3"><text:s/><text:span text:style-name="T1">&gt; git checkout -f a1e3f8cfb03b48f7a19f79b2d5d18a003192204d # timeout=10</text:span></text:p>
      <text:p text:style-name="P3"><text:s/><text:span text:style-name="T1">&gt; git rev-list --no-walk a1e3f8cfb03b48f7a19f79b2d5d18a003192204d # timeout=10</text:span></text:p>
      <text:p text:style-name="P4">[Pipeline] echo</text:p>
      <text:p text:style-name="P2">Deploying Configmaps</text:p>
      <text:p text:style-name="P4">[Pipeline] echo</text:p>
      <text:p text:style-name="P2">Skipping configmap cleaning as we are now using helm 3. Configmaps will be installed as part of saa-solution.</text:p>
      <text:p text:style-name="P4">[Pipeline] echo</text:p>
      <text:p text:style-name="P2">Checking out the helm charts for environment "tid_eu_dev"</text:p>
      <text:p text:style-name="P4">[Pipeline] checkout</text:p>
      <text:p text:style-name="P2">using credential 71463459-4767-4f61-9c93-f3e211ae1b4b</text:p>
      <text:p text:style-name="P2"><text:soft-page-break/>Fetching changes from the remote Git repository</text:p>
      <text:p text:style-name="P2">Checking out Revision f25d74e81412a2ca34dd5c1eebd0faf11f8a0cc2 (origin/development)</text:p>
      <text:p text:style-name="P2">Commit message: "Merge branch 'sa-2617-ux-health-check-dev' into 'development'"</text:p>
      <text:p text:style-name="P3"><text:s/><text:span text:style-name="T1">&gt; git rev-parse --is-inside-work-tree # timeout=10</text:span></text:p>
      <text:p text:style-name="P3"><text:s/><text:span text:style-name="T1">&gt; git config remote.origin.url git@git.onespan.com:saa/cicd-helm-charts.git # timeout=10</text:span></text:p>
      <text:p text:style-name="P2">Fetching upstream changes from git@git.onespan.com:saa/cicd-helm-charts.git</text:p>
      <text:p text:style-name="P3"><text:s/><text:span text:style-name="T1">&gt; git --version # timeout=10</text:span></text:p>
      <text:p text:style-name="P3"><text:s/><text:span text:style-name="T1">&gt; git --version # 'git version 1.8.3.1'</text:span></text:p>
      <text:p text:style-name="P2">using GIT_SSH to set credentials Gitlab SSH-Key</text:p>
      <text:p text:style-name="P3"><text:s/><text:span text:style-name="T1">&gt; git fetch --tags --progress git@git.onespan.com:saa/cicd-helm-charts.git +refs/heads/*:refs/remotes/origin/* # timeout=10</text:span></text:p>
      <text:p text:style-name="P3"><text:s/><text:span text:style-name="T1">&gt; git rev-parse origin/development^{commit} # timeout=10</text:span></text:p>
      <text:p text:style-name="P3"><text:s/><text:span text:style-name="T1">&gt; git config core.sparsecheckout # timeout=10</text:span></text:p>
      <text:p text:style-name="P3"><text:s/><text:span text:style-name="T1">&gt; git checkout -f f25d74e81412a2ca34dd5c1eebd0faf11f8a0cc2 # timeout=10</text:span></text:p>
      <text:p text:style-name="P3"><text:s/><text:span text:style-name="T1">&gt; git rev-list --no-walk f25d74e81412a2ca34dd5c1eebd0faf11f8a0cc2 # timeout=10</text:span></text:p>
      <text:p text:style-name="P4">[Pipeline] echo</text:p>
      <text:p text:style-name="P2">Will use HELM version images.cias.one/alpine/helm:3.5.2 for environment "tid_eu_dev"</text:p>
      <text:p text:style-name="P4">[Pipeline] echo</text:p>
      <text:p text:style-name="P2">DeploymentProvider.groovy - targetEnvironment[tid-eu-dev]</text:p>
      <text:p text:style-name="P4">[Pipeline] echo</text:p>
      <text:p text:style-name="P2">Looking for environment file /home/ospn/env-tid-eu-dev.yaml</text:p>
      <text:p text:style-name="P4">[Pipeline] echo</text:p>
      <text:p text:style-name="P2">Starting HELM Dry Run in environment "tid_eu_dev"</text:p>
      <text:p text:style-name="P4">[Pipeline] withCredentials</text:p>
      <text:p text:style-name="P2">Masking supported pattern matches of $USERNAME or $PASSWORD</text:p>
      <text:p text:style-name="P4">[Pipeline] {</text:p>
      <text:p text:style-name="P4">[Pipeline] sh</text:p>
      <text:p text:style-name="P2">+ docker login -u **** -p **** images.cias.one</text:p>
      <text:p text:style-name="P2">WARNING! Using --password via the CLI is insecure. Use --password-stdin.</text:p>
      <text:p text:style-name="P2">WARNING! Your password will be stored unencrypted in /var/lib/jenkins/.docker/config.json.</text:p>
      <text:p text:style-name="P2">Configure a credential helper to remove this warning. See</text:p>
      <text:p text:style-name="P5"><text:a xlink:type="simple" xlink:href="https://docs.docker.com/engine/reference/commandline/login/#credentials-store" text:style-name="Internet_20_link" text:visited-style-name="Visited_20_Internet_20_Link"><text:span text:style-name="T4">https://docs.docker.com/engine/reference/commandline/login/#credentials-store</text:span></text:a></text:p>
      <text:p text:style-name="P5"/>
      <text:p text:style-name="P2">Login Succeeded</text:p>
      <text:p text:style-name="P4">[Pipeline] echo</text:p>
      <text:p text:style-name="P2">Starting deployer.</text:p>
      <text:p text:style-name="P4">[Pipeline] sh</text:p>
      <text:p text:style-name="P2">+ docker pull images.cias.one/dealflo/saa-derived-secrets-generator-deployer:3.10.0-SNAPSHOT-Build1921</text:p>
      <text:p text:style-name="P2">3.10.0-SNAPSHOT-Build1921: Pulling from dealflo/saa-derived-secrets-generator-deployer</text:p>
      <text:p text:style-name="P2">e1acddbe380c: Already exists</text:p>
      <text:p text:style-name="P2">fe6f7621a0b0: Already exists</text:p>
      <text:p text:style-name="P2">1cee82f3c795: Already exists</text:p>
      <text:p text:style-name="P2">e986740666a2: Already exists</text:p>
      <text:p text:style-name="P2">3fcf649fc234: Already exists</text:p>
      <text:p text:style-name="P2">0bc75000f550: Already exists</text:p>
      <text:p text:style-name="P2">1d288149277e: Already exists</text:p>
      <text:p text:style-name="P2">df419d922142: Already exists</text:p>
      <text:p text:style-name="P2">a8249423bdf9: Pulling fs layer</text:p>
      <text:p text:style-name="P2">882bd2d6f536: Pulling fs layer</text:p>
      <text:p text:style-name="P2">882bd2d6f536: Verifying Checksum</text:p>
      <text:p text:style-name="P2">882bd2d6f536: Download complete</text:p>
      <text:p text:style-name="P2">a8249423bdf9: Verifying Checksum</text:p>
      <text:p text:style-name="P2">a8249423bdf9: Download complete</text:p>
      <text:p text:style-name="P2">a8249423bdf9: Pull complete</text:p>
      <text:p text:style-name="P2"><text:soft-page-break/>882bd2d6f536: Pull complete</text:p>
      <text:p text:style-name="P2">Digest: sha256:63db87b038005f6e066a2f3923a953d4bc0ef43104eb233920a4b21d40037ede</text:p>
      <text:p text:style-name="P2">Status: Downloaded newer image for images.cias.one/dealflo/saa-derived-secrets-generator-deployer:3.10.0-SNAPSHOT-Build1921</text:p>
      <text:p text:style-name="P2">images.cias.one/dealflo/saa-derived-secrets-generator-deployer:3.10.0-SNAPSHOT-Build1921</text:p>
      <text:p text:style-name="P4">[Pipeline] sh</text:p>
      <text:p text:style-name="P2">+ docker run --rm -v /var/lib/jenkins/workspace/Dealflo_deployment_development_4/.kube-1459:/root/.kube --entrypoint /bin/bash images.cias.one/dealflo/saa-derived-secrets-generator-deployer:3.10.0-SNAPSHOT-Build1921 -c 'rm -rf /home/ospn/saa-solution/charts/jmeter-tests &amp;&amp; <text:s/>helm upgrade --install saa /home/ospn/saa-solution <text:s/>--disable-openapi-validation <text:s/>--set global.routeHostDomainSuffix=edge.apps.dev.cias.one --set global.image.tag=3.10.0-SNAPSHOT-Build1921 --set global.image.registry='\''images.cias.one'\'' --set global.image.prefix='\''/dealflo/'\'' --set global.imagePrefixOverride='\''/dealflo/'\'' --set global.imagePullSecrets[0].name=images-cias-one --set global.overrideEnvironment='\''tid-eu-dev'\'' --debug --wait --timeout 900s --values /home/ospn/env-tid-eu-dev.yaml <text:s/>--dry-run '</text:p>
      <text:p text:style-name="P2">history.go:56: [debug] getting history for release saa</text:p>
      <text:p text:style-name="P2">upgrade.go:125: [debug] preparing upgrade for saa</text:p>
      <text:p text:style-name="P2">upgrade.go:133: [debug] performing update for saa</text:p>
      <text:p text:style-name="P2">upgrade.go:296: [debug] dry run for saa</text:p>
      <text:p text:style-name="P2">Release "saa" has been upgraded. Happy Helming!</text:p>
      <text:p text:style-name="P2">NAME: saa</text:p>
      <text:p text:style-name="P2">LAST DEPLOYED: Thu Aug 19 16:20:49 2021</text:p>
      <text:p text:style-name="P2">NAMESPACE: dealflo</text:p>
      <text:p text:style-name="P2">STATUS: pending-upgrade</text:p>
      <text:p text:style-name="P2">REVISION: 5</text:p>
      <text:p text:style-name="P2">TEST SUITE: None</text:p>
      <text:p text:style-name="P2">USER-SUPPLIED VALUES:</text:p>
      <text:p text:style-name="P2">adt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2</text:span></text:p>
      <text:p text:style-name="P2">ath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2</text:span></text:p>
      <text:p text:style-name="P2">bpm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1</text:span></text:p>
      <text:p text:style-name="P2">cwf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360</text:span></text:p>
      <text:p text:style-name="P3"><text:s text:c="4"/><text:span text:style-name="T1">replicaCount: 2</text:span></text:p>
      <text:p text:style-name="P2">dce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2</text:span></text:p>
      <text:p text:style-name="P2">evr:</text:p>
      <text:p text:style-name="P3"><text:s text:c="2"/><text:span text:style-name="T1">microservice:</text:span></text:p>
      <text:p text:style-name="P3"><text:soft-page-break/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2</text:span></text:p>
      <text:p text:style-name="P2">global:</text:p>
      <text:p text:style-name="P3"><text:s text:c="2"/><text:span text:style-name="T1">image:</text:span></text:p>
      <text:p text:style-name="P3"><text:s text:c="4"/><text:span text:style-name="T1">prefix: /dealflo/</text:span></text:p>
      <text:p text:style-name="P3"><text:s text:c="4"/><text:span text:style-name="T1">registry: images.cias.one</text:span></text:p>
      <text:p text:style-name="P3"><text:s text:c="4"/><text:span text:style-name="T1">tag: 3.10.0-SNAPSHOT-Build1921</text:span></text:p>
      <text:p text:style-name="P3"><text:s text:c="2"/><text:span text:style-name="T1">imagePrefixOverride: /dealflo/</text:span></text:p>
      <text:p text:style-name="P3"><text:s text:c="2"/><text:span text:style-name="T1">imagePullSecrets:</text:span></text:p>
      <text:p text:style-name="P3"><text:s text:c="2"/><text:span text:style-name="T1">- name: images-cias-one</text:span></text:p>
      <text:p text:style-name="P3"><text:s text:c="2"/><text:span text:style-name="T1">overrideEnvironment: tid-eu-dev</text:span></text:p>
      <text:p text:style-name="P3"><text:s text:c="2"/><text:span text:style-name="T1">routeHostDomainSuffix: edge.apps.dev.cias.one</text:span></text:p>
      <text:p text:style-name="P2">iwh:</text:p>
      <text:p text:style-name="P3"><text:s text:c="2"/><text:span text:style-name="T1">microservice:</text:span></text:p>
      <text:p text:style-name="P3"><text:s text:c="4"/><text:span text:style-name="T1">replicaCount: 2</text:span></text:p>
      <text:p text:style-name="P2">mock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initialDelaySeconds: 180</text:span></text:p>
      <text:p text:style-name="P3"><text:s text:c="4"/><text:span text:style-name="T1">replicaCount: 1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mock</text:span></text:p>
      <text:p text:style-name="P3"><text:s text:c="8"/><text:span text:style-name="T1">value: /mock</text:span></text:p>
      <text:p text:style-name="P2">nts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360</text:span></text:p>
      <text:p text:style-name="P3"><text:s text:c="4"/><text:span text:style-name="T1">replicaCount: 2</text:span></text:p>
      <text:p text:style-name="P2">pup:</text:p>
      <text:p text:style-name="P3"><text:s text:c="2"/><text:span text:style-name="T1">microservice:</text:span></text:p>
      <text:p text:style-name="P3"><text:s text:c="4"/><text:span text:style-name="T1">replicaCount: 2</text:span></text:p>
      <text:p text:style-name="P2">sbt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240</text:span></text:p>
      <text:p text:style-name="P3"><text:s text:c="4"/><text:span text:style-name="T1">replicaCount: 1</text:span></text:p>
      <text:p text:style-name="P2">scc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initialDelaySeconds: 180</text:span></text:p>
      <text:p text:style-name="P3"><text:s text:c="4"/><text:span text:style-name="T1">replicaCount: 2</text:span></text:p>
      <text:p text:style-name="P2">ush:</text:p>
      <text:p text:style-name="P3"><text:s text:c="2"/><text:span text:style-name="T1">microservice:</text:span></text:p>
      <text:p text:style-name="P3"><text:s text:c="4"/><text:span text:style-name="T1">configMaps:</text:span></text:p>
      <text:p text:style-name="P3"><text:s text:c="4"/><text:span text:style-name="T1">- name: active-domains</text:span></text:p>
      <text:p text:style-name="P3"><text:s text:c="6"/><text:span text:style-name="T1">properties:</text:span></text:p>
      <text:p text:style-name="P3"><text:s text:c="8"/><text:span text:style-name="T1">URL_SHORTENER_ACTIVE_DOMAINS_0_DOMAIN: dealflo.dev.tid.onespan.cloud</text:span></text:p>
      <text:p text:style-name="P5"><text:span text:style-name="T2"><text:s text:c="8"/></text:span><text:span text:style-name="T3">URL_SHORTENER_ACTIVE_DOMAINS_0_EXPIRED_URL: </text:span><text:a xlink:type="simple" xlink:href="https://dealflo.dev.tid.onespan.cloud/onespan/#/expired" text:style-name="Internet_20_link" text:visited-style-name="Visited_20_Internet_20_Link"><text:span text:style-name="T4">https://dealflo.dev.tid.onespan.cloud/onespan/#/expired</text:span></text:a></text:p>
      <text:p text:style-name="P5"><text:span text:style-name="T2"><text:s text:c="8"/></text:span><text:span text:style-name="T3">URL_SHORTENER_ACTIVE_DOMAINS_0_NOT_FOUND_URL: </text:span><text:a xlink:type="simple" xlink:href="https://dealflo.dev.tid.onespan.cloud/onespan/#/not_found" text:style-name="Internet_20_link" text:visited-style-name="Visited_20_Internet_20_Link"><text:span text:style-name="T4">https://dealflo.dev.tid.onespan.cloud/onespan/#/not_found</text:span></text:a></text:p>
      <text:p text:style-name="P3"><text:s text:c="8"/><text:span text:style-name="T1">URL_SHORTENER_ACTIVE_DOMAINS_1_DOMAIN: ford-dealflo.dev.tid.onespan.cloud</text:span></text:p>
      <text:p text:style-name="P5"><text:span text:style-name="T2"><text:s text:c="8"/></text:span><text:span text:style-name="T3">URL_SHORTENER_ACTIVE_DOMAINS_1_EXPIRED_URL: </text:span><text:a xlink:type="simple" xlink:href="https://ford-dealflo.dev.tid.onespan.cloud/ford/#/expired" text:style-name="Internet_20_link" text:visited-style-name="Visited_20_Internet_20_Link"><text:span text:style-name="T4">https://ford-dealflo.dev.tid.onespan.cloud/ford/#/expired</text:span></text:a></text:p>
      <text:p text:style-name="P5"><text:span text:style-name="T2"><text:s text:c="8"/></text:span><text:span text:style-name="T3">URL_SHORTENER_ACTIVE_DOMAINS_1_NOT_FOUND_URL: </text:span><text:a xlink:type="simple" xlink:href="https://ford-dealflo.dev.tid.onespan.cloud/ford/#/not_found" text:style-name="Internet_20_link" text:visited-style-name="Visited_20_Internet_20_Link"><text:span text:style-name="T4">https://ford-dealflo.dev.tid.onespan.cloud/ford/#/not_found</text:span></text:a></text:p>
      <text:p text:style-name="P3"><text:soft-page-break/><text:s text:c="8"/><text:span text:style-name="T1">URL_SHORTENER_ACTIVE_DOMAINS_2_DOMAIN: fordfrance-dealflo.dev.tid.onespan.cloud</text:span></text:p>
      <text:p text:style-name="P5"><text:span text:style-name="T2"><text:s text:c="8"/></text:span><text:span text:style-name="T3">URL_SHORTENER_ACTIVE_DOMAINS_2_EXPIRED_URL: </text:span><text:a xlink:type="simple" xlink:href="https://fordfrance-dealflo.dev.tid.onespan.cloud/fordfrance/#/expired" text:style-name="Internet_20_link" text:visited-style-name="Visited_20_Internet_20_Link"><text:span text:style-name="T4">https://fordfrance-dealflo.dev.tid.onespan.cloud/fordfrance/#/expired</text:span></text:a></text:p>
      <text:p text:style-name="P5"><text:span text:style-name="T2"><text:s text:c="8"/></text:span><text:span text:style-name="T3">URL_SHORTENER_ACTIVE_DOMAINS_2_NOT_FOUND_URL: </text:span><text:a xlink:type="simple" xlink:href="https://fordfrance-dealflo.dev.tid.onespan.cloud/fordfrance/#/not_found" text:style-name="Internet_20_link" text:visited-style-name="Visited_20_Internet_20_Link"><text:span text:style-name="T4">https://fordfrance-dealflo.dev.tid.onespan.cloud/fordfrance/#/not_found</text:span></text:a></text:p>
      <text:p text:style-name="P3"><text:s text:c="8"/><text:span text:style-name="T1">URL_SHORTENER_ACTIVE_DOMAINS_3_DOMAIN: bsc-dealflo.dev.tid.onespan.cloud</text:span></text:p>
      <text:p text:style-name="P5"><text:span text:style-name="T2"><text:s text:c="8"/></text:span><text:span text:style-name="T3">URL_SHORTENER_ACTIVE_DOMAINS_3_EXPIRED_URL: </text:span><text:a xlink:type="simple" xlink:href="https://bsc-dealflo.dev.tid.onespan.cloud/bsc/#/expired" text:style-name="Internet_20_link" text:visited-style-name="Visited_20_Internet_20_Link"><text:span text:style-name="T4">https://bsc-dealflo.dev.tid.onespan.cloud/bsc/#/expired</text:span></text:a></text:p>
      <text:p text:style-name="P5"><text:span text:style-name="T2"><text:s text:c="8"/></text:span><text:span text:style-name="T3">URL_SHORTENER_ACTIVE_DOMAINS_3_NOT_FOUND_URL: </text:span><text:a xlink:type="simple" xlink:href="https://bsc-dealflo.dev.tid.onespan.cloud/bsc/#/not_found" text:style-name="Internet_20_link" text:visited-style-name="Visited_20_Internet_20_Link"><text:span text:style-name="T4">https://bsc-dealflo.dev.tid.onespan.cloud/bsc/#/not_found</text:span></text:a></text:p>
      <text:p text:style-name="P3"><text:s text:c="8"/><text:span text:style-name="T1">URL_SHORTENER_ACTIVE_DOMAINS_4_DOMAIN: clarienbank-dealflo.dev.tid.onespan.cloud</text:span></text:p>
      <text:p text:style-name="P5"><text:span text:style-name="T2"><text:s text:c="8"/></text:span><text:span text:style-name="T3">URL_SHORTENER_ACTIVE_DOMAINS_4_EXPIRED_URL: </text:span><text:a xlink:type="simple" xlink:href="https://clarienbank-dealflo.dev.tid.onespan.cloud/clarien/#/expired" text:style-name="Internet_20_link" text:visited-style-name="Visited_20_Internet_20_Link"><text:span text:style-name="T4">https://clarienbank-dealflo.dev.tid.onespan.cloud/clarien/#/expired</text:span></text:a></text:p>
      <text:p text:style-name="P5"><text:span text:style-name="T2"><text:s text:c="8"/></text:span><text:span text:style-name="T3">URL_SHORTENER_ACTIVE_DOMAINS_4_NOT_FOUND_URL: </text:span><text:a xlink:type="simple" xlink:href="https://clarienbank-dealflo.dev.tid.onespan.cloud/clarien/#/not_found" text:style-name="Internet_20_link" text:visited-style-name="Visited_20_Internet_20_Link"><text:span text:style-name="T4">https://clarienbank-dealflo.dev.tid.onespan.cloud/clarien/#/not_found</text:span></text:a></text:p>
      <text:p text:style-name="P3"><text:s text:c="8"/><text:span text:style-name="T1">URL_SHORTENER_ACTIVE_DOMAINS_5_DOMAIN: renewfinancial-dealflo.dev.tid.onespan.cloud</text:span></text:p>
      <text:p text:style-name="P5"><text:span text:style-name="T2"><text:s text:c="8"/></text:span><text:span text:style-name="T3">URL_SHORTENER_ACTIVE_DOMAINS_5_EXPIRED_URL: </text:span><text:a xlink:type="simple" xlink:href="https://renewfinancial-dealflo.dev.tid.onespan.cloud/renewfinancial/#/expired" text:style-name="Internet_20_link" text:visited-style-name="Visited_20_Internet_20_Link"><text:span text:style-name="T4">https://renewfinancial-dealflo.dev.tid.onespan.cloud/renewfinancial/#/expired</text:span></text:a></text:p>
      <text:p text:style-name="P5"><text:span text:style-name="T2"><text:s text:c="8"/></text:span><text:span text:style-name="T3">URL_SHORTENER_ACTIVE_DOMAINS_5_NOT_FOUND_URL: </text:span><text:a xlink:type="simple" xlink:href="https://renewfinancial-dealflo.dev.tid.onespan.cloud/renewfinancial/#/not_found" text:style-name="Internet_20_link" text:visited-style-name="Visited_20_Internet_20_Link"><text:span text:style-name="T4">https://renewfinancial-dealflo.dev.tid.onespan.cloud/renewfinancial/#/not_found</text:span></text:a></text:p>
      <text:p text:style-name="P3"><text:s text:c="8"/><text:span text:style-name="T1">URL_SHORTENER_ACTIVE_DOMAINS_6_DOMAIN: idvna001-dealflo.dev.tid.onespan.cloud</text:span></text:p>
      <text:p text:style-name="P5"><text:span text:style-name="T2"><text:s text:c="8"/></text:span><text:span text:style-name="T3">URL_SHORTENER_ACTIVE_DOMAINS_6_EXPIRED_URL: </text:span><text:a xlink:type="simple" xlink:href="https://idvna001-dealflo.dev.tid.onespan.cloud/IDVerification/#/expired" text:style-name="Internet_20_link" text:visited-style-name="Visited_20_Internet_20_Link"><text:span text:style-name="T4">https://idvna001-dealflo.dev.tid.onespan.cloud/IDVerification/#/expired</text:span></text:a></text:p>
      <text:p text:style-name="P5"><text:span text:style-name="T2"><text:s text:c="8"/></text:span><text:span text:style-name="T3">URL_SHORTENER_ACTIVE_DOMAINS_6_NOT_FOUND_URL: </text:span><text:a xlink:type="simple" xlink:href="https://idvna001-dealflo.dev.tid.onespan.cloud/IDVerification/#/not_found" text:style-name="Internet_20_link" text:visited-style-name="Visited_20_Internet_20_Link"><text:span text:style-name="T4">https://idvna001-dealflo.dev.tid.onespan.cloud/IDVerification/#/not_found</text:span></text:a></text:p>
      <text:p text:style-name="P3"><text:s text:c="8"/><text:span text:style-name="T1">URL_SHORTENER_ACTIVE_DOMAINS_7_DOMAIN: idvna002-dealflo.dev.tid.onespan.cloud</text:span></text:p>
      <text:p text:style-name="P5"><text:span text:style-name="T2"><text:s text:c="8"/></text:span><text:span text:style-name="T3">URL_SHORTENER_ACTIVE_DOMAINS_7_EXPIRED_URL: </text:span><text:a xlink:type="simple" xlink:href="https://idvna002-dealflo.dev.tid.onespan.cloud/IDVerification/#/expired" text:style-name="Internet_20_link" text:visited-style-name="Visited_20_Internet_20_Link"><text:span text:style-name="T4">https://idvna002-dealflo.dev.tid.onespan.cloud/IDVerification/#/expired</text:span></text:a></text:p>
      <text:p text:style-name="P5"><text:span text:style-name="T2"><text:s text:c="8"/></text:span><text:span text:style-name="T3">URL_SHORTENER_ACTIVE_DOMAINS_7_NOT_FOUND_URL: </text:span><text:a xlink:type="simple" xlink:href="https://idvna002-dealflo.dev.tid.onespan.cloud/IDVerification/#/not_found" text:style-name="Internet_20_link" text:visited-style-name="Visited_20_Internet_20_Link"><text:span text:style-name="T4">https://idvna002-dealflo.dev.tid.onespan.cloud/IDVerification/#/not_found</text:span></text:a></text:p>
      <text:p text:style-name="P3"><text:s text:c="8"/><text:span text:style-name="T1">URL_SHORTENER_ACTIVE_DOMAINS_8_DOMAIN: idvna003-dealflo.dev.tid.onespan.cloud</text:span></text:p>
      <text:p text:style-name="P5"><text:span text:style-name="T2"><text:s text:c="8"/></text:span><text:span text:style-name="T3">URL_SHORTENER_ACTIVE_DOMAINS_8_EXPIRED_URL: </text:span><text:a xlink:type="simple" xlink:href="https://idvna003-dealflo.dev.tid.onespan.cloud/IDVerification/#/expired" text:style-name="Internet_20_link" text:visited-style-name="Visited_20_Internet_20_Link"><text:span text:style-name="T4">https://idvna003-dealflo.dev.tid.onespan.cloud/IDVerification/#/expired</text:span></text:a></text:p>
      <text:p text:style-name="P5"><text:span text:style-name="T2"><text:s text:c="8"/></text:span><text:span text:style-name="T3">URL_SHORTENER_ACTIVE_DOMAINS_8_NOT_FOUND_URL: </text:span><text:a xlink:type="simple" xlink:href="https://idvna003-dealflo.dev.tid.onespan.cloud/IDVerification/#/not_found" text:style-name="Internet_20_link" text:visited-style-name="Visited_20_Internet_20_Link"><text:span text:style-name="T4">https://idvna003-dealflo.dev.tid.onespan.cloud/IDVerification/#/not_found</text:span></text:a></text:p>
      <text:p text:style-name="P3"><text:s text:c="8"/><text:span text:style-name="T1">URL_SHORTENER_ACTIVE_DOMAINS_9_DOMAIN: idvgl001-dealflo.dev.tid.onespan.cloud</text:span></text:p>
      <text:p text:style-name="P5"><text:span text:style-name="T2"><text:s text:c="8"/></text:span><text:span text:style-name="T3">URL_SHORTENER_ACTIVE_DOMAINS_9_EXPIRED_URL: </text:span><text:a xlink:type="simple" xlink:href="https://idvgl001-dealflo.dev.tid.onespan.cloud/IDVerification/#/expired" text:style-name="Internet_20_link" text:visited-style-name="Visited_20_Internet_20_Link"><text:span text:style-name="T4">https://idvgl001-dealflo.dev.tid.onespan.cloud/IDVerification/#/expired</text:span></text:a></text:p>
      <text:p text:style-name="P5"><text:span text:style-name="T2"><text:s text:c="8"/></text:span><text:span text:style-name="T3">URL_SHORTENER_ACTIVE_DOMAINS_9_NOT_FOUND_URL: </text:span><text:a xlink:type="simple" xlink:href="https://idvgl001-dealflo.dev.tid.onespan.cloud/IDVerification/#/not_found" text:style-name="Internet_20_link" text:visited-style-name="Visited_20_Internet_20_Link"><text:span text:style-name="T4">https://idvgl001-dealflo.dev.tid.onespan.cloud/IDVerification/#/not_found</text:span></text:a></text:p>
      <text:p text:style-name="P3"><text:s text:c="8"/><text:span text:style-name="T1">URL_SHORTENER_ACTIVE_DOMAINS_10_DOMAIN: idvgl002-dealflo.dev.tid.onespan.cloud</text:span></text:p>
      <text:p text:style-name="P5"><text:span text:style-name="T2"><text:s text:c="8"/></text:span><text:span text:style-name="T3">URL_SHORTENER_ACTIVE_DOMAINS_10_EXPIRED_URL: </text:span><text:a xlink:type="simple" xlink:href="https://idvgl002-dealflo.dev.tid.onespan.cloud/IDVerification/#/expired" text:style-name="Internet_20_link" text:visited-style-name="Visited_20_Internet_20_Link"><text:span text:style-name="T4">https://idvgl002-dealflo.dev.tid.onespan.cloud/IDVerification/#/expired</text:span></text:a></text:p>
      <text:p text:style-name="P5"><text:span text:style-name="T2"><text:s text:c="8"/></text:span><text:span text:style-name="T3">URL_SHORTENER_ACTIVE_DOMAINS_10_NOT_FOUND_URL: </text:span><text:a xlink:type="simple" xlink:href="https://idvgl002-dealflo.dev.tid.onespan.cloud/IDVerification/#/not_found" text:style-name="Internet_20_link" text:visited-style-name="Visited_20_Internet_20_Link"><text:span text:style-name="T4">https://idvgl002-dealflo.dev.tid.onespan.cloud/IDVerification/#/not_found</text:span></text:a></text:p>
      <text:p text:style-name="P3"><text:s text:c="8"/><text:span text:style-name="T1">URL_SHORTENER_ACTIVE_DOMAINS_11_DOMAIN: idvna004-dealflo.dev.tid.onespan.cloud</text:span></text:p>
      <text:p text:style-name="P5"><text:span text:style-name="T2"><text:s text:c="8"/></text:span><text:span text:style-name="T3">URL_SHORTENER_ACTIVE_DOMAINS_11_EXPIRED_URL: </text:span><text:a xlink:type="simple" xlink:href="https://idvna004-dealflo.dev.tid.onespan.cloud/IDVerification/#/expired" text:style-name="Internet_20_link" text:visited-style-name="Visited_20_Internet_20_Link"><text:span text:style-name="T4">https://idvna004-dealflo.dev.tid.onespan.cloud/IDVerification/#/expired</text:span></text:a></text:p>
      <text:p text:style-name="P5"><text:span text:style-name="T2"><text:s text:c="8"/></text:span><text:span text:style-name="T3">URL_SHORTENER_ACTIVE_DOMAINS_11_NOT_FOUND_URL: </text:span><text:a xlink:type="simple" xlink:href="https://idvna004-dealflo.dev.tid.onespan.cloud/IDVerification/#/not_found" text:style-name="Internet_20_link" text:visited-style-name="Visited_20_Internet_20_Link"><text:span text:style-name="T4">https://idvna004-dealflo.dev.tid.onespan.cloud/IDVerification/#/not_found</text:span></text:a></text:p>
      <text:p text:style-name="P3"><text:soft-page-break/><text:s text:c="8"/><text:span text:style-name="T1">URL_SHORTENER_ACTIVE_SCOPE: url_shortener_create</text:span></text:p>
      <text:p text:style-name="P3"><text:s text:c="4"/><text:span text:style-name="T1">replicaCount: 2</text:span></text:p>
      <text:p text:style-name="P2">ux:</text:p>
      <text:p text:style-name="P3"><text:s text:c="2"/><text:span text:style-name="T1">microservice:</text:span></text:p>
      <text:p text:style-name="P3"><text:s text:c="4"/><text:span text:style-name="T1">replicaCount: 2</text:span></text:p>
      <text:p text:style-name="P2">vhb:</text:p>
      <text:p text:style-name="P3"><text:s text:c="2"/><text:span text:style-name="T1">microservice: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initialDelaySeconds: 180</text:span></text:p>
      <text:p text:style-name="P3"><text:s text:c="4"/><text:span text:style-name="T1">replicaCount: 2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vhub</text:span></text:p>
      <text:p text:style-name="P3"><text:s text:c="8"/><text:span text:style-name="T1">value: /vhub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5"/>
      <text:p text:style-name="P2">COMPUTED VALUES:</text:p>
      <text:p text:style-name="P2">adt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adt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adt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oft-page-break/><text:s text:c="4"/><text:span text:style-name="T1">javaOpts: -Dhttp.keepAlive=false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5120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4096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ath:</text:p>
      <text:p text:style-name="P3"><text:s text:c="2"/><text:span text:style-name="T1">global:</text:span></text:p>
      <text:p text:style-name="P3"><text:soft-page-break/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ath</text:span></text:p>
      <text:p text:style-name="P3"><text:s text:c="4"/><text:span text:style-name="T1">envFrom:</text:span></text:p>
      <text:p text:style-name="P3"><text:s text:c="6"/><text:span text:style-name="T1">configMapsFromApp:</text:span></text:p>
      <text:p text:style-name="P3"><text:s text:c="6"/><text:span text:style-name="T1">- app: ush</text:span></text:p>
      <text:p text:style-name="P3"><text:s text:c="8"/><text:span text:style-name="T1">name: active-domain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ath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oft-page-break/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oauth</text:span></text:p>
      <text:p text:style-name="P3"><text:s text:c="8"/><text:span text:style-name="T1">value: /oauth/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bpm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bpm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oft-page-break/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bpm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 -Doverride.environment=tid-na-uat -Djava.security.egd=file:/dev/./urandom</text:span></text:p>
      <text:p text:style-name="P3"><text:s text:c="6"/><text:span text:style-name="T1">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1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oft-page-break/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brd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brd</text:span></text:p>
      <text:p text:style-name="P3"><text:s text:c="4"/><text:span text:style-name="T1">completions: 1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brd-sc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-Denv=configmaps -Dspring.cloud.config.enabled=false</text:span></text:p>
      <text:p text:style-name="P3"><text:s text:c="4"/><text:span text:style-name="T1">nodeSelector: {}</text:span></text:p>
      <text:p text:style-name="P3"><text:s text:c="4"/><text:span text:style-name="T1">requireDbSecrets: tru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tolerations: []</text:span></text:p>
      <text:p text:style-name="P3"><text:soft-page-break/><text:s text:c="4"/><text:span text:style-name="T1">volumeMounts:</text:span></text:p>
      <text:p text:style-name="P3"><text:s text:c="4"/><text:span text:style-name="T1">- mountPath: /config/</text:span></text:p>
      <text:p text:style-name="P3"><text:s text:c="6"/><text:span text:style-name="T1">name: SERVICE_CONFIG_NAME</text:span></text:p>
      <text:p text:style-name="P3"><text:s text:c="4"/><text:span text:style-name="T1">volumes:</text:span></text:p>
      <text:p text:style-name="P3"><text:s text:c="4"/><text:span text:style-name="T1">- configMap:</text:span></text:p>
      <text:p text:style-name="P3"><text:s text:c="8"/><text:span text:style-name="T1">name: SERVICE_CONFIG_NAME</text:span></text:p>
      <text:p text:style-name="P3"><text:s text:c="6"/><text:span text:style-name="T1">name: SERVICE_CONFIG_NAME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2">cds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cds</text:span></text:p>
      <text:p text:style-name="P3"><text:s text:c="4"/><text:span text:style-name="T1">completions: 1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cds-sc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-Denv=configmaps -Dspring.cloud.config.enabled=false</text:span></text:p>
      <text:p text:style-name="P3"><text:s text:c="4"/><text:span text:style-name="T1">nodeSelector: {}</text:span></text:p>
      <text:p text:style-name="P3"><text:s text:c="4"/><text:span text:style-name="T1">requireDbSecrets: tru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tolerations: []</text:span></text:p>
      <text:p text:style-name="P3"><text:s text:c="4"/><text:span text:style-name="T1">volumeMounts:</text:span></text:p>
      <text:p text:style-name="P3"><text:s text:c="4"/><text:span text:style-name="T1">- mountPath: /config/</text:span></text:p>
      <text:p text:style-name="P3"><text:s text:c="6"/><text:span text:style-name="T1">name: SERVICE_CONFIG_NAME</text:span></text:p>
      <text:p text:style-name="P3"><text:s text:c="4"/><text:span text:style-name="T1">volumes:</text:span></text:p>
      <text:p text:style-name="P3"><text:s text:c="4"/><text:span text:style-name="T1">- configMap:</text:span></text:p>
      <text:p text:style-name="P3"><text:s text:c="8"/><text:span text:style-name="T1">name: SERVICE_CONFIG_NAME</text:span></text:p>
      <text:p text:style-name="P3"><text:s text:c="6"/><text:span text:style-name="T1">name: SERVICE_CONFIG_NAME</text:span></text:p>
      <text:p text:style-name="P3"><text:s text:c="4"/><text:span text:style-name="T1">waitForCwf: false</text:span></text:p>
      <text:p text:style-name="P3"><text:soft-page-break/><text:s text:c="4"/><text:span text:style-name="T1">waitForScc: false</text:span></text:p>
      <text:p text:style-name="P2">cnf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cnf</text:span></text:p>
      <text:p text:style-name="P3"><text:s text:c="4"/><text:span text:style-name="T1">completions: 1</text:span></text:p>
      <text:p text:style-name="P3"><text:s text:c="4"/><text:span text:style-name="T1">env:</text:span></text:p>
      <text:p text:style-name="P3"><text:s text:c="4"/><text:span text:style-name="T1">- name: RELEASE_VERSION</text:span></text:p>
      <text:p text:style-name="P3"><text:s text:c="6"/><text:span text:style-name="T1">value: SERVICE_RELEASE_NAME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cnf-sc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-Denv=configmaps -Dspring.cloud.config.enabled=false -Djava.security.properties=/home/ospn/java_opts.properties</text:span></text:p>
      <text:p text:style-name="P3"><text:s text:c="4"/><text:span text:style-name="T1">nodeSelector: {}</text:span></text:p>
      <text:p text:style-name="P3"><text:s text:c="4"/><text:span text:style-name="T1">requireDbSecrets: tru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tolerations: []</text:span></text:p>
      <text:p text:style-name="P3"><text:s text:c="4"/><text:span text:style-name="T1">volumeMounts:</text:span></text:p>
      <text:p text:style-name="P3"><text:s text:c="4"/><text:span text:style-name="T1">- mountPath: /config/</text:span></text:p>
      <text:p text:style-name="P3"><text:s text:c="6"/><text:span text:style-name="T1">name: SERVICE_CONFIG_NAME</text:span></text:p>
      <text:p text:style-name="P3"><text:s text:c="4"/><text:span text:style-name="T1">volumes:</text:span></text:p>
      <text:p text:style-name="P3"><text:s text:c="4"/><text:span text:style-name="T1">- configMap:</text:span></text:p>
      <text:p text:style-name="P3"><text:s text:c="8"/><text:span text:style-name="T1">name: SERVICE_CONFIG_NAME</text:span></text:p>
      <text:p text:style-name="P3"><text:s text:c="6"/><text:span text:style-name="T1">name: SERVICE_CONFIG_NAME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2">cwf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oft-page-break/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cwf</text:span></text:p>
      <text:p text:style-name="P3"><text:s text:c="4"/><text:span text:style-name="T1">envFrom:</text:span></text:p>
      <text:p text:style-name="P3"><text:s text:c="6"/><text:span text:style-name="T1">configMapsFromApp:</text:span></text:p>
      <text:p text:style-name="P3"><text:s text:c="6"/><text:span text:style-name="T1">- app: ush</text:span></text:p>
      <text:p text:style-name="P3"><text:s text:c="8"/><text:span text:style-name="T1">name: active-domain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cwf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360</text:span></text:p>
      <text:p text:style-name="P3"><text:s text:c="6"/><text:span text:style-name="T1">timeoutSeconds: 10</text:span></text:p>
      <text:p text:style-name="P3"><text:soft-page-break/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quireDerivedSecrets: true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api</text:span></text:p>
      <text:p text:style-name="P3"><text:s text:c="8"/><text:span text:style-name="T1">value: /api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Ath: true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dbu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dbu</text:span></text:p>
      <text:p text:style-name="P3"><text:soft-page-break/><text:s text:c="4"/><text:span text:style-name="T1">completions: 1</text:span></text:p>
      <text:p text:style-name="P3"><text:s text:c="4"/><text:span text:style-name="T1">env:</text:span></text:p>
      <text:p text:style-name="P3"><text:s text:c="4"/><text:span text:style-name="T1">- name: DB_HOST</text:span></text:p>
      <text:p text:style-name="P3"><text:s text:c="6"/><text:span text:style-name="T1">value: mysql</text:span></text:p>
      <text:p text:style-name="P3"><text:s text:c="4"/><text:span text:style-name="T1">- name: DB_PORT</text:span></text:p>
      <text:p text:style-name="P3"><text:s text:c="6"/><text:span text:style-name="T1">value: "3306"</text:span></text:p>
      <text:p text:style-name="P3"><text:s text:c="4"/><text:span text:style-name="T1">- name: INCLUDE_ADMIN_DB</text:span></text:p>
      <text:p text:style-name="P3"><text:s text:c="6"/><text:span text:style-name="T1">value: "true"</text:span></text:p>
      <text:p text:style-name="P3"><text:s text:c="4"/><text:span text:style-name="T1">- name: DB_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atabase-user</text:span></text:p>
      <text:p text:style-name="P3"><text:s text:c="10"/><text:span text:style-name="T1">name: mysql</text:span></text:p>
      <text:p text:style-name="P3"><text:s text:c="4"/><text:span text:style-name="T1">- name: DB_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atabase-root-password</text:span></text:p>
      <text:p text:style-name="P3"><text:s text:c="10"/><text:span text:style-name="T1">name: mysql</text:span></text:p>
      <text:p text:style-name="P3"><text:s text:c="4"/><text:span text:style-name="T1">- name: DEALFLO_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dealflo</text:span></text:p>
      <text:p text:style-name="P3"><text:s text:c="10"/><text:span text:style-name="T1">name: saa-db-secrets</text:span></text:p>
      <text:p text:style-name="P3"><text:s text:c="4"/><text:span text:style-name="T1">- name: DEALFLO_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dealflo</text:span></text:p>
      <text:p text:style-name="P3"><text:s text:c="10"/><text:span text:style-name="T1">name: saa-db-secrets</text:span></text:p>
      <text:p text:style-name="P3"><text:s text:c="4"/><text:span text:style-name="T1">- name: VHUB_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vhub</text:span></text:p>
      <text:p text:style-name="P3"><text:s text:c="10"/><text:span text:style-name="T1">name: saa-db-secrets</text:span></text:p>
      <text:p text:style-name="P3"><text:s text:c="4"/><text:span text:style-name="T1">- name: VHUB_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vhub</text:span></text:p>
      <text:p text:style-name="P3"><text:s text:c="10"/><text:span text:style-name="T1">name: saa-db-secrets</text:span></text:p>
      <text:p text:style-name="P3"><text:s text:c="4"/><text:span text:style-name="T1">- name: URL_SHORTENER_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url-shortener</text:span></text:p>
      <text:p text:style-name="P3"><text:s text:c="10"/><text:span text:style-name="T1">name: saa-db-secrets</text:span></text:p>
      <text:p text:style-name="P3"><text:s text:c="4"/><text:span text:style-name="T1">- name: URL_SHORTENER_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url-shortener</text:span></text:p>
      <text:p text:style-name="P3"><text:s text:c="10"/><text:span text:style-name="T1">name: saa-db-secrets</text:span></text:p>
      <text:p text:style-name="P3"><text:s text:c="4"/><text:span text:style-name="T1">- name: FLYWAY_BASELINE_VERSION</text:span></text:p>
      <text:p text:style-name="P3"><text:s text:c="6"/><text:span text:style-name="T1">value: 3.2.3.0</text:span></text:p>
      <text:p text:style-name="P3"><text:s text:c="4"/><text:span text:style-name="T1">- name: FLYWAY_PLACEHOLDERS_DEALFLO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dealflo</text:span></text:p>
      <text:p text:style-name="P3"><text:s text:c="10"/><text:span text:style-name="T1">name: saa-db-secrets</text:span></text:p>
      <text:p text:style-name="P3"><text:s text:c="4"/><text:span text:style-name="T1">- name: FLYWAY_PLACEHOLDERS_DEALFLO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dealflo</text:span></text:p>
      <text:p text:style-name="P3"><text:soft-page-break/><text:s text:c="10"/><text:span text:style-name="T1">name: saa-db-secrets</text:span></text:p>
      <text:p text:style-name="P3"><text:s text:c="4"/><text:span text:style-name="T1">- name: FLYWAY_PLACEHOLDERS_VHUB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vhub</text:span></text:p>
      <text:p text:style-name="P3"><text:s text:c="10"/><text:span text:style-name="T1">name: saa-db-secrets</text:span></text:p>
      <text:p text:style-name="P3"><text:s text:c="4"/><text:span text:style-name="T1">- name: FLYWAY_PLACEHOLDERS_VHUB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vhub</text:span></text:p>
      <text:p text:style-name="P3"><text:s text:c="10"/><text:span text:style-name="T1">name: saa-db-secrets</text:span></text:p>
      <text:p text:style-name="P3"><text:s text:c="4"/><text:span text:style-name="T1">- name: FLYWAY_PLACEHOLDERS_URLSHORTENERUSER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url-shortener</text:span></text:p>
      <text:p text:style-name="P3"><text:s text:c="10"/><text:span text:style-name="T1">name: saa-db-secrets</text:span></text:p>
      <text:p text:style-name="P3"><text:s text:c="4"/><text:span text:style-name="T1">- name: FLYWAY_PLACEHOLDERS_URLSHORTENERPASS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url-shortener</text:span></text:p>
      <text:p text:style-name="P3"><text:s text:c="10"/><text:span text:style-name="T1">name: saa-db-secret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dbu-job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""</text:span></text:p>
      <text:p text:style-name="P3"><text:s text:c="4"/><text:span text:style-name="T1">nodeSelector: {}</text:span></text:p>
      <text:p text:style-name="P3"><text:s text:c="4"/><text:span text:style-name="T1">requireDbSecrets: fals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DBRootUser: true</text:span></text:p>
      <text:p text:style-name="P3"><text:s text:c="4"/><text:span text:style-name="T1">waitForScc: false</text:span></text:p>
      <text:p text:style-name="P2">dce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oft-page-break/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dce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dce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oft-page-break/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5120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4096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evr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evr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evr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oft-page-break/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 -Dsun.net.client.defaultConnectTimeout=20000</text:span></text:p>
      <text:p text:style-name="P3"><text:s text:c="6"/><text:span text:style-name="T1">-Dsun.net.client.defaultReadTimeout=20000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oft-page-break/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global:</text:p>
      <text:p text:style-name="P3"><text:s text:c="2"/><text:span text:style-name="T1">image:</text:span></text:p>
      <text:p text:style-name="P3"><text:s text:c="4"/><text:span text:style-name="T1">prefix: /dealflo/</text:span></text:p>
      <text:p text:style-name="P3"><text:s text:c="4"/><text:span text:style-name="T1">registry: images.cias.one</text:span></text:p>
      <text:p text:style-name="P3"><text:s text:c="4"/><text:span text:style-name="T1">tag: 3.10.0-SNAPSHOT-Build1921</text:span></text:p>
      <text:p text:style-name="P3"><text:s text:c="2"/><text:span text:style-name="T1">imagePrefixOverride: /dealflo/</text:span></text:p>
      <text:p text:style-name="P3"><text:s text:c="2"/><text:span text:style-name="T1">imagePullPolicy: Always</text:span></text:p>
      <text:p text:style-name="P3"><text:s text:c="2"/><text:span text:style-name="T1">imagePullSecrets:</text:span></text:p>
      <text:p text:style-name="P3"><text:s text:c="2"/><text:span text:style-name="T1">- name: images-cias-one</text:span></text:p>
      <text:p text:style-name="P3"><text:s text:c="2"/><text:span text:style-name="T1">overrideEnvironment: tid-eu-dev</text:span></text:p>
      <text:p text:style-name="P3"><text:s text:c="2"/><text:span text:style-name="T1">routeHostDomainSuffix: edge.apps.dev.cias.one</text:span></text:p>
      <text:p text:style-name="P3"><text:s text:c="2"/><text:span text:style-name="T1">useServiceMap: true</text:span></text:p>
      <text:p text:style-name="P2">imagePullSecrets: []</text:p>
      <text:p text:style-name="P2">iwh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iwh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iwh-utl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""</text:span></text:p>
      <text:p text:style-name="P3"><text:s text:c="4"/><text:span text:style-name="T1">k8s:</text:span></text:p>
      <text:p text:style-name="P3"><text:soft-page-break/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startworkflow</text:span></text:p>
      <text:p text:style-name="P3"><text:s text:c="8"/><text:span text:style-name="T1">value: /startworkflow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mock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oft-page-break/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mock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mock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18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oft-page-break/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1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mock</text:span></text:p>
      <text:p text:style-name="P3"><text:s text:c="8"/><text:span text:style-name="T1">value: /mock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nts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nt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oft-page-break/><text:s text:c="4"/><text:span text:style-name="T1">image:</text:span></text:p>
      <text:p text:style-name="P3"><text:s text:c="6"/><text:span text:style-name="T1">name: dfl-nts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36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oft-page-break/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pup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pup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pup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""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oft-page-break/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quireDerivedSecrets: false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5120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4096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2">saa-config-publisher:</text:p>
      <text:p text:style-name="P3"><text:s text:c="2"/><text:span text:style-name="T1">app:</text:span></text:p>
      <text:p text:style-name="P3"><text:s text:c="4"/><text:span text:style-name="T1">name: saa-config-publisher</text:span>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oft-page-break/><text:s text:c="4"/><text:span text:style-name="T1">app:</text:span></text:p>
      <text:p text:style-name="P3"><text:s text:c="6"/><text:span text:style-name="T1">name: saa-config-publisher</text:span></text:p>
      <text:p text:style-name="P3"><text:s text:c="4"/><text:span text:style-name="T1">completions: 1</text:span></text:p>
      <text:p text:style-name="P3"><text:s text:c="4"/><text:span text:style-name="T1">env:</text:span></text:p>
      <text:p text:style-name="P3"><text:s text:c="4"/><text:span text:style-name="T1">- name: NAME_OVERRIDE</text:span></text:p>
      <text:p text:style-name="P3"><text:s text:c="6"/><text:span text:style-name="T1">value: SERVICE_CONFIG_NAME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""</text:span></text:p>
      <text:p text:style-name="P3"><text:s text:c="4"/><text:span text:style-name="T1">nodeSelector: {}</text:span></text:p>
      <text:p text:style-name="P3"><text:s text:c="4"/><text:span text:style-name="T1">requireDbSecrets: fals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6"/><text:span text:style-name="T1">roles:</text:span></text:p>
      <text:p text:style-name="P3"><text:s text:c="6"/><text:span text:style-name="T1">- rules:</text:span></text:p>
      <text:p text:style-name="P3"><text:s text:c="8"/><text:span text:style-name="T1">- apiGroups:</text:span></text:p>
      <text:p text:style-name="P3"><text:s text:c="10"/><text:span text:style-name="T1">- ""</text:span></text:p>
      <text:p text:style-name="P3"><text:s text:c="10"/><text:span text:style-name="T1">resources:</text:span></text:p>
      <text:p text:style-name="P3"><text:s text:c="10"/><text:span text:style-name="T1">- secrets</text:span></text:p>
      <text:p text:style-name="P3"><text:s text:c="10"/><text:span text:style-name="T1">- configmaps</text:span></text:p>
      <text:p text:style-name="P3"><text:s text:c="10"/><text:span text:style-name="T1">verbs:</text:span></text:p>
      <text:p text:style-name="P3"><text:s text:c="10"/><text:span text:style-name="T1">- create</text:span></text:p>
      <text:p text:style-name="P3"><text:s text:c="10"/><text:span text:style-name="T1">- list</text:span></text:p>
      <text:p text:style-name="P3"><text:s text:c="10"/><text:span text:style-name="T1">- get</text:span></text:p>
      <text:p text:style-name="P3"><text:s text:c="10"/><text:span text:style-name="T1">- update</text:span></text:p>
      <text:p text:style-name="P3"><text:s text:c="10"/><text:span text:style-name="T1">- patch</text:span></text:p>
      <text:p text:style-name="P3"><text:s text:c="8"/><text:span text:style-name="T1">suffix: ""</text:span></text:p>
      <text:p text:style-name="P3"><text:s text:c="4"/><text:span text:style-name="T1">tolerations: []</text:span></text:p>
      <text:p text:style-name="P3"><text:s text:c="4"/><text:span text:style-name="T1">useServiceAccount: true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3"><text:s text:c="2"/><text:span text:style-name="T1">serviceAccount:</text:span></text:p>
      <text:p text:style-name="P3"><text:s text:c="4"/><text:span text:style-name="T1">create: true</text:span></text:p>
      <text:p text:style-name="P3"><text:s text:c="4"/><text:span text:style-name="T1">roles:</text:span></text:p>
      <text:p text:style-name="P3"><text:s text:c="4"/><text:span text:style-name="T1">- rules:</text:span></text:p>
      <text:p text:style-name="P3"><text:s text:c="6"/><text:span text:style-name="T1">- apiGroups:</text:span></text:p>
      <text:p text:style-name="P3"><text:s text:c="8"/><text:span text:style-name="T1">- ""</text:span></text:p>
      <text:p text:style-name="P3"><text:s text:c="8"/><text:span text:style-name="T1">resources:</text:span></text:p>
      <text:p text:style-name="P3"><text:s text:c="8"/><text:span text:style-name="T1">- secrets</text:span></text:p>
      <text:p text:style-name="P3"><text:s text:c="8"/><text:span text:style-name="T1">- configmaps</text:span></text:p>
      <text:p text:style-name="P3"><text:s text:c="8"/><text:span text:style-name="T1">verbs:</text:span></text:p>
      <text:p text:style-name="P3"><text:s text:c="8"/><text:span text:style-name="T1">- create</text:span></text:p>
      <text:p text:style-name="P3"><text:soft-page-break/><text:s text:c="8"/><text:span text:style-name="T1">- list</text:span></text:p>
      <text:p text:style-name="P3"><text:s text:c="8"/><text:span text:style-name="T1">- get</text:span></text:p>
      <text:p text:style-name="P3"><text:s text:c="8"/><text:span text:style-name="T1">- update</text:span></text:p>
      <text:p text:style-name="P3"><text:s text:c="8"/><text:span text:style-name="T1">- patch</text:span></text:p>
      <text:p text:style-name="P3"><text:s text:c="6"/><text:span text:style-name="T1">suffix: ""</text:span></text:p>
      <text:p text:style-name="P2">saa-derived-secrets:</text:p>
      <text:p text:style-name="P3"><text:s text:c="2"/><text:span text:style-name="T1">app:</text:span></text:p>
      <text:p text:style-name="P3"><text:s text:c="4"/><text:span text:style-name="T1">name: secrets-generator</text:span>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secrets-generator</text:span></text:p>
      <text:p text:style-name="P3"><text:s text:c="4"/><text:span text:style-name="T1">completions: 1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saa-derived-secrets-generator</text:span></text:p>
      <text:p text:style-name="P3"><text:s text:c="6"/><text:span text:style-name="T1">prefix: /saa/cicd-helm-charts/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""</text:span></text:p>
      <text:p text:style-name="P3"><text:s text:c="4"/><text:span text:style-name="T1">nodeSelector: {}</text:span></text:p>
      <text:p text:style-name="P3"><text:s text:c="4"/><text:span text:style-name="T1">requireDbSecrets: fals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6"/><text:span text:style-name="T1">roles:</text:span></text:p>
      <text:p text:style-name="P3"><text:s text:c="6"/><text:span text:style-name="T1">- rules:</text:span></text:p>
      <text:p text:style-name="P3"><text:s text:c="8"/><text:span text:style-name="T1">- apiGroups:</text:span></text:p>
      <text:p text:style-name="P3"><text:s text:c="10"/><text:span text:style-name="T1">- ""</text:span></text:p>
      <text:p text:style-name="P3"><text:s text:c="10"/><text:span text:style-name="T1">resources:</text:span></text:p>
      <text:p text:style-name="P3"><text:s text:c="10"/><text:span text:style-name="T1">- secrets</text:span></text:p>
      <text:p text:style-name="P3"><text:s text:c="10"/><text:span text:style-name="T1">verbs:</text:span></text:p>
      <text:p text:style-name="P3"><text:s text:c="10"/><text:span text:style-name="T1">- create</text:span></text:p>
      <text:p text:style-name="P3"><text:soft-page-break/><text:s text:c="10"/><text:span text:style-name="T1">- list</text:span></text:p>
      <text:p text:style-name="P3"><text:s text:c="10"/><text:span text:style-name="T1">- get</text:span></text:p>
      <text:p text:style-name="P3"><text:s text:c="10"/><text:span text:style-name="T1">- update</text:span></text:p>
      <text:p text:style-name="P3"><text:s text:c="10"/><text:span text:style-name="T1">- patch</text:span></text:p>
      <text:p text:style-name="P3"><text:s text:c="8"/><text:span text:style-name="T1">suffix: ""</text:span></text:p>
      <text:p text:style-name="P3"><text:s text:c="4"/><text:span text:style-name="T1">skipPlatformSecrets: true</text:span></text:p>
      <text:p text:style-name="P3"><text:s text:c="4"/><text:span text:style-name="T1">tolerations: []</text:span></text:p>
      <text:p text:style-name="P3"><text:s text:c="4"/><text:span text:style-name="T1">useServiceAccount: true</text:span></text:p>
      <text:p text:style-name="P3"><text:s text:c="4"/><text:span text:style-name="T1">waitForAth: false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3"><text:s text:c="2"/><text:span text:style-name="T1">serviceAccount:</text:span></text:p>
      <text:p text:style-name="P3"><text:s text:c="4"/><text:span text:style-name="T1">create: true</text:span></text:p>
      <text:p text:style-name="P3"><text:s text:c="4"/><text:span text:style-name="T1">roles:</text:span></text:p>
      <text:p text:style-name="P3"><text:s text:c="4"/><text:span text:style-name="T1">- rules:</text:span></text:p>
      <text:p text:style-name="P3"><text:s text:c="6"/><text:span text:style-name="T1">- apiGroups:</text:span></text:p>
      <text:p text:style-name="P3"><text:s text:c="8"/><text:span text:style-name="T1">- ""</text:span></text:p>
      <text:p text:style-name="P3"><text:s text:c="8"/><text:span text:style-name="T1">resources:</text:span></text:p>
      <text:p text:style-name="P3"><text:s text:c="8"/><text:span text:style-name="T1">- secrets</text:span></text:p>
      <text:p text:style-name="P3"><text:s text:c="8"/><text:span text:style-name="T1">verbs:</text:span></text:p>
      <text:p text:style-name="P3"><text:s text:c="8"/><text:span text:style-name="T1">- create</text:span></text:p>
      <text:p text:style-name="P3"><text:s text:c="8"/><text:span text:style-name="T1">- list</text:span></text:p>
      <text:p text:style-name="P3"><text:s text:c="8"/><text:span text:style-name="T1">- get</text:span></text:p>
      <text:p text:style-name="P3"><text:s text:c="8"/><text:span text:style-name="T1">- update</text:span></text:p>
      <text:p text:style-name="P3"><text:s text:c="8"/><text:span text:style-name="T1">- patch</text:span></text:p>
      <text:p text:style-name="P3"><text:s text:c="6"/><text:span text:style-name="T1">suffix: ""</text:span></text:p>
      <text:p text:style-name="P2">sbt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sbt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sbt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oft-page-break/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24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1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sfs</text:span></text:p>
      <text:p text:style-name="P3"><text:s text:c="8"/><text:span text:style-name="T1">value: /sfs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oft-page-break/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scc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scc</text:span></text:p>
      <text:p text:style-name="P3"><text:s text:c="4"/><text:span text:style-name="T1">env:</text:span></text:p>
      <text:p text:style-name="P3"><text:s text:c="4"/><text:span text:style-name="T1">- name: RELEASE_VERSION</text:span></text:p>
      <text:p text:style-name="P3"><text:s text:c="6"/><text:span text:style-name="T1">value: SERVICE_RELEASE_NAME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scc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env=configmaps -Ddealflo.sfs.hibernate.hbm2ddl.auto=update -Dspring.cloud.config.label=tid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oft-page-break/><text:s text:c="6"/><text:span text:style-name="T1">httpGet:</text:span></text:p>
      <text:p text:style-name="P3"><text:s text:c="8"/><text:span text:style-name="T1">path: /management/health</text:span></text:p>
      <text:p text:style-name="P3"><text:s text:c="8"/><text:span text:style-name="T1">port: 8888</text:span></text:p>
      <text:p text:style-name="P3"><text:s text:c="6"/><text:span text:style-name="T1">initialDelaySeconds: 18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management/health</text:span></text:p>
      <text:p text:style-name="P3"><text:s text:c="8"/><text:span text:style-name="T1">port: 8888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quireDerivedSecrets: false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1024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management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888</text:span></text:p>
      <text:p text:style-name="P3"><text:s text:c="6"/><text:span text:style-name="T1">internalPort: 8888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volumeMounts:</text:span></text:p>
      <text:p text:style-name="P3"><text:s text:c="4"/><text:span text:style-name="T1">- mountPath: /opt/onespan/webapps/config</text:span></text:p>
      <text:p text:style-name="P3"><text:s text:c="6"/><text:span text:style-name="T1">name: SERVICE_CONFIG_NAME</text:span></text:p>
      <text:p text:style-name="P3"><text:s text:c="4"/><text:span text:style-name="T1">volumes:</text:span></text:p>
      <text:p text:style-name="P3"><text:s text:c="4"/><text:span text:style-name="T1">- configMap:</text:span></text:p>
      <text:p text:style-name="P3"><text:s text:c="8"/><text:span text:style-name="T1">name: SERVICE_CONFIG_NAME</text:span></text:p>
      <text:p text:style-name="P3"><text:s text:c="6"/><text:span text:style-name="T1">name: SERVICE_CONFIG_NAME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2">ush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oft-page-break/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ush</text:span></text:p>
      <text:p text:style-name="P3"><text:s text:c="4"/><text:span text:style-name="T1">configMaps:</text:span></text:p>
      <text:p text:style-name="P3"><text:s text:c="4"/><text:span text:style-name="T1">- name: active-domains</text:span></text:p>
      <text:p text:style-name="P3"><text:s text:c="6"/><text:span text:style-name="T1">properties:</text:span></text:p>
      <text:p text:style-name="P3"><text:s text:c="8"/><text:span text:style-name="T1">URL_SHORTENER_ACTIVE_DOMAINS_0_DOMAIN: dealflo.dev.tid.onespan.cloud</text:span></text:p>
      <text:p text:style-name="P5"><text:span text:style-name="T2"><text:s text:c="8"/></text:span><text:span text:style-name="T3">URL_SHORTENER_ACTIVE_DOMAINS_0_EXPIRED_URL: </text:span><text:a xlink:type="simple" xlink:href="https://dealflo.dev.tid.onespan.cloud/onespan/#/expired" text:style-name="Internet_20_link" text:visited-style-name="Visited_20_Internet_20_Link"><text:span text:style-name="T4">https://dealflo.dev.tid.onespan.cloud/onespan/#/expired</text:span></text:a></text:p>
      <text:p text:style-name="P5"><text:span text:style-name="T2"><text:s text:c="8"/></text:span><text:span text:style-name="T3">URL_SHORTENER_ACTIVE_DOMAINS_0_NOT_FOUND_URL: </text:span><text:a xlink:type="simple" xlink:href="https://dealflo.dev.tid.onespan.cloud/onespan/#/not_found" text:style-name="Internet_20_link" text:visited-style-name="Visited_20_Internet_20_Link"><text:span text:style-name="T4">https://dealflo.dev.tid.onespan.cloud/onespan/#/not_found</text:span></text:a></text:p>
      <text:p text:style-name="P3"><text:s text:c="8"/><text:span text:style-name="T1">URL_SHORTENER_ACTIVE_DOMAINS_1_DOMAIN: ford-dealflo.dev.tid.onespan.cloud</text:span></text:p>
      <text:p text:style-name="P5"><text:span text:style-name="T2"><text:s text:c="8"/></text:span><text:span text:style-name="T3">URL_SHORTENER_ACTIVE_DOMAINS_1_EXPIRED_URL: </text:span><text:a xlink:type="simple" xlink:href="https://ford-dealflo.dev.tid.onespan.cloud/ford/#/expired" text:style-name="Internet_20_link" text:visited-style-name="Visited_20_Internet_20_Link"><text:span text:style-name="T4">https://ford-dealflo.dev.tid.onespan.cloud/ford/#/expired</text:span></text:a></text:p>
      <text:p text:style-name="P5"><text:span text:style-name="T2"><text:s text:c="8"/></text:span><text:span text:style-name="T3">URL_SHORTENER_ACTIVE_DOMAINS_1_NOT_FOUND_URL: </text:span><text:a xlink:type="simple" xlink:href="https://ford-dealflo.dev.tid.onespan.cloud/ford/#/not_found" text:style-name="Internet_20_link" text:visited-style-name="Visited_20_Internet_20_Link"><text:span text:style-name="T4">https://ford-dealflo.dev.tid.onespan.cloud/ford/#/not_found</text:span></text:a></text:p>
      <text:p text:style-name="P3"><text:s text:c="8"/><text:span text:style-name="T1">URL_SHORTENER_ACTIVE_DOMAINS_2_DOMAIN: fordfrance-dealflo.dev.tid.onespan.cloud</text:span></text:p>
      <text:p text:style-name="P5"><text:span text:style-name="T2"><text:s text:c="8"/></text:span><text:span text:style-name="T3">URL_SHORTENER_ACTIVE_DOMAINS_2_EXPIRED_URL: </text:span><text:a xlink:type="simple" xlink:href="https://fordfrance-dealflo.dev.tid.onespan.cloud/fordfrance/#/expired" text:style-name="Internet_20_link" text:visited-style-name="Visited_20_Internet_20_Link"><text:span text:style-name="T4">https://fordfrance-dealflo.dev.tid.onespan.cloud/fordfrance/#/expired</text:span></text:a></text:p>
      <text:p text:style-name="P5"><text:span text:style-name="T2"><text:s text:c="8"/></text:span><text:span text:style-name="T3">URL_SHORTENER_ACTIVE_DOMAINS_2_NOT_FOUND_URL: </text:span><text:a xlink:type="simple" xlink:href="https://fordfrance-dealflo.dev.tid.onespan.cloud/fordfrance/#/not_found" text:style-name="Internet_20_link" text:visited-style-name="Visited_20_Internet_20_Link"><text:span text:style-name="T4">https://fordfrance-dealflo.dev.tid.onespan.cloud/fordfrance/#/not_found</text:span></text:a></text:p>
      <text:p text:style-name="P3"><text:s text:c="8"/><text:span text:style-name="T1">URL_SHORTENER_ACTIVE_DOMAINS_3_DOMAIN: bsc-dealflo.dev.tid.onespan.cloud</text:span></text:p>
      <text:p text:style-name="P5"><text:span text:style-name="T2"><text:s text:c="8"/></text:span><text:span text:style-name="T3">URL_SHORTENER_ACTIVE_DOMAINS_3_EXPIRED_URL: </text:span><text:a xlink:type="simple" xlink:href="https://bsc-dealflo.dev.tid.onespan.cloud/bsc/#/expired" text:style-name="Internet_20_link" text:visited-style-name="Visited_20_Internet_20_Link"><text:span text:style-name="T4">https://bsc-dealflo.dev.tid.onespan.cloud/bsc/#/expired</text:span></text:a></text:p>
      <text:p text:style-name="P5"><text:span text:style-name="T2"><text:s text:c="8"/></text:span><text:span text:style-name="T3">URL_SHORTENER_ACTIVE_DOMAINS_3_NOT_FOUND_URL: </text:span><text:a xlink:type="simple" xlink:href="https://bsc-dealflo.dev.tid.onespan.cloud/bsc/#/not_found" text:style-name="Internet_20_link" text:visited-style-name="Visited_20_Internet_20_Link"><text:span text:style-name="T4">https://bsc-dealflo.dev.tid.onespan.cloud/bsc/#/not_found</text:span></text:a></text:p>
      <text:p text:style-name="P3"><text:s text:c="8"/><text:span text:style-name="T1">URL_SHORTENER_ACTIVE_DOMAINS_4_DOMAIN: clarienbank-dealflo.dev.tid.onespan.cloud</text:span></text:p>
      <text:p text:style-name="P5"><text:span text:style-name="T2"><text:s text:c="8"/></text:span><text:span text:style-name="T3">URL_SHORTENER_ACTIVE_DOMAINS_4_EXPIRED_URL: </text:span><text:a xlink:type="simple" xlink:href="https://clarienbank-dealflo.dev.tid.onespan.cloud/clarien/#/expired" text:style-name="Internet_20_link" text:visited-style-name="Visited_20_Internet_20_Link"><text:span text:style-name="T4">https://clarienbank-dealflo.dev.tid.onespan.cloud/clarien/#/expired</text:span></text:a></text:p>
      <text:p text:style-name="P5"><text:span text:style-name="T2"><text:s text:c="8"/></text:span><text:span text:style-name="T3">URL_SHORTENER_ACTIVE_DOMAINS_4_NOT_FOUND_URL: </text:span><text:a xlink:type="simple" xlink:href="https://clarienbank-dealflo.dev.tid.onespan.cloud/clarien/#/not_found" text:style-name="Internet_20_link" text:visited-style-name="Visited_20_Internet_20_Link"><text:span text:style-name="T4">https://clarienbank-dealflo.dev.tid.onespan.cloud/clarien/#/not_found</text:span></text:a></text:p>
      <text:p text:style-name="P3"><text:s text:c="8"/><text:span text:style-name="T1">URL_SHORTENER_ACTIVE_DOMAINS_5_DOMAIN: renewfinancial-dealflo.dev.tid.onespan.cloud</text:span></text:p>
      <text:p text:style-name="P5"><text:span text:style-name="T2"><text:s text:c="8"/></text:span><text:span text:style-name="T3">URL_SHORTENER_ACTIVE_DOMAINS_5_EXPIRED_URL: </text:span><text:a xlink:type="simple" xlink:href="https://renewfinancial-dealflo.dev.tid.onespan.cloud/renewfinancial/#/expired" text:style-name="Internet_20_link" text:visited-style-name="Visited_20_Internet_20_Link"><text:span text:style-name="T4">https://renewfinancial-dealflo.dev.tid.onespan.cloud/renewfinancial/#/expired</text:span></text:a></text:p>
      <text:p text:style-name="P5"><text:span text:style-name="T2"><text:s text:c="8"/></text:span><text:span text:style-name="T3">URL_SHORTENER_ACTIVE_DOMAINS_5_NOT_FOUND_URL: </text:span><text:a xlink:type="simple" xlink:href="https://renewfinancial-dealflo.dev.tid.onespan.cloud/renewfinancial/#/not_found" text:style-name="Internet_20_link" text:visited-style-name="Visited_20_Internet_20_Link"><text:span text:style-name="T4">https://renewfinancial-dealflo.dev.tid.onespan.cloud/renewfinancial/#/not_found</text:span></text:a></text:p>
      <text:p text:style-name="P3"><text:s text:c="8"/><text:span text:style-name="T1">URL_SHORTENER_ACTIVE_DOMAINS_6_DOMAIN: idvna001-dealflo.dev.tid.onespan.cloud</text:span></text:p>
      <text:p text:style-name="P5"><text:span text:style-name="T2"><text:s text:c="8"/></text:span><text:span text:style-name="T3">URL_SHORTENER_ACTIVE_DOMAINS_6_EXPIRED_URL: </text:span><text:a xlink:type="simple" xlink:href="https://idvna001-dealflo.dev.tid.onespan.cloud/IDVerification/#/expired" text:style-name="Internet_20_link" text:visited-style-name="Visited_20_Internet_20_Link"><text:span text:style-name="T4">https://idvna001-dealflo.dev.tid.onespan.cloud/IDVerification/#/expired</text:span></text:a></text:p>
      <text:p text:style-name="P5"><text:span text:style-name="T2"><text:s text:c="8"/></text:span><text:span text:style-name="T3">URL_SHORTENER_ACTIVE_DOMAINS_6_NOT_FOUND_URL: </text:span><text:a xlink:type="simple" xlink:href="https://idvna001-dealflo.dev.tid.onespan.cloud/IDVerification/#/not_found" text:style-name="Internet_20_link" text:visited-style-name="Visited_20_Internet_20_Link"><text:span text:style-name="T4">https://idvna001-dealflo.dev.tid.onespan.cloud/IDVerification/#/not_found</text:span></text:a></text:p>
      <text:p text:style-name="P3"><text:s text:c="8"/><text:span text:style-name="T1">URL_SHORTENER_ACTIVE_DOMAINS_7_DOMAIN: idvna002-dealflo.dev.tid.onespan.cloud</text:span></text:p>
      <text:p text:style-name="P5"><text:span text:style-name="T2"><text:s text:c="8"/></text:span><text:span text:style-name="T3">URL_SHORTENER_ACTIVE_DOMAINS_7_EXPIRED_URL: </text:span><text:a xlink:type="simple" xlink:href="https://idvna002-dealflo.dev.tid.onespan.cloud/IDVerification/#/expired" text:style-name="Internet_20_link" text:visited-style-name="Visited_20_Internet_20_Link"><text:span text:style-name="T4">https://idvna002-dealflo.dev.tid.onespan.cloud/IDVerification/#/expired</text:span></text:a></text:p>
      <text:p text:style-name="P5"><text:span text:style-name="T2"><text:s text:c="8"/></text:span><text:span text:style-name="T3">URL_SHORTENER_ACTIVE_DOMAINS_7_NOT_FOUND_URL: </text:span><text:a xlink:type="simple" xlink:href="https://idvna002-dealflo.dev.tid.onespan.cloud/IDVerification/#/not_found" text:style-name="Internet_20_link" text:visited-style-name="Visited_20_Internet_20_Link"><text:span text:style-name="T4">https://idvna002-dealflo.dev.tid.onespan.cloud/IDVerification/#/not_found</text:span></text:a></text:p>
      <text:p text:style-name="P3"><text:s text:c="8"/><text:span text:style-name="T1">URL_SHORTENER_ACTIVE_DOMAINS_8_DOMAIN: idvna003-dealflo.dev.tid.onespan.cloud</text:span></text:p>
      <text:p text:style-name="P5"><text:soft-page-break/><text:span text:style-name="T2"><text:s text:c="8"/></text:span><text:span text:style-name="T3">URL_SHORTENER_ACTIVE_DOMAINS_8_EXPIRED_URL: </text:span><text:a xlink:type="simple" xlink:href="https://idvna003-dealflo.dev.tid.onespan.cloud/IDVerification/#/expired" text:style-name="Internet_20_link" text:visited-style-name="Visited_20_Internet_20_Link"><text:span text:style-name="T4">https://idvna003-dealflo.dev.tid.onespan.cloud/IDVerification/#/expired</text:span></text:a></text:p>
      <text:p text:style-name="P5"><text:span text:style-name="T2"><text:s text:c="8"/></text:span><text:span text:style-name="T3">URL_SHORTENER_ACTIVE_DOMAINS_8_NOT_FOUND_URL: </text:span><text:a xlink:type="simple" xlink:href="https://idvna003-dealflo.dev.tid.onespan.cloud/IDVerification/#/not_found" text:style-name="Internet_20_link" text:visited-style-name="Visited_20_Internet_20_Link"><text:span text:style-name="T4">https://idvna003-dealflo.dev.tid.onespan.cloud/IDVerification/#/not_found</text:span></text:a></text:p>
      <text:p text:style-name="P3"><text:s text:c="8"/><text:span text:style-name="T1">URL_SHORTENER_ACTIVE_DOMAINS_9_DOMAIN: idvgl001-dealflo.dev.tid.onespan.cloud</text:span></text:p>
      <text:p text:style-name="P5"><text:span text:style-name="T2"><text:s text:c="8"/></text:span><text:span text:style-name="T3">URL_SHORTENER_ACTIVE_DOMAINS_9_EXPIRED_URL: </text:span><text:a xlink:type="simple" xlink:href="https://idvgl001-dealflo.dev.tid.onespan.cloud/IDVerification/#/expired" text:style-name="Internet_20_link" text:visited-style-name="Visited_20_Internet_20_Link"><text:span text:style-name="T4">https://idvgl001-dealflo.dev.tid.onespan.cloud/IDVerification/#/expired</text:span></text:a></text:p>
      <text:p text:style-name="P5"><text:span text:style-name="T2"><text:s text:c="8"/></text:span><text:span text:style-name="T3">URL_SHORTENER_ACTIVE_DOMAINS_9_NOT_FOUND_URL: </text:span><text:a xlink:type="simple" xlink:href="https://idvgl001-dealflo.dev.tid.onespan.cloud/IDVerification/#/not_found" text:style-name="Internet_20_link" text:visited-style-name="Visited_20_Internet_20_Link"><text:span text:style-name="T4">https://idvgl001-dealflo.dev.tid.onespan.cloud/IDVerification/#/not_found</text:span></text:a></text:p>
      <text:p text:style-name="P3"><text:s text:c="8"/><text:span text:style-name="T1">URL_SHORTENER_ACTIVE_DOMAINS_10_DOMAIN: idvgl002-dealflo.dev.tid.onespan.cloud</text:span></text:p>
      <text:p text:style-name="P5"><text:span text:style-name="T2"><text:s text:c="8"/></text:span><text:span text:style-name="T3">URL_SHORTENER_ACTIVE_DOMAINS_10_EXPIRED_URL: </text:span><text:a xlink:type="simple" xlink:href="https://idvgl002-dealflo.dev.tid.onespan.cloud/IDVerification/#/expired" text:style-name="Internet_20_link" text:visited-style-name="Visited_20_Internet_20_Link"><text:span text:style-name="T4">https://idvgl002-dealflo.dev.tid.onespan.cloud/IDVerification/#/expired</text:span></text:a></text:p>
      <text:p text:style-name="P5"><text:span text:style-name="T2"><text:s text:c="8"/></text:span><text:span text:style-name="T3">URL_SHORTENER_ACTIVE_DOMAINS_10_NOT_FOUND_URL: </text:span><text:a xlink:type="simple" xlink:href="https://idvgl002-dealflo.dev.tid.onespan.cloud/IDVerification/#/not_found" text:style-name="Internet_20_link" text:visited-style-name="Visited_20_Internet_20_Link"><text:span text:style-name="T4">https://idvgl002-dealflo.dev.tid.onespan.cloud/IDVerification/#/not_found</text:span></text:a></text:p>
      <text:p text:style-name="P3"><text:s text:c="8"/><text:span text:style-name="T1">URL_SHORTENER_ACTIVE_DOMAINS_11_DOMAIN: idvna004-dealflo.dev.tid.onespan.cloud</text:span></text:p>
      <text:p text:style-name="P5"><text:span text:style-name="T2"><text:s text:c="8"/></text:span><text:span text:style-name="T3">URL_SHORTENER_ACTIVE_DOMAINS_11_EXPIRED_URL: </text:span><text:a xlink:type="simple" xlink:href="https://idvna004-dealflo.dev.tid.onespan.cloud/IDVerification/#/expired" text:style-name="Internet_20_link" text:visited-style-name="Visited_20_Internet_20_Link"><text:span text:style-name="T4">https://idvna004-dealflo.dev.tid.onespan.cloud/IDVerification/#/expired</text:span></text:a></text:p>
      <text:p text:style-name="P5"><text:span text:style-name="T2"><text:s text:c="8"/></text:span><text:span text:style-name="T3">URL_SHORTENER_ACTIVE_DOMAINS_11_NOT_FOUND_URL: </text:span><text:a xlink:type="simple" xlink:href="https://idvna004-dealflo.dev.tid.onespan.cloud/IDVerification/#/not_found" text:style-name="Internet_20_link" text:visited-style-name="Visited_20_Internet_20_Link"><text:span text:style-name="T4">https://idvna004-dealflo.dev.tid.onespan.cloud/IDVerification/#/not_found</text:span></text:a></text:p>
      <text:p text:style-name="P3"><text:s text:c="8"/><text:span text:style-name="T1">URL_SHORTENER_ACTIVE_SCOPE: url_shortener_create</text:span></text:p>
      <text:p text:style-name="P3"><text:s text:c="4"/><text:span text:style-name="T1">env:</text:span></text:p>
      <text:p text:style-name="P3"><text:s text:c="4"/><text:span text:style-name="T1">- name: OVERRIDE_SPRING_DATASOURCE_USERNAME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user-url-shortener</text:span></text:p>
      <text:p text:style-name="P3"><text:s text:c="10"/><text:span text:style-name="T1">name: saa-db-secrets</text:span></text:p>
      <text:p text:style-name="P3"><text:s text:c="4"/><text:span text:style-name="T1">- name: OVERRIDE_SPRING_DATASOURCE_PASSWORD</text:span></text:p>
      <text:p text:style-name="P3"><text:s text:c="6"/><text:span text:style-name="T1">valueFrom:</text:span></text:p>
      <text:p text:style-name="P3"><text:s text:c="8"/><text:span text:style-name="T1">secretKeyRef:</text:span></text:p>
      <text:p text:style-name="P3"><text:s text:c="10"/><text:span text:style-name="T1">key: db-pass-url-shortener</text:span></text:p>
      <text:p text:style-name="P3"><text:s text:c="10"/><text:span text:style-name="T1">name: saa-db-secrets</text:span></text:p>
      <text:p text:style-name="P3"><text:s text:c="4"/><text:span text:style-name="T1">envFrom:</text:span></text:p>
      <text:p text:style-name="P3"><text:s text:c="6"/><text:span text:style-name="T1">configMapsFromApp:</text:span></text:p>
      <text:p text:style-name="P3"><text:s text:c="6"/><text:span text:style-name="T1">- app: ush</text:span></text:p>
      <text:p text:style-name="P3"><text:s text:c="8"/><text:span text:style-name="T1">name: active-domain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osp-ush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oft-page-break/><text:s text:c="6"/><text:span text:style-name="T1">tls: []</text:span></text:p>
      <text:p text:style-name="P3"><text:s text:c="4"/><text:span text:style-name="T1">javaOpts: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default</text:span></text:p>
      <text:p text:style-name="P3"><text:s text:c="8"/><text:span text:style-name="T1">value: /short</text:span></text:p>
      <text:p text:style-name="P3"><text:s text:c="6"/><text:span text:style-name="T1">- name: ford</text:span></text:p>
      <text:p text:style-name="P3"><text:s text:c="8"/><text:span text:style-name="T1">value: /s</text:span></text:p>
      <text:p text:style-name="P3"><text:s text:c="6"/><text:span text:style-name="T1">- name: uni</text:span></text:p>
      <text:p text:style-name="P3"><text:s text:c="8"/><text:span text:style-name="T1">value: /v</text:span></text:p>
      <text:p text:style-name="P3"><text:s text:c="6"/><text:span text:style-name="T1">- name: bsc</text:span></text:p>
      <text:p text:style-name="P3"><text:s text:c="8"/><text:span text:style-name="T1">value: /onboarding</text:span></text:p>
      <text:p text:style-name="P3"><text:s text:c="6"/><text:span text:style-name="T1">- name: clarienbank</text:span></text:p>
      <text:p text:style-name="P3"><text:s text:c="8"/><text:span text:style-name="T1">value: /m</text:span></text:p>
      <text:p text:style-name="P3"><text:s text:c="6"/><text:span text:style-name="T1">- name: idverification</text:span></text:p>
      <text:p text:style-name="P3"><text:s text:c="8"/><text:span text:style-name="T1">value: /IDVerification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oft-page-break/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2">ush-domains-initializer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job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ush-domains-initializer</text:span></text:p>
      <text:p text:style-name="P3"><text:s text:c="4"/><text:span text:style-name="T1">completions: 1</text:span></text:p>
      <text:p text:style-name="P3"><text:s text:c="4"/><text:span text:style-name="T1">envFrom:</text:span></text:p>
      <text:p text:style-name="P3"><text:s text:c="6"/><text:span text:style-name="T1">configMapsFromApp:</text:span></text:p>
      <text:p text:style-name="P3"><text:s text:c="6"/><text:span text:style-name="T1">- app: ush</text:span></text:p>
      <text:p text:style-name="P3"><text:s text:c="8"/><text:span text:style-name="T1">name: active-domains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entrypoint:</text:span></text:p>
      <text:p text:style-name="P3"><text:s text:c="6"/><text:span text:style-name="T1">- urls_initial_domain_setup.sh</text:span></text:p>
      <text:p text:style-name="P3"><text:s text:c="6"/><text:span text:style-name="T1">name: osp-ush-ms</text:span></text:p>
      <text:p text:style-name="P3"><text:s text:c="6"/><text:span text:style-name="T1">pullPolicy: IfNotPresent</text:span></text:p>
      <text:p text:style-name="P3"><text:s text:c="6"/><text:span text:style-name="T1">repository: ""</text:span></text:p>
      <text:p text:style-name="P3"><text:s text:c="4"/><text:span text:style-name="T1">javaOpts: ""</text:span></text:p>
      <text:p text:style-name="P3"><text:s text:c="4"/><text:span text:style-name="T1">nodeSelector: {}</text:span></text:p>
      <text:p text:style-name="P3"><text:s text:c="4"/><text:span text:style-name="T1">requireDbSecrets: true</text:span></text:p>
      <text:p text:style-name="P3"><text:s text:c="4"/><text:span text:style-name="T1">resources: {}</text:span></text:p>
      <text:p text:style-name="P3"><text:s text:c="4"/><text:span text:style-name="T1">saaType: job</text:span></text:p>
      <text:p text:style-name="P3"><text:s text:c="4"/><text:span text:style-name="T1">service:</text:span></text:p>
      <text:p text:style-name="P3"><text:s text:c="6"/><text:span text:style-name="T1">internalport: 8080</text:span></text:p>
      <text:p text:style-name="P3"><text:s text:c="4"/><text:span text:style-name="T1">tolerations: []</text:span></text:p>
      <text:p text:style-name="P3"><text:s text:c="4"/><text:span text:style-name="T1">waitForAth: true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3"><text:soft-page-break/><text:s text:c="4"/><text:span text:style-name="T1">waitForUsh: true</text:span></text:p>
      <text:p text:style-name="P2">ux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ux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ux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""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oft-page-break/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6"/><text:span text:style-name="T1">- name: default</text:span></text:p>
      <text:p text:style-name="P3"><text:s text:c="8"/><text:span text:style-name="T1">value: /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false</text:span></text:p>
      <text:p text:style-name="P2">vhb:</text:p>
      <text:p text:style-name="P3"><text:s text:c="2"/><text:span text:style-name="T1">global:</text:span></text:p>
      <text:p text:style-name="P3"><text:s text:c="4"/><text:span text:style-name="T1">image:</text:span></text:p>
      <text:p text:style-name="P3"><text:s text:c="6"/><text:span text:style-name="T1">prefix: /dealflo/</text:span></text:p>
      <text:p text:style-name="P3"><text:s text:c="6"/><text:span text:style-name="T1">registry: images.cias.one</text:span></text:p>
      <text:p text:style-name="P3"><text:s text:c="6"/><text:span text:style-name="T1">tag: 3.10.0-SNAPSHOT-Build1921</text:span></text:p>
      <text:p text:style-name="P3"><text:s text:c="4"/><text:span text:style-name="T1">imagePrefixOverride: /dealflo/</text:span></text:p>
      <text:p text:style-name="P3"><text:s text:c="4"/><text:span text:style-name="T1">imagePullPolicy: Always</text:span></text:p>
      <text:p text:style-name="P3"><text:s text:c="4"/><text:span text:style-name="T1">imagePullSecrets:</text:span></text:p>
      <text:p text:style-name="P3"><text:s text:c="4"/><text:span text:style-name="T1">- name: images-cias-one</text:span></text:p>
      <text:p text:style-name="P3"><text:s text:c="4"/><text:span text:style-name="T1">overrideEnvironment: tid-eu-dev</text:span></text:p>
      <text:p text:style-name="P3"><text:s text:c="4"/><text:span text:style-name="T1">routeHostDomainSuffix: edge.apps.dev.cias.one</text:span></text:p>
      <text:p text:style-name="P3"><text:s text:c="4"/><text:span text:style-name="T1">useServiceMap: true</text:span></text:p>
      <text:p text:style-name="P3"><text:s text:c="2"/><text:span text:style-name="T1">microservice:</text:span></text:p>
      <text:p text:style-name="P3"><text:s text:c="4"/><text:span text:style-name="T1">affinity: {}</text:span></text:p>
      <text:p text:style-name="P3"><text:s text:c="4"/><text:span text:style-name="T1">app:</text:span></text:p>
      <text:p text:style-name="P3"><text:s text:c="6"/><text:span text:style-name="T1">name: vhb</text:span></text:p>
      <text:p text:style-name="P3"><text:s text:c="4"/><text:span text:style-name="T1">global:</text:span></text:p>
      <text:p text:style-name="P3"><text:s text:c="6"/><text:span text:style-name="T1">image:</text:span></text:p>
      <text:p text:style-name="P3"><text:s text:c="8"/><text:span text:style-name="T1">prefix: /dealflo/</text:span></text:p>
      <text:p text:style-name="P3"><text:soft-page-break/><text:s text:c="8"/><text:span text:style-name="T1">registry: images.cias.one</text:span></text:p>
      <text:p text:style-name="P3"><text:s text:c="8"/><text:span text:style-name="T1">tag: 3.10.0-SNAPSHOT-Build1921</text:span></text:p>
      <text:p text:style-name="P3"><text:s text:c="6"/><text:span text:style-name="T1">imagePrefixOverride: /dealflo/</text:span></text:p>
      <text:p text:style-name="P3"><text:s text:c="6"/><text:span text:style-name="T1">imagePullPolicy: Always</text:span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overrideEnvironment: tid-eu-dev</text:span></text:p>
      <text:p text:style-name="P3"><text:s text:c="6"/><text:span text:style-name="T1">routeHostDomainSuffix: edge.apps.dev.cias.one</text:span></text:p>
      <text:p text:style-name="P3"><text:s text:c="6"/><text:span text:style-name="T1">useServiceMap: true</text:span></text:p>
      <text:p text:style-name="P3"><text:s text:c="4"/><text:span text:style-name="T1">image:</text:span></text:p>
      <text:p text:style-name="P3"><text:s text:c="6"/><text:span text:style-name="T1">name: dfl-vhb-ms</text:span></text:p>
      <text:p text:style-name="P3"><text:s text:c="6"/><text:span text:style-name="T1">pullPolicy: Always</text:span></text:p>
      <text:p text:style-name="P3"><text:s text:c="4"/><text:span text:style-name="T1">ingress:</text:span></text:p>
      <text:p text:style-name="P3"><text:s text:c="6"/><text:span text:style-name="T1">annotations: {}</text:span></text:p>
      <text:p text:style-name="P3"><text:s text:c="6"/><text:span text:style-name="T1">enabled: false</text:span></text:p>
      <text:p text:style-name="P3"><text:s text:c="6"/><text:span text:style-name="T1">hosts:</text:span></text:p>
      <text:p text:style-name="P3"><text:s text:c="6"/><text:span text:style-name="T1">- host: chart-example.local</text:span></text:p>
      <text:p text:style-name="P3"><text:s text:c="8"/><text:span text:style-name="T1">paths: []</text:span></text:p>
      <text:p text:style-name="P3"><text:s text:c="6"/><text:span text:style-name="T1">tls: []</text:span></text:p>
      <text:p text:style-name="P3"><text:s text:c="4"/><text:span text:style-name="T1">javaOpts: -Dhttp.keepAlive=false -Djava.security.properties=/home/ospn/java_opts.properties</text:span></text:p>
      <text:p text:style-name="P3"><text:s text:c="4"/><text:span text:style-name="T1">k8s:</text:span></text:p>
      <text:p text:style-name="P3"><text:s text:c="6"/><text:span text:style-name="T1">podSecurityContext:</text:span></text:p>
      <text:p text:style-name="P3"><text:s text:c="8"/><text:span text:style-name="T1">fsGroup: 2000</text:span></text:p>
      <text:p text:style-name="P3"><text:s text:c="6"/><text:span text:style-name="T1">securityContext:</text:span></text:p>
      <text:p text:style-name="P3"><text:s text:c="8"/><text:span text:style-name="T1">capabilities:</text:span></text:p>
      <text:p text:style-name="P3"><text:s text:c="10"/><text:span text:style-name="T1">drop:</text:span></text:p>
      <text:p text:style-name="P3"><text:s text:c="10"/><text:span text:style-name="T1">- ALL</text:span></text:p>
      <text:p text:style-name="P3"><text:s text:c="8"/><text:span text:style-name="T1">readOnlyRootFilesystem: true</text:span></text:p>
      <text:p text:style-name="P3"><text:s text:c="8"/><text:span text:style-name="T1">runAsNonRoot: true</text:span></text:p>
      <text:p text:style-name="P3"><text:s text:c="8"/><text:span text:style-name="T1">runAsUser: 1000</text:span></text:p>
      <text:p text:style-name="P3"><text:s text:c="4"/><text:span text:style-name="T1">live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180</text:span></text:p>
      <text:p text:style-name="P3"><text:s text:c="6"/><text:span text:style-name="T1">timeoutSeconds: 10</text:span></text:p>
      <text:p text:style-name="P3"><text:s text:c="4"/><text:span text:style-name="T1">nodeSelector: {}</text:span></text:p>
      <text:p text:style-name="P3"><text:s text:c="4"/><text:span text:style-name="T1">podSecurityContext: {}</text:span></text:p>
      <text:p text:style-name="P3"><text:s text:c="4"/><text:span text:style-name="T1">readinessProbe:</text:span></text:p>
      <text:p text:style-name="P3"><text:s text:c="6"/><text:span text:style-name="T1">failureThreshold: 5</text:span></text:p>
      <text:p text:style-name="P3"><text:s text:c="6"/><text:span text:style-name="T1">httpGet:</text:span></text:p>
      <text:p text:style-name="P3"><text:s text:c="8"/><text:span text:style-name="T1">path: /health</text:span></text:p>
      <text:p text:style-name="P3"><text:s text:c="8"/><text:span text:style-name="T1">port: 8080</text:span></text:p>
      <text:p text:style-name="P3"><text:s text:c="6"/><text:span text:style-name="T1">initialDelaySeconds: 60</text:span></text:p>
      <text:p text:style-name="P3"><text:s text:c="6"/><text:span text:style-name="T1">timeoutSeconds: 10</text:span></text:p>
      <text:p text:style-name="P3"><text:s text:c="4"/><text:span text:style-name="T1">replicaCount: 2</text:span></text:p>
      <text:p text:style-name="P3"><text:s text:c="4"/><text:span text:style-name="T1">resources:</text:span></text:p>
      <text:p text:style-name="P3"><text:s text:c="6"/><text:span text:style-name="T1">limits:</text:span></text:p>
      <text:p text:style-name="P3"><text:s text:c="8"/><text:span text:style-name="T1">cpu: 500m</text:span></text:p>
      <text:p text:style-name="P3"><text:s text:c="8"/><text:span text:style-name="T1">memory: 2100Mi</text:span></text:p>
      <text:p text:style-name="P3"><text:s text:c="8"/><text:span text:style-name="T1">memoryInMi: 3072</text:span></text:p>
      <text:p text:style-name="P3"><text:s text:c="6"/><text:span text:style-name="T1">requests:</text:span></text:p>
      <text:p text:style-name="P3"><text:s text:c="8"/><text:span text:style-name="T1">cpu: 300m</text:span></text:p>
      <text:p text:style-name="P3"><text:s text:c="8"/><text:span text:style-name="T1">memory: 2100Mi</text:span></text:p>
      <text:p text:style-name="P3"><text:s text:c="8"/><text:span text:style-name="T1">memoryInMi: 2048</text:span></text:p>
      <text:p text:style-name="P3"><text:s text:c="4"/><text:span text:style-name="T1">route:</text:span></text:p>
      <text:p text:style-name="P3"><text:s text:c="6"/><text:span text:style-name="T1">enabled: false</text:span></text:p>
      <text:p text:style-name="P3"><text:soft-page-break/><text:s text:c="4"/><text:span text:style-name="T1">routes:</text:span></text:p>
      <text:p text:style-name="P3"><text:s text:c="6"/><text:span text:style-name="T1">paths:</text:span></text:p>
      <text:p text:style-name="P3"><text:s text:c="6"/><text:span text:style-name="T1">- name: vhub</text:span></text:p>
      <text:p text:style-name="P3"><text:s text:c="8"/><text:span text:style-name="T1">value: /vhub</text:span></text:p>
      <text:p text:style-name="P3"><text:s text:c="6"/><text:span text:style-name="T1">- name: health</text:span></text:p>
      <text:p text:style-name="P3"><text:s text:c="8"/><text:span text:style-name="T1">type: internal</text:span></text:p>
      <text:p text:style-name="P3"><text:s text:c="8"/><text:span text:style-name="T1">value: /health</text:span></text:p>
      <text:p text:style-name="P3"><text:s text:c="4"/><text:span text:style-name="T1">saaType: ms</text:span></text:p>
      <text:p text:style-name="P3"><text:s text:c="4"/><text:span text:style-name="T1">securityContext: {}</text:span></text:p>
      <text:p text:style-name="P3"><text:s text:c="4"/><text:span text:style-name="T1">service:</text:span></text:p>
      <text:p text:style-name="P3"><text:s text:c="6"/><text:span text:style-name="T1">externalPort: 8080</text:span></text:p>
      <text:p text:style-name="P3"><text:s text:c="6"/><text:span text:style-name="T1">internalPort: 8080</text:span></text:p>
      <text:p text:style-name="P3"><text:s text:c="6"/><text:span text:style-name="T1">name: agreement-automation-microservice</text:span></text:p>
      <text:p text:style-name="P3"><text:s text:c="6"/><text:span text:style-name="T1">type: ClusterIP</text:span></text:p>
      <text:p text:style-name="P3"><text:s text:c="4"/><text:span text:style-name="T1">serviceAccount:</text:span></text:p>
      <text:p text:style-name="P3"><text:s text:c="6"/><text:span text:style-name="T1">create: true</text:span></text:p>
      <text:p text:style-name="P3"><text:s text:c="4"/><text:span text:style-name="T1">tolerations: []</text:span></text:p>
      <text:p text:style-name="P3"><text:s text:c="4"/><text:span text:style-name="T1">waitForCwf: false</text:span></text:p>
      <text:p text:style-name="P3"><text:s text:c="4"/><text:span text:style-name="T1">waitForScc: true</text:span></text:p>
      <text:p text:style-name="P5"/>
      <text:p text:style-name="P2">HOOKS:</text:p>
      <text:p text:style-name="P2">MANIFEST:</text:p>
      <text:p text:style-name="P2">---</text:p>
      <text:p text:style-name="P2"># Source: saa-solution/charts/saa-config-publisher/charts/job/templates/serviceaccount.yaml</text:p>
      <text:p text:style-name="P2">apiVersion: v1</text:p>
      <text:p text:style-name="P2">kind: ServiceAccount</text:p>
      <text:p text:style-name="P2">metadata:</text:p>
      <text:p text:style-name="P3"><text:s text:c="2"/><text:span text:style-name="T1">name: saa-saa-config-publisher</text:span></text:p>
      <text:p text:style-name="P3"><text:s text:c="2"/><text:span text:style-name="T1">labels:</text:span></text:p>
      <text:p text:style-name="P3"><text:s text:c="4"/></text:p>
      <text:p text:style-name="P3"><text:s text:c="4"/><text:span text:style-name="T1">app: "saa-config-publishe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2">---</text:p>
      <text:p text:style-name="P2"># Source: saa-solution/charts/saa-derived-secrets/charts/job/templates/serviceaccount.yaml</text:p>
      <text:p text:style-name="P2">apiVersion: v1</text:p>
      <text:p text:style-name="P2">kind: ServiceAccount</text:p>
      <text:p text:style-name="P2">metadata:</text:p>
      <text:p text:style-name="P3"><text:s text:c="2"/><text:span text:style-name="T1">name: saa-secrets-generator</text:span></text:p>
      <text:p text:style-name="P3"><text:s text:c="2"/><text:span text:style-name="T1">labels:</text:span></text:p>
      <text:p text:style-name="P3"><text:s text:c="4"/></text:p>
      <text:p text:style-name="P3"><text:s text:c="4"/><text:span text:style-name="T1">app: "secrets-generato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2">---</text:p>
      <text:p text:style-name="P2"># Source: saa-solution/charts/ush/charts/microservice/templates/configmaps.yaml</text:p>
      <text:p text:style-name="P2">apiVersion: v1</text:p>
      <text:p text:style-name="P2">kind: ConfigMap</text:p>
      <text:p text:style-name="P2">metadata:</text:p>
      <text:p text:style-name="P3"><text:s text:c="2"/><text:span text:style-name="T1">name: "saa-ush-active-domains"</text:span></text:p>
      <text:p text:style-name="P3"><text:s text:c="2"/><text:span text:style-name="T1">labels:</text:span></text:p>
      <text:p text:style-name="P3"><text:soft-page-break/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data:</text:p>
      <text:p text:style-name="P3"><text:s text:c="4"/><text:span text:style-name="T1">"URL_SHORTENER_ACTIVE_DOMAINS_0_DOMAIN": "dealflo.dev.tid.onespan.cloud"</text:span></text:p>
      <text:p text:style-name="P5"><text:span text:style-name="T2"><text:s text:c="4"/></text:span><text:span text:style-name="T3">"URL_SHORTENER_ACTIVE_DOMAINS_0_EXPIRED_URL": "</text:span><text:a xlink:type="simple" xlink:href="https://dealflo.dev.tid.onespan.cloud/onespan/#/expired" text:style-name="Internet_20_link" text:visited-style-name="Visited_20_Internet_20_Link"><text:span text:style-name="T4">https://dealflo.dev.tid.onespan.cloud/onespan/#/expired</text:span></text:a><text:span text:style-name="T3">"</text:span></text:p>
      <text:p text:style-name="P5"><text:span text:style-name="T2"><text:s text:c="4"/></text:span><text:span text:style-name="T3">"URL_SHORTENER_ACTIVE_DOMAINS_0_NOT_FOUND_URL": "</text:span><text:a xlink:type="simple" xlink:href="https://dealflo.dev.tid.onespan.cloud/onespan/#/not_found" text:style-name="Internet_20_link" text:visited-style-name="Visited_20_Internet_20_Link"><text:span text:style-name="T4">https://dealflo.dev.tid.onespan.cloud/onespan/#/not_found</text:span></text:a><text:span text:style-name="T3">"</text:span></text:p>
      <text:p text:style-name="P3"><text:s text:c="4"/><text:span text:style-name="T1">"URL_SHORTENER_ACTIVE_DOMAINS_10_DOMAIN": "idvgl002-dealflo.dev.tid.onespan.cloud"</text:span></text:p>
      <text:p text:style-name="P5"><text:span text:style-name="T2"><text:s text:c="4"/></text:span><text:span text:style-name="T3">"URL_SHORTENER_ACTIVE_DOMAINS_10_EXPIRED_URL": "</text:span><text:a xlink:type="simple" xlink:href="https://idvgl002-dealflo.dev.tid.onespan.cloud/IDVerification/#/expired" text:style-name="Internet_20_link" text:visited-style-name="Visited_20_Internet_20_Link"><text:span text:style-name="T4">https://idvgl002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10_NOT_FOUND_URL": "</text:span><text:a xlink:type="simple" xlink:href="https://idvgl002-dealflo.dev.tid.onespan.cloud/IDVerification/#/not_found" text:style-name="Internet_20_link" text:visited-style-name="Visited_20_Internet_20_Link"><text:span text:style-name="T4">https://idvgl002-dealflo.dev.tid.onespan.cloud/IDVerification/#/not_found</text:span></text:a><text:span text:style-name="T3">"</text:span></text:p>
      <text:p text:style-name="P3"><text:s text:c="4"/><text:span text:style-name="T1">"URL_SHORTENER_ACTIVE_DOMAINS_11_DOMAIN": "idvna004-dealflo.dev.tid.onespan.cloud"</text:span></text:p>
      <text:p text:style-name="P5"><text:span text:style-name="T2"><text:s text:c="4"/></text:span><text:span text:style-name="T3">"URL_SHORTENER_ACTIVE_DOMAINS_11_EXPIRED_URL": "</text:span><text:a xlink:type="simple" xlink:href="https://idvna004-dealflo.dev.tid.onespan.cloud/IDVerification/#/expired" text:style-name="Internet_20_link" text:visited-style-name="Visited_20_Internet_20_Link"><text:span text:style-name="T4">https://idvna004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11_NOT_FOUND_URL": "</text:span><text:a xlink:type="simple" xlink:href="https://idvna004-dealflo.dev.tid.onespan.cloud/IDVerification/#/not_found" text:style-name="Internet_20_link" text:visited-style-name="Visited_20_Internet_20_Link"><text:span text:style-name="T4">https://idvna004-dealflo.dev.tid.onespan.cloud/IDVerification/#/not_found</text:span></text:a><text:span text:style-name="T3">"</text:span></text:p>
      <text:p text:style-name="P3"><text:s text:c="4"/><text:span text:style-name="T1">"URL_SHORTENER_ACTIVE_DOMAINS_1_DOMAIN": "ford-dealflo.dev.tid.onespan.cloud"</text:span></text:p>
      <text:p text:style-name="P5"><text:span text:style-name="T2"><text:s text:c="4"/></text:span><text:span text:style-name="T3">"URL_SHORTENER_ACTIVE_DOMAINS_1_EXPIRED_URL": "</text:span><text:a xlink:type="simple" xlink:href="https://ford-dealflo.dev.tid.onespan.cloud/ford/#/expired" text:style-name="Internet_20_link" text:visited-style-name="Visited_20_Internet_20_Link"><text:span text:style-name="T4">https://ford-dealflo.dev.tid.onespan.cloud/ford/#/expired</text:span></text:a><text:span text:style-name="T3">"</text:span></text:p>
      <text:p text:style-name="P5"><text:span text:style-name="T2"><text:s text:c="4"/></text:span><text:span text:style-name="T3">"URL_SHORTENER_ACTIVE_DOMAINS_1_NOT_FOUND_URL": "</text:span><text:a xlink:type="simple" xlink:href="https://ford-dealflo.dev.tid.onespan.cloud/ford/#/not_found" text:style-name="Internet_20_link" text:visited-style-name="Visited_20_Internet_20_Link"><text:span text:style-name="T4">https://ford-dealflo.dev.tid.onespan.cloud/ford/#/not_found</text:span></text:a><text:span text:style-name="T3">"</text:span></text:p>
      <text:p text:style-name="P3"><text:s text:c="4"/><text:span text:style-name="T1">"URL_SHORTENER_ACTIVE_DOMAINS_2_DOMAIN": "fordfrance-dealflo.dev.tid.onespan.cloud"</text:span></text:p>
      <text:p text:style-name="P5"><text:span text:style-name="T2"><text:s text:c="4"/></text:span><text:span text:style-name="T3">"URL_SHORTENER_ACTIVE_DOMAINS_2_EXPIRED_URL": "</text:span><text:a xlink:type="simple" xlink:href="https://fordfrance-dealflo.dev.tid.onespan.cloud/fordfrance/#/expired" text:style-name="Internet_20_link" text:visited-style-name="Visited_20_Internet_20_Link"><text:span text:style-name="T4">https://fordfrance-dealflo.dev.tid.onespan.cloud/fordfrance/#/expired</text:span></text:a><text:span text:style-name="T3">"</text:span></text:p>
      <text:p text:style-name="P5"><text:span text:style-name="T2"><text:s text:c="4"/></text:span><text:span text:style-name="T3">"URL_SHORTENER_ACTIVE_DOMAINS_2_NOT_FOUND_URL": "</text:span><text:a xlink:type="simple" xlink:href="https://fordfrance-dealflo.dev.tid.onespan.cloud/fordfrance/#/not_found" text:style-name="Internet_20_link" text:visited-style-name="Visited_20_Internet_20_Link"><text:span text:style-name="T4">https://fordfrance-dealflo.dev.tid.onespan.cloud/fordfrance/#/not_found</text:span></text:a><text:span text:style-name="T3">"</text:span></text:p>
      <text:p text:style-name="P3"><text:s text:c="4"/><text:span text:style-name="T1">"URL_SHORTENER_ACTIVE_DOMAINS_3_DOMAIN": "bsc-dealflo.dev.tid.onespan.cloud"</text:span></text:p>
      <text:p text:style-name="P5"><text:span text:style-name="T2"><text:s text:c="4"/></text:span><text:span text:style-name="T3">"URL_SHORTENER_ACTIVE_DOMAINS_3_EXPIRED_URL": "</text:span><text:a xlink:type="simple" xlink:href="https://bsc-dealflo.dev.tid.onespan.cloud/bsc/#/expired" text:style-name="Internet_20_link" text:visited-style-name="Visited_20_Internet_20_Link"><text:span text:style-name="T4">https://bsc-dealflo.dev.tid.onespan.cloud/bsc/#/expired</text:span></text:a><text:span text:style-name="T3">"</text:span></text:p>
      <text:p text:style-name="P5"><text:span text:style-name="T2"><text:s text:c="4"/></text:span><text:span text:style-name="T3">"URL_SHORTENER_ACTIVE_DOMAINS_3_NOT_FOUND_URL": "</text:span><text:a xlink:type="simple" xlink:href="https://bsc-dealflo.dev.tid.onespan.cloud/bsc/#/not_found" text:style-name="Internet_20_link" text:visited-style-name="Visited_20_Internet_20_Link"><text:span text:style-name="T4">https://bsc-dealflo.dev.tid.onespan.cloud/bsc/#/not_found</text:span></text:a><text:span text:style-name="T3">"</text:span></text:p>
      <text:p text:style-name="P3"><text:s text:c="4"/><text:span text:style-name="T1">"URL_SHORTENER_ACTIVE_DOMAINS_4_DOMAIN": "clarienbank-dealflo.dev.tid.onespan.cloud"</text:span></text:p>
      <text:p text:style-name="P5"><text:span text:style-name="T2"><text:s text:c="4"/></text:span><text:span text:style-name="T3">"URL_SHORTENER_ACTIVE_DOMAINS_4_EXPIRED_URL": "</text:span><text:a xlink:type="simple" xlink:href="https://clarienbank-dealflo.dev.tid.onespan.cloud/clarien/#/expired" text:style-name="Internet_20_link" text:visited-style-name="Visited_20_Internet_20_Link"><text:span text:style-name="T4">https://clarienbank-dealflo.dev.tid.onespan.cloud/clarien/#/expired</text:span></text:a><text:span text:style-name="T3">"</text:span></text:p>
      <text:p text:style-name="P5"><text:span text:style-name="T2"><text:s text:c="4"/></text:span><text:span text:style-name="T3">"URL_SHORTENER_ACTIVE_DOMAINS_4_NOT_FOUND_URL": "</text:span><text:a xlink:type="simple" xlink:href="https://clarienbank-dealflo.dev.tid.onespan.cloud/clarien/#/not_found" text:style-name="Internet_20_link" text:visited-style-name="Visited_20_Internet_20_Link"><text:span text:style-name="T4">https://clarienbank-dealflo.dev.tid.onespan.cloud/clarien/#/not_found</text:span></text:a><text:span text:style-name="T3">"</text:span></text:p>
      <text:p text:style-name="P3"><text:s text:c="4"/><text:span text:style-name="T1">"URL_SHORTENER_ACTIVE_DOMAINS_5_DOMAIN": "renewfinancial-dealflo.dev.tid.onespan.cloud"</text:span></text:p>
      <text:p text:style-name="P5"><text:span text:style-name="T2"><text:s text:c="4"/></text:span><text:span text:style-name="T3">"URL_SHORTENER_ACTIVE_DOMAINS_5_EXPIRED_URL": "</text:span><text:a xlink:type="simple" xlink:href="https://renewfinancial-dealflo.dev.tid.onespan.cloud/renewfinancial/#/expired" text:style-name="Internet_20_link" text:visited-style-name="Visited_20_Internet_20_Link"><text:span text:style-name="T4">https://renewfinancial-dealflo.dev.tid.onespan.cloud/renewfinancial/#/expired</text:span></text:a><text:span text:style-name="T3">"</text:span></text:p>
      <text:p text:style-name="P5"><text:span text:style-name="T2"><text:s text:c="4"/></text:span><text:span text:style-name="T3">"URL_SHORTENER_ACTIVE_DOMAINS_5_NOT_FOUND_URL": "</text:span><text:a xlink:type="simple" xlink:href="https://renewfinancial-dealflo.dev.tid.onespan.cloud/renewfinancial/#/not_found" text:style-name="Internet_20_link" text:visited-style-name="Visited_20_Internet_20_Link"><text:span text:style-name="T4">https://renewfinancial-dealflo.dev.tid.onespan.cloud/renewfinancial/#/not_found</text:span></text:a><text:span text:style-name="T3">"</text:span></text:p>
      <text:p text:style-name="P3"><text:s text:c="4"/><text:span text:style-name="T1">"URL_SHORTENER_ACTIVE_DOMAINS_6_DOMAIN": "idvna001-dealflo.dev.tid.onespan.cloud"</text:span></text:p>
      <text:p text:style-name="P5"><text:span text:style-name="T2"><text:s text:c="4"/></text:span><text:span text:style-name="T3">"URL_SHORTENER_ACTIVE_DOMAINS_6_EXPIRED_URL": "</text:span><text:a xlink:type="simple" xlink:href="https://idvna001-dealflo.dev.tid.onespan.cloud/IDVerification/#/expired" text:style-name="Internet_20_link" text:visited-style-name="Visited_20_Internet_20_Link"><text:span text:style-name="T4">https://idvna001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6_NOT_FOUND_URL": "</text:span><text:a xlink:type="simple" xlink:href="https://idvna001-dealflo.dev.tid.onespan.cloud/IDVerification/#/not_found" text:style-name="Internet_20_link" text:visited-style-name="Visited_20_Internet_20_Link"><text:span text:style-name="T4">https://idvna001-dealflo.dev.tid.onespan.cloud/IDVerification/#/not_found</text:span></text:a><text:span text:style-name="T3">"</text:span></text:p>
      <text:p text:style-name="P3"><text:soft-page-break/><text:s text:c="4"/><text:span text:style-name="T1">"URL_SHORTENER_ACTIVE_DOMAINS_7_DOMAIN": "idvna002-dealflo.dev.tid.onespan.cloud"</text:span></text:p>
      <text:p text:style-name="P5"><text:span text:style-name="T2"><text:s text:c="4"/></text:span><text:span text:style-name="T3">"URL_SHORTENER_ACTIVE_DOMAINS_7_EXPIRED_URL": "</text:span><text:a xlink:type="simple" xlink:href="https://idvna002-dealflo.dev.tid.onespan.cloud/IDVerification/#/expired" text:style-name="Internet_20_link" text:visited-style-name="Visited_20_Internet_20_Link"><text:span text:style-name="T4">https://idvna002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7_NOT_FOUND_URL": "</text:span><text:a xlink:type="simple" xlink:href="https://idvna002-dealflo.dev.tid.onespan.cloud/IDVerification/#/not_found" text:style-name="Internet_20_link" text:visited-style-name="Visited_20_Internet_20_Link"><text:span text:style-name="T4">https://idvna002-dealflo.dev.tid.onespan.cloud/IDVerification/#/not_found</text:span></text:a><text:span text:style-name="T3">"</text:span></text:p>
      <text:p text:style-name="P3"><text:s text:c="4"/><text:span text:style-name="T1">"URL_SHORTENER_ACTIVE_DOMAINS_8_DOMAIN": "idvna003-dealflo.dev.tid.onespan.cloud"</text:span></text:p>
      <text:p text:style-name="P5"><text:span text:style-name="T2"><text:s text:c="4"/></text:span><text:span text:style-name="T3">"URL_SHORTENER_ACTIVE_DOMAINS_8_EXPIRED_URL": "</text:span><text:a xlink:type="simple" xlink:href="https://idvna003-dealflo.dev.tid.onespan.cloud/IDVerification/#/expired" text:style-name="Internet_20_link" text:visited-style-name="Visited_20_Internet_20_Link"><text:span text:style-name="T4">https://idvna003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8_NOT_FOUND_URL": "</text:span><text:a xlink:type="simple" xlink:href="https://idvna003-dealflo.dev.tid.onespan.cloud/IDVerification/#/not_found" text:style-name="Internet_20_link" text:visited-style-name="Visited_20_Internet_20_Link"><text:span text:style-name="T4">https://idvna003-dealflo.dev.tid.onespan.cloud/IDVerification/#/not_found</text:span></text:a><text:span text:style-name="T3">"</text:span></text:p>
      <text:p text:style-name="P3"><text:s text:c="4"/><text:span text:style-name="T1">"URL_SHORTENER_ACTIVE_DOMAINS_9_DOMAIN": "idvgl001-dealflo.dev.tid.onespan.cloud"</text:span></text:p>
      <text:p text:style-name="P5"><text:span text:style-name="T2"><text:s text:c="4"/></text:span><text:span text:style-name="T3">"URL_SHORTENER_ACTIVE_DOMAINS_9_EXPIRED_URL": "</text:span><text:a xlink:type="simple" xlink:href="https://idvgl001-dealflo.dev.tid.onespan.cloud/IDVerification/#/expired" text:style-name="Internet_20_link" text:visited-style-name="Visited_20_Internet_20_Link"><text:span text:style-name="T4">https://idvgl001-dealflo.dev.tid.onespan.cloud/IDVerification/#/expired</text:span></text:a><text:span text:style-name="T3">"</text:span></text:p>
      <text:p text:style-name="P5"><text:span text:style-name="T2"><text:s text:c="4"/></text:span><text:span text:style-name="T3">"URL_SHORTENER_ACTIVE_DOMAINS_9_NOT_FOUND_URL": "</text:span><text:a xlink:type="simple" xlink:href="https://idvgl001-dealflo.dev.tid.onespan.cloud/IDVerification/#/not_found" text:style-name="Internet_20_link" text:visited-style-name="Visited_20_Internet_20_Link"><text:span text:style-name="T4">https://idvgl001-dealflo.dev.tid.onespan.cloud/IDVerification/#/not_found</text:span></text:a><text:span text:style-name="T3">"</text:span></text:p>
      <text:p text:style-name="P3"><text:s text:c="4"/><text:span text:style-name="T1">"URL_SHORTENER_ACTIVE_SCOPE": "url_shortener_create"</text:span></text:p>
      <text:p text:style-name="P2">---</text:p>
      <text:p text:style-name="P2"># Source: saa-solution/templates/servicemap.yaml</text:p>
      <text:p text:style-name="P2">apiVersion: v1</text:p>
      <text:p text:style-name="P2">kind: ConfigMap</text:p>
      <text:p text:style-name="P2">metadata:</text:p>
      <text:p text:style-name="P3"><text:s text:c="2"/><text:span text:style-name="T1">name: "saa-service-map-v5"</text:span></text:p>
      <text:p text:style-name="P3"><text:s text:c="2"/><text:span text:style-name="T1">labels:</text:span></text:p>
      <text:p text:style-name="P3"><text:s text:c="4"/><text:span text:style-name="T1">app: "saa-service-map-v5"</text:span></text:p>
      <text:p text:style-name="P3"><text:s text:c="4"/><text:span text:style-name="T1">chart: "saa-solution-0.1.0"</text:span></text:p>
      <text:p text:style-name="P2">data:</text:p>
      <text:p text:style-name="P3"><text:s text:c="2"/><text:span text:style-name="T1">"OVERRIDE_SERVICE_ADT_HOST": <text:s/>"saa-adt-v5"</text:span></text:p>
      <text:p text:style-name="P3"><text:s text:c="2"/><text:span text:style-name="T1">"OVERRIDE_SERVICE_ATH_HOST": <text:s/>"saa-ath-v5"</text:span></text:p>
      <text:p text:style-name="P3"><text:s text:c="2"/><text:span text:style-name="T1">"OVERRIDE_SERVICE_BPM_HOST": <text:s/>"saa-bpm-v5"</text:span></text:p>
      <text:p text:style-name="P3"><text:s text:c="2"/><text:span text:style-name="T1">"OVERRIDE_SERVICE_CWF_HOST": <text:s/>"saa-cwf-v5"</text:span></text:p>
      <text:p text:style-name="P3"><text:s text:c="2"/><text:span text:style-name="T1">"OVERRIDE_SERVICE_DCE_HOST": <text:s/>"saa-dce-v5"</text:span></text:p>
      <text:p text:style-name="P3"><text:s text:c="2"/><text:span text:style-name="T1">"OVERRIDE_SERVICE_EVP_HOST": <text:s/>"saa-evr-v5"</text:span></text:p>
      <text:p text:style-name="P3"><text:s text:c="2"/><text:span text:style-name="T1">"OVERRIDE_SERVICE_EVR_HOST": <text:s/>"saa-evr-v5"</text:span></text:p>
      <text:p text:style-name="P3"><text:s text:c="2"/><text:span text:style-name="T1">"OVERRIDE_SERVICE_NTS_HOST": <text:s/>"saa-nts-v5"</text:span></text:p>
      <text:p text:style-name="P3"><text:s text:c="2"/><text:span text:style-name="T1">"OVERRIDE_SERVICE_PUP_HOST": <text:s/>"saa-pup-v5"</text:span></text:p>
      <text:p text:style-name="P3"><text:s text:c="2"/><text:span text:style-name="T1">"OVERRIDE_SERVICE_UX_HOST": <text:s text:c="2"/>"saa-ux-v5"</text:span></text:p>
      <text:p text:style-name="P3"><text:s text:c="2"/><text:span text:style-name="T1">"OVERRIDE_SERVICE_VHUB_HOST": "saa-vhb-v5"</text:span></text:p>
      <text:p text:style-name="P3"><text:s text:c="2"/><text:span text:style-name="T1">"OVERRIDE_SERVICE_USH_HOST": "saa-ush-v5"</text:span></text:p>
      <text:p text:style-name="P2">---</text:p>
      <text:p text:style-name="P2"># Source: saa-solution/charts/saa-config-publisher/charts/job/templates/role.yaml</text:p>
      <text:p text:style-name="P2">apiVersion: rbac.authorization.k8s.io/v1</text:p>
      <text:p text:style-name="P2">kind: Role</text:p>
      <text:p text:style-name="P2">metadata:</text:p>
      <text:p text:style-name="P3"><text:s text:c="2"/><text:span text:style-name="T1">name: saa-saa-config-publisher</text:span></text:p>
      <text:p text:style-name="P3"><text:s text:c="2"/><text:span text:style-name="T1">labels:</text:span></text:p>
      <text:p text:style-name="P5"/>
      <text:p text:style-name="P3"><text:s text:c="4"/><text:span text:style-name="T1">app: "saa-config-publishe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rules: </text:p>
      <text:p text:style-name="P3"><text:s text:c="2"/></text:p>
      <text:p text:style-name="P3"><text:s text:c="2"/><text:span text:style-name="T1">- apiGroups:</text:span></text:p>
      <text:p text:style-name="P3"><text:soft-page-break/><text:s text:c="4"/><text:span text:style-name="T1">- ""</text:span></text:p>
      <text:p text:style-name="P3"><text:s text:c="4"/><text:span text:style-name="T1">resources:</text:span></text:p>
      <text:p text:style-name="P3"><text:s text:c="4"/><text:span text:style-name="T1">- secrets</text:span></text:p>
      <text:p text:style-name="P3"><text:s text:c="4"/><text:span text:style-name="T1">- configmaps</text:span></text:p>
      <text:p text:style-name="P3"><text:s text:c="4"/><text:span text:style-name="T1">verbs:</text:span></text:p>
      <text:p text:style-name="P3"><text:s text:c="4"/><text:span text:style-name="T1">- create</text:span></text:p>
      <text:p text:style-name="P3"><text:s text:c="4"/><text:span text:style-name="T1">- list</text:span></text:p>
      <text:p text:style-name="P3"><text:s text:c="4"/><text:span text:style-name="T1">- get</text:span></text:p>
      <text:p text:style-name="P3"><text:s text:c="4"/><text:span text:style-name="T1">- update</text:span></text:p>
      <text:p text:style-name="P3"><text:s text:c="4"/><text:span text:style-name="T1">- patch</text:span></text:p>
      <text:p text:style-name="P2">---</text:p>
      <text:p text:style-name="P2"># Source: saa-solution/charts/saa-derived-secrets/charts/job/templates/role.yaml</text:p>
      <text:p text:style-name="P2">apiVersion: rbac.authorization.k8s.io/v1</text:p>
      <text:p text:style-name="P2">kind: Role</text:p>
      <text:p text:style-name="P2">metadata:</text:p>
      <text:p text:style-name="P3"><text:s text:c="2"/><text:span text:style-name="T1">name: saa-secrets-generator</text:span></text:p>
      <text:p text:style-name="P3"><text:s text:c="2"/><text:span text:style-name="T1">labels:</text:span></text:p>
      <text:p text:style-name="P5"/>
      <text:p text:style-name="P3"><text:s text:c="4"/><text:span text:style-name="T1">app: "secrets-generato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rules: </text:p>
      <text:p text:style-name="P3"><text:s text:c="2"/></text:p>
      <text:p text:style-name="P3"><text:s text:c="2"/><text:span text:style-name="T1">- apiGroups:</text:span></text:p>
      <text:p text:style-name="P3"><text:s text:c="4"/><text:span text:style-name="T1">- ""</text:span></text:p>
      <text:p text:style-name="P3"><text:s text:c="4"/><text:span text:style-name="T1">resources:</text:span></text:p>
      <text:p text:style-name="P3"><text:s text:c="4"/><text:span text:style-name="T1">- secrets</text:span></text:p>
      <text:p text:style-name="P3"><text:s text:c="4"/><text:span text:style-name="T1">verbs:</text:span></text:p>
      <text:p text:style-name="P3"><text:s text:c="4"/><text:span text:style-name="T1">- create</text:span></text:p>
      <text:p text:style-name="P3"><text:s text:c="4"/><text:span text:style-name="T1">- list</text:span></text:p>
      <text:p text:style-name="P3"><text:s text:c="4"/><text:span text:style-name="T1">- get</text:span></text:p>
      <text:p text:style-name="P3"><text:s text:c="4"/><text:span text:style-name="T1">- update</text:span></text:p>
      <text:p text:style-name="P3"><text:s text:c="4"/><text:span text:style-name="T1">- patch</text:span></text:p>
      <text:p text:style-name="P2">---</text:p>
      <text:p text:style-name="P2"># Source: saa-solution/charts/saa-config-publisher/charts/job/templates/rolebinding.yaml</text:p>
      <text:p text:style-name="P2">apiVersion: rbac.authorization.k8s.io/v1</text:p>
      <text:p text:style-name="P2">kind: RoleBinding</text:p>
      <text:p text:style-name="P2">metadata:</text:p>
      <text:p text:style-name="P3"><text:s text:c="2"/><text:span text:style-name="T1">name: saa-saa-config-publisher </text:span></text:p>
      <text:p text:style-name="P3"><text:s text:c="2"/><text:span text:style-name="T1">labels:</text:span></text:p>
      <text:p text:style-name="P5"/>
      <text:p text:style-name="P3"><text:s text:c="4"/><text:span text:style-name="T1">app: "saa-config-publishe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roleRef:</text:p>
      <text:p text:style-name="P3"><text:s text:c="2"/><text:span text:style-name="T1">apiGroup: ""</text:span></text:p>
      <text:p text:style-name="P3"><text:s text:c="2"/><text:span text:style-name="T1">kind: Role</text:span></text:p>
      <text:p text:style-name="P3"><text:s text:c="2"/><text:span text:style-name="T1">name: saa-saa-config-publisher</text:span></text:p>
      <text:p text:style-name="P2">subjects:</text:p>
      <text:p text:style-name="P2">- apiGroup: ""</text:p>
      <text:p text:style-name="P3"><text:soft-page-break/><text:s text:c="2"/><text:span text:style-name="T1">kind: ServiceAccount</text:span></text:p>
      <text:p text:style-name="P3"><text:s text:c="2"/><text:span text:style-name="T1">name: saa-saa-config-publisher</text:span></text:p>
      <text:p text:style-name="P2">---</text:p>
      <text:p text:style-name="P2"># Source: saa-solution/charts/saa-derived-secrets/charts/job/templates/rolebinding.yaml</text:p>
      <text:p text:style-name="P2">apiVersion: rbac.authorization.k8s.io/v1</text:p>
      <text:p text:style-name="P2">kind: RoleBinding</text:p>
      <text:p text:style-name="P2">metadata:</text:p>
      <text:p text:style-name="P3"><text:s text:c="2"/><text:span text:style-name="T1">name: saa-secrets-generator </text:span></text:p>
      <text:p text:style-name="P3"><text:s text:c="2"/><text:span text:style-name="T1">labels:</text:span></text:p>
      <text:p text:style-name="P5"/>
      <text:p text:style-name="P3"><text:s text:c="4"/><text:span text:style-name="T1">app: "secrets-generator"</text:span></text:p>
      <text:p text:style-name="P3"><text:s text:c="4"/><text:span text:style-name="T1">solution: "saa"</text:span></text:p>
      <text:p text:style-name="P3"><text:s text:c="4"/><text:span text:style-name="T1">chart: "job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roleRef:</text:p>
      <text:p text:style-name="P3"><text:s text:c="2"/><text:span text:style-name="T1">apiGroup: ""</text:span></text:p>
      <text:p text:style-name="P3"><text:s text:c="2"/><text:span text:style-name="T1">kind: Role</text:span></text:p>
      <text:p text:style-name="P3"><text:s text:c="2"/><text:span text:style-name="T1">name: saa-secrets-generator</text:span></text:p>
      <text:p text:style-name="P2">subjects:</text:p>
      <text:p text:style-name="P2">- apiGroup: ""</text:p>
      <text:p text:style-name="P3"><text:s text:c="2"/><text:span text:style-name="T1">kind: ServiceAccount</text:span></text:p>
      <text:p text:style-name="P3"><text:s text:c="2"/><text:span text:style-name="T1">name: saa-secrets-generator</text:span></text:p>
      <text:p text:style-name="P2">---</text:p>
      <text:p text:style-name="P2"># Source: saa-solution/charts/adt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adt-v5"</text:span></text:p>
      <text:p text:style-name="P3"><text:s text:c="2"/><text:span text:style-name="T1">labels:</text:span></text:p>
      <text:p text:style-name="P3"><text:s text:c="4"/><text:span text:style-name="T1">app: "ad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adt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ath/charts/microservice/templates/service.yaml</text:p>
      <text:p text:style-name="P2"><text:soft-page-break/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ath-v5"</text:span></text:p>
      <text:p text:style-name="P3"><text:s text:c="2"/><text:span text:style-name="T1">labels:</text:span></text:p>
      <text:p text:style-name="P3"><text:s text:c="4"/><text:span text:style-name="T1">app: "at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ath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bpm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bpm-v5"</text:span></text:p>
      <text:p text:style-name="P3"><text:s text:c="2"/><text:span text:style-name="T1">labels:</text:span></text:p>
      <text:p text:style-name="P3"><text:s text:c="4"/><text:span text:style-name="T1">app: "bpm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bpm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oft-page-break/><text:s text:c="4"/><text:span text:style-name="T1">revision: "5"</text:span></text:p>
      <text:p text:style-name="P2">---</text:p>
      <text:p text:style-name="P2"># Source: saa-solution/charts/cwf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cwf-v5"</text:span></text:p>
      <text:p text:style-name="P3"><text:s text:c="2"/><text:span text:style-name="T1">labels:</text:span></text:p>
      <text:p text:style-name="P3"><text:s text:c="4"/><text:span text:style-name="T1">app: "cwf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cwf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dce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dce-v5"</text:span></text:p>
      <text:p text:style-name="P3"><text:s text:c="2"/><text:span text:style-name="T1">labels:</text:span></text:p>
      <text:p text:style-name="P3"><text:s text:c="4"/><text:span text:style-name="T1">app: "dce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dce"</text:span></text:p>
      <text:p text:style-name="P3"><text:soft-page-break/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evr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evr-v5"</text:span></text:p>
      <text:p text:style-name="P3"><text:s text:c="2"/><text:span text:style-name="T1">labels:</text:span></text:p>
      <text:p text:style-name="P3"><text:s text:c="4"/><text:span text:style-name="T1">app: "evr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evr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iwh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iwh-v5"</text:span></text:p>
      <text:p text:style-name="P3"><text:s text:c="2"/><text:span text:style-name="T1">labels:</text:span></text:p>
      <text:p text:style-name="P3"><text:s text:c="4"/><text:span text:style-name="T1">app: "iw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oft-page-break/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iwh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mock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mock-v5"</text:span></text:p>
      <text:p text:style-name="P3"><text:s text:c="2"/><text:span text:style-name="T1">labels:</text:span></text:p>
      <text:p text:style-name="P3"><text:s text:c="4"/><text:span text:style-name="T1">app: "mock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mock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nts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nts-v5"</text:span></text:p>
      <text:p text:style-name="P3"><text:s text:c="2"/><text:span text:style-name="T1">labels:</text:span></text:p>
      <text:p text:style-name="P3"><text:s text:c="4"/><text:span text:style-name="T1">app: "nts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oft-page-break/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nts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pup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pup-v5"</text:span></text:p>
      <text:p text:style-name="P3"><text:s text:c="2"/><text:span text:style-name="T1">labels:</text:span></text:p>
      <text:p text:style-name="P3"><text:s text:c="4"/><text:span text:style-name="T1">app: "pup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pup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sbt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sbt-v5"</text:span></text:p>
      <text:p text:style-name="P3"><text:s text:c="2"/><text:span text:style-name="T1">labels:</text:span></text:p>
      <text:p text:style-name="P3"><text:s text:c="4"/><text:span text:style-name="T1">app: "sb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oft-page-break/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sbt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scc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scc-v5"</text:span></text:p>
      <text:p text:style-name="P3"><text:s text:c="2"/><text:span text:style-name="T1">labels:</text:span></text:p>
      <text:p text:style-name="P3"><text:s text:c="4"/><text:span text:style-name="T1">app: "scc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888</text:span></text:p>
      <text:p text:style-name="P3"><text:s text:c="4"/><text:span text:style-name="T1">targetPort: 8888</text:span></text:p>
      <text:p text:style-name="P3"><text:s text:c="2"/><text:span text:style-name="T1">selector:</text:span></text:p>
      <text:p text:style-name="P3"><text:s text:c="4"/><text:span text:style-name="T1">app: "scc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ush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ush-v5"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oft-page-break/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ux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ux-v5"</text:span></text:p>
      <text:p text:style-name="P3"><text:s text:c="2"/><text:span text:style-name="T1">labels:</text:span></text:p>
      <text:p text:style-name="P3"><text:s text:c="4"/><text:span text:style-name="T1">app: "ux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ux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vhb/charts/microservice/templates/service.yaml</text:p>
      <text:p text:style-name="P2">apiVersion: v1</text:p>
      <text:p text:style-name="P2">kind: Service</text:p>
      <text:p text:style-name="P2">metadata:</text:p>
      <text:p text:style-name="P3"><text:s text:c="2"/><text:span text:style-name="T1"># annotations:</text:span></text:p>
      <text:p text:style-name="P3"><text:s text:c="2"/><text:span text:style-name="T1"># <text:s text:c="2"/>dns.alpha.kubernetes.io/external: </text:span></text:p>
      <text:p text:style-name="P3"><text:s text:c="2"/><text:span text:style-name="T1">name: "saa-vhb-v5"</text:span></text:p>
      <text:p text:style-name="P3"><text:s text:c="2"/><text:span text:style-name="T1">labels:</text:span></text:p>
      <text:p text:style-name="P3"><text:s text:c="4"/><text:span text:style-name="T1">app: "vhb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oft-page-break/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type: ClusterIP</text:span></text:p>
      <text:p text:style-name="P3"><text:s text:c="2"/><text:span text:style-name="T1">externalIPs: ~</text:span></text:p>
      <text:p text:style-name="P3"><text:s text:c="2"/><text:span text:style-name="T1">externalTrafficPolicy: ~</text:span></text:p>
      <text:p text:style-name="P3"><text:s text:c="2"/><text:span text:style-name="T1">ports:</text:span></text:p>
      <text:p text:style-name="P3"><text:s text:c="2"/><text:span text:style-name="T1">- name: http</text:span></text:p>
      <text:p text:style-name="P3"><text:s text:c="4"/><text:span text:style-name="T1">protocol: TCP</text:span></text:p>
      <text:p text:style-name="P3"><text:s text:c="4"/><text:span text:style-name="T1">port: 8080</text:span></text:p>
      <text:p text:style-name="P3"><text:s text:c="4"/><text:span text:style-name="T1">targetPort: 8080</text:span></text:p>
      <text:p text:style-name="P3"><text:s text:c="2"/><text:span text:style-name="T1">selector:</text:span></text:p>
      <text:p text:style-name="P3"><text:s text:c="4"/><text:span text:style-name="T1">app: "vhb"</text:span></text:p>
      <text:p text:style-name="P3"><text:s text:c="4"/><text:span text:style-name="T1">solution: "saa"</text:span></text:p>
      <text:p text:style-name="P3"><text:s text:c="4"/><text:span text:style-name="T1">release: "saa"</text:span></text:p>
      <text:p text:style-name="P3"><text:s text:c="4"/></text:p>
      <text:p text:style-name="P3"><text:s text:c="4"/><text:span text:style-name="T1">revision: "5"</text:span></text:p>
      <text:p text:style-name="P2">---</text:p>
      <text:p text:style-name="P2"># Source: saa-solution/charts/adt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adt"</text:span></text:p>
      <text:p text:style-name="P3"><text:s text:c="2"/><text:span text:style-name="T1">labels:</text:span></text:p>
      <text:p text:style-name="P3"><text:s text:c="4"/><text:span text:style-name="T1">app: "ad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adt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adt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oft-page-break/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adt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adt</text:span></text:p>
      <text:p text:style-name="P3"><text:s text:c="8"/><text:span text:style-name="T1">image: images.cias.one/dealflo/dfl-adt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oft-page-break/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adt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5120Mi</text:span></text:p>
      <text:p text:style-name="P3"><text:s text:c="10"/><text:span text:style-name="T1">requests:</text:span></text:p>
      <text:p text:style-name="P3"><text:s text:c="12"/><text:span text:style-name="T1">memory: 4096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ath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ath"</text:span></text:p>
      <text:p text:style-name="P3"><text:s text:c="2"/><text:span text:style-name="T1">labels:</text:span></text:p>
      <text:p text:style-name="P3"><text:s text:c="4"/><text:span text:style-name="T1">app: "at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oft-page-break/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ath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ath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oft-page-break/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ath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ath</text:span></text:p>
      <text:p text:style-name="P3"><text:s text:c="8"/><text:span text:style-name="T1">image: images.cias.one/dealflo/dfl-ath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ath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configMapRef:</text:span></text:p>
      <text:p text:style-name="P3"><text:s text:c="12"/><text:span text:style-name="T1">name: "saa-ush-active-domains"</text:span></text:p>
      <text:p text:style-name="P3"><text:s text:c="8"/><text:span text:style-name="T1">- secretRef:</text:span></text:p>
      <text:p text:style-name="P3"><text:soft-page-break/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2048Mi</text:span></text:p>
      <text:p text:style-name="P3"><text:s text:c="10"/><text:span text:style-name="T1">requests:</text:span></text:p>
      <text:p text:style-name="P3"><text:s text:c="12"/><text:span text:style-name="T1">memory: 512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bpm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bpm"</text:span></text:p>
      <text:p text:style-name="P3"><text:s text:c="2"/><text:span text:style-name="T1">labels:</text:span></text:p>
      <text:p text:style-name="P3"><text:s text:c="4"/><text:span text:style-name="T1">app: "bpm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1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bpm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bpm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oft-page-break/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override.environment=tid-na-uat -Djava.security.egd=file:/dev/./urandom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bpm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bpm</text:span></text:p>
      <text:p text:style-name="P3"><text:s text:c="8"/><text:span text:style-name="T1">image: images.cias.one/dealflo/dfl-bpm-ms:3.10.0-SNAPSHOT-Build1921</text:span></text:p>
      <text:p text:style-name="P3"><text:soft-page-break/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override.environment=tid-na-uat -Djava.security.egd=file:/dev/./urandom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bpm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oft-page-break/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cwf/charts/microservice/templates/deployment.yaml</text:p>
      <text:p text:style-name="P2">apiVersion: apps/v1beta2</text:p>
      <text:p text:style-name="P2"><text:soft-page-break/>kind: Deployment</text:p>
      <text:p text:style-name="P2">metadata:</text:p>
      <text:p text:style-name="P3"><text:s text:c="2"/><text:span text:style-name="T1">name: "saa-cwf"</text:span></text:p>
      <text:p text:style-name="P3"><text:s text:c="2"/><text:span text:style-name="T1">labels:</text:span></text:p>
      <text:p text:style-name="P3"><text:s text:c="4"/><text:span text:style-name="T1">app: "cwf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cwf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cwf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oft-page-break/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cwf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- name: init-wait-for-ath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cwf</text:span></text:p>
      <text:p text:style-name="P3"><text:s text:c="8"/></text:p>
      <text:p text:style-name="P3"><text:s text:c="8"/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ath-v5:8080/health;" text:style-name="Internet_20_link" text:visited-style-name="Visited_20_Internet_20_Link"><text:span text:style-name="T4">http://saa-ath-v5:8080/health;</text:span></text:a></text:p>
      <text:p text:style-name="P3"><text:s text:c="10"/><text:span text:style-name="T1">do DELAY=$(echo $RANDOM | cut -c1); </text:span></text:p>
      <text:p text:style-name="P3"><text:s text:c="12"/><text:span text:style-name="T1">echo Waiting for the saa-ath-v5 service. Trying again in ${DELAY} seconds.; </text:span></text:p>
      <text:p text:style-name="P3"><text:s text:c="12"/><text:span text:style-name="T1">sleep ${DELAY}; </text:span></text:p>
      <text:p text:style-name="P3"><text:s text:c="10"/><text:span text:style-name="T1">done;</text:span></text:p>
      <text:p text:style-name="P3"><text:s text:c="6"/><text:span text:style-name="T1">containers:</text:span></text:p>
      <text:p text:style-name="P3"><text:s text:c="6"/><text:span text:style-name="T1">- name: cwf</text:span></text:p>
      <text:p text:style-name="P3"><text:s text:c="8"/><text:span text:style-name="T1">image: images.cias.one/dealflo/dfl-cwf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oft-page-break/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cwf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oft-page-break/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configMapRef:</text:span></text:p>
      <text:p text:style-name="P3"><text:s text:c="12"/><text:span text:style-name="T1">name: "saa-ush-active-domains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- secretRef:</text:span></text:p>
      <text:p text:style-name="P3"><text:s text:c="12"/><text:span text:style-name="T1">name: saa-platform-derived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3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dce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dce"</text:span></text:p>
      <text:p text:style-name="P3"><text:s text:c="2"/><text:span text:style-name="T1">labels:</text:span></text:p>
      <text:p text:style-name="P3"><text:s text:c="4"/><text:span text:style-name="T1">app: "dce"</text:span></text:p>
      <text:p text:style-name="P3"><text:soft-page-break/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dce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dce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oft-page-break/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dce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dce</text:span></text:p>
      <text:p text:style-name="P3"><text:s text:c="8"/><text:span text:style-name="T1">image: images.cias.one/dealflo/dfl-dce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dce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oft-page-break/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oft-page-break/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5120Mi</text:span></text:p>
      <text:p text:style-name="P3"><text:s text:c="10"/><text:span text:style-name="T1">requests:</text:span></text:p>
      <text:p text:style-name="P3"><text:s text:c="12"/><text:span text:style-name="T1">memory: 4096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evr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evr"</text:span></text:p>
      <text:p text:style-name="P3"><text:s text:c="2"/><text:span text:style-name="T1">labels:</text:span></text:p>
      <text:p text:style-name="P3"><text:s text:c="4"/><text:span text:style-name="T1">app: "evr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evr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evr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oft-page-break/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sun.net.client.defaultConnectTimeout=20000 -Dsun.net.client.defaultReadTimeout=20000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evr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evr</text:span></text:p>
      <text:p text:style-name="P3"><text:s text:c="8"/><text:span text:style-name="T1">image: images.cias.one/dealflo/dfl-evr-ms:3.10.0-SNAPSHOT-Build1921</text:span></text:p>
      <text:p text:style-name="P3"><text:soft-page-break/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sun.net.client.defaultConnectTimeout=20000 -Dsun.net.client.defaultReadTimeout=20000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evr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oft-page-break/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iwh/charts/microservice/templates/deployment.yaml</text:p>
      <text:p text:style-name="P2">apiVersion: apps/v1beta2</text:p>
      <text:p text:style-name="P2"><text:soft-page-break/>kind: Deployment</text:p>
      <text:p text:style-name="P2">metadata:</text:p>
      <text:p text:style-name="P3"><text:s text:c="2"/><text:span text:style-name="T1">name: "saa-iwh"</text:span></text:p>
      <text:p text:style-name="P3"><text:s text:c="2"/><text:span text:style-name="T1">labels:</text:span></text:p>
      <text:p text:style-name="P3"><text:s text:c="4"/><text:span text:style-name="T1">app: "iw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iwh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iwh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oft-page-break/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iwh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iwh</text:span></text:p>
      <text:p text:style-name="P3"><text:s text:c="8"/><text:span text:style-name="T1">image: images.cias.one/dealflo/dfl-iwh-utl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iwh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oft-page-break/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2048Mi</text:span></text:p>
      <text:p text:style-name="P3"><text:s text:c="10"/><text:span text:style-name="T1">requests:</text:span></text:p>
      <text:p text:style-name="P3"><text:s text:c="12"/><text:span text:style-name="T1">memory: 512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mock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mock"</text:span></text:p>
      <text:p text:style-name="P3"><text:s text:c="2"/><text:span text:style-name="T1">labels:</text:span></text:p>
      <text:p text:style-name="P3"><text:s text:c="4"/><text:span text:style-name="T1">app: "mock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1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mock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mock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oft-page-break/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"</text:span></text:p>
      <text:p text:style-name="P3"><text:s text:c="8"/><text:span text:style-name="T1">- name: NEW_RELIC_APP_NAME</text:span></text:p>
      <text:p text:style-name="P3"><text:s text:c="10"/><text:span text:style-name="T1">value: tid-eu-dev-dealflo-mock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mock</text:span></text:p>
      <text:p text:style-name="P3"><text:soft-page-break/><text:s text:c="8"/><text:span text:style-name="T1">image: images.cias.one/dealflo/dfl-mock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"</text:span></text:p>
      <text:p text:style-name="P3"><text:s text:c="8"/><text:span text:style-name="T1">- name: NEW_RELIC_APP_NAME</text:span></text:p>
      <text:p text:style-name="P3"><text:s text:c="10"/><text:span text:style-name="T1">value: tid-eu-dev-dealflo-mock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18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nts/charts/microservice/templates/deployment.yaml</text:p>
      <text:p text:style-name="P2">apiVersion: apps/v1beta2</text:p>
      <text:p text:style-name="P2">kind: Deployment</text:p>
      <text:p text:style-name="P2"><text:soft-page-break/>metadata:</text:p>
      <text:p text:style-name="P3"><text:s text:c="2"/><text:span text:style-name="T1">name: "saa-nts"</text:span></text:p>
      <text:p text:style-name="P3"><text:s text:c="2"/><text:span text:style-name="T1">labels:</text:span></text:p>
      <text:p text:style-name="P3"><text:s text:c="4"/><text:span text:style-name="T1">app: "nts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nts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nts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oft-page-break/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nts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nts</text:span></text:p>
      <text:p text:style-name="P3"><text:s text:c="8"/><text:span text:style-name="T1">image: images.cias.one/dealflo/dfl-nts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nts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oft-page-break/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2048Mi</text:span></text:p>
      <text:p text:style-name="P3"><text:s text:c="10"/><text:span text:style-name="T1">requests:</text:span></text:p>
      <text:p text:style-name="P3"><text:s text:c="12"/><text:span text:style-name="T1">memory: 512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3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pup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pup"</text:span></text:p>
      <text:p text:style-name="P3"><text:s text:c="2"/><text:span text:style-name="T1">labels:</text:span></text:p>
      <text:p text:style-name="P3"><text:s text:c="4"/><text:span text:style-name="T1">app: "pup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pup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pup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oft-page-break/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pup</text:span></text:p>
      <text:p text:style-name="P3"><text:s text:c="8"/><text:span text:style-name="T1">image: images.cias.one/dealflo/dfl-pup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pup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oft-page-break/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5120Mi</text:span></text:p>
      <text:p text:style-name="P3"><text:s text:c="10"/><text:span text:style-name="T1">requests:</text:span></text:p>
      <text:p text:style-name="P3"><text:s text:c="12"/><text:span text:style-name="T1">memory: 4096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sbt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sbt"</text:span></text:p>
      <text:p text:style-name="P3"><text:s text:c="2"/><text:span text:style-name="T1">labels:</text:span></text:p>
      <text:p text:style-name="P3"><text:s text:c="4"/><text:span text:style-name="T1">app: "sb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1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sbt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oft-page-break/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sbt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"</text:span></text:p>
      <text:p text:style-name="P3"><text:s text:c="8"/><text:span text:style-name="T1">- name: NEW_RELIC_APP_NAME</text:span></text:p>
      <text:p text:style-name="P3"><text:s text:c="10"/><text:span text:style-name="T1">value: tid-eu-dev-dealflo-sbt</text:span></text:p>
      <text:p text:style-name="P3"><text:soft-page-break/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sbt</text:span></text:p>
      <text:p text:style-name="P3"><text:s text:c="8"/><text:span text:style-name="T1">image: images.cias.one/dealflo/dfl-sbt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"</text:span></text:p>
      <text:p text:style-name="P3"><text:s text:c="8"/><text:span text:style-name="T1">- name: NEW_RELIC_APP_NAME</text:span></text:p>
      <text:p text:style-name="P3"><text:s text:c="10"/><text:span text:style-name="T1">value: tid-eu-dev-dealflo-sbt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oft-page-break/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2048Mi</text:span></text:p>
      <text:p text:style-name="P3"><text:s text:c="10"/><text:span text:style-name="T1">requests:</text:span></text:p>
      <text:p text:style-name="P3"><text:s text:c="12"/><text:span text:style-name="T1">memory: 512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oft-page-break/><text:s text:c="10"/><text:span text:style-name="T1">initialDelaySeconds: 24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scc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scc"</text:span></text:p>
      <text:p text:style-name="P3"><text:s text:c="2"/><text:span text:style-name="T1">labels:</text:span></text:p>
      <text:p text:style-name="P3"><text:s text:c="4"/><text:span text:style-name="T1">app: "scc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scc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scc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text:span text:style-name="T1">volumes:</text:span></text:p>
      <text:p text:style-name="P3"><text:s text:c="6"/><text:span text:style-name="T1">- configMap:</text:span></text:p>
      <text:p text:style-name="P3"><text:s text:c="10"/><text:span text:style-name="T1">name: saa-config-v5</text:span></text:p>
      <text:p text:style-name="P3"><text:s text:c="8"/><text:span text:style-name="T1">name: saa-config-v5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oft-page-break/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scc</text:span></text:p>
      <text:p text:style-name="P3"><text:s text:c="8"/><text:span text:style-name="T1">image: images.cias.one/dealflo/dfl-scc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888</text:span></text:p>
      <text:p text:style-name="P3"><text:s text:c="10"/><text:span text:style-name="T1">protocol: TCP</text:span></text:p>
      <text:p text:style-name="P3"><text:s text:c="8"/><text:span text:style-name="T1">volumeMounts:</text:span></text:p>
      <text:p text:style-name="P3"><text:s text:c="8"/><text:span text:style-name="T1">- mountPath: /opt/onespan/webapps/config</text:span></text:p>
      <text:p text:style-name="P3"><text:s text:c="10"/><text:span text:style-name="T1">name: saa-config-v5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-Doverride.environment=tid-eu-dev <text:s/>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env=configmaps -Ddealflo.sfs.hibernate.hbm2ddl.auto=update -Dspring.cloud.config.label=tid"</text:span></text:p>
      <text:p text:style-name="P3"><text:s text:c="8"/><text:span text:style-name="T1">- name: NEW_RELIC_APP_NAME</text:span></text:p>
      <text:p text:style-name="P3"><text:s text:c="10"/><text:span text:style-name="T1">value: tid-eu-dev-dealflo-scc</text:span></text:p>
      <text:p text:style-name="P3"><text:s text:c="8"/><text:span text:style-name="T1">- name: RELEASE_VERSION</text:span></text:p>
      <text:p text:style-name="P3"><text:s text:c="10"/><text:span text:style-name="T1">value: saa-release-v5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oft-page-break/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1024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management/health</text:span></text:p>
      <text:p text:style-name="P3"><text:s text:c="12"/><text:span text:style-name="T1">port: 8888</text:span></text:p>
      <text:p text:style-name="P3"><text:s text:c="10"/><text:span text:style-name="T1">initialDelaySeconds: 18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management/health</text:span></text:p>
      <text:p text:style-name="P3"><text:s text:c="12"/><text:span text:style-name="T1">port: 8888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ush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ush"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ush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ush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oft-page-break/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ush</text:span></text:p>
      <text:p text:style-name="P3"><text:s text:c="8"/><text:span text:style-name="T1">- name: OVERRIDE_SPRING_DATASOURCE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OVERRIDE_SPRING_DATASOURCE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oft-page-break/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ush</text:span></text:p>
      <text:p text:style-name="P3"><text:s text:c="8"/><text:span text:style-name="T1">image: images.cias.one/dealflo/osp-ush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ush</text:span></text:p>
      <text:p text:style-name="P3"><text:s text:c="8"/><text:span text:style-name="T1">- name: OVERRIDE_SPRING_DATASOURCE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OVERRIDE_SPRING_DATASOURCE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configMapRef:</text:span></text:p>
      <text:p text:style-name="P3"><text:s text:c="12"/><text:span text:style-name="T1">name: "saa-ush-active-domains"</text:span></text:p>
      <text:p text:style-name="P3"><text:soft-page-break/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2048Mi</text:span></text:p>
      <text:p text:style-name="P3"><text:s text:c="10"/><text:span text:style-name="T1">requests:</text:span></text:p>
      <text:p text:style-name="P3"><text:s text:c="12"/><text:span text:style-name="T1">memory: 512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ux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ux"</text:span></text:p>
      <text:p text:style-name="P3"><text:s text:c="2"/><text:span text:style-name="T1">labels:</text:span></text:p>
      <text:p text:style-name="P3"><text:s text:c="4"/><text:span text:style-name="T1">app: "ux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ux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"ux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oft-page-break/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ux</text:span></text:p>
      <text:p text:style-name="P3"><text:s text:c="8"/><text:span text:style-name="T1">image: images.cias.one/dealflo/dfl-ux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ux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oft-page-break/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oft-page-break/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vhb/charts/microservice/templates/deployment.yaml</text:p>
      <text:p text:style-name="P2">apiVersion: apps/v1beta2</text:p>
      <text:p text:style-name="P2">kind: Deployment</text:p>
      <text:p text:style-name="P2">metadata:</text:p>
      <text:p text:style-name="P3"><text:s text:c="2"/><text:span text:style-name="T1">name: "saa-vhb"</text:span></text:p>
      <text:p text:style-name="P3"><text:s text:c="2"/><text:span text:style-name="T1">labels:</text:span></text:p>
      <text:p text:style-name="P3"><text:s text:c="4"/><text:span text:style-name="T1">app: "vhb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2">spec:</text:p>
      <text:p text:style-name="P3"><text:s text:c="2"/><text:span text:style-name="T1">replicas: 2</text:span></text:p>
      <text:p text:style-name="P3"><text:s text:c="2"/><text:span text:style-name="T1">selector:</text:span></text:p>
      <text:p text:style-name="P3"><text:s text:c="4"/><text:span text:style-name="T1">matchLabels:</text:span></text:p>
      <text:p text:style-name="P3"><text:s text:c="6"/><text:span text:style-name="T1">app: "vhb"</text:span></text:p>
      <text:p text:style-name="P3"><text:s text:c="6"/><text:span text:style-name="T1">solution: "saa"</text:span></text:p>
      <text:p text:style-name="P3"><text:s text:c="6"/><text:span text:style-name="T1">release: "saa"</text:span></text:p>
      <text:p text:style-name="P3"><text:s text:c="6"/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oft-page-break/><text:s text:c="6"/><text:span text:style-name="T1">labels:</text:span></text:p>
      <text:p text:style-name="P3"><text:s text:c="8"/><text:span text:style-name="T1">app: "vhb"</text:span></text:p>
      <text:p text:style-name="P3"><text:s text:c="8"/><text:span text:style-name="T1">solution: "saa"</text:span></text:p>
      <text:p text:style-name="P3"><text:s text:c="8"/><text:span text:style-name="T1">chart: "microservice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</text:span></text:p>
      <text:p text:style-name="P3"><text:s text:c="6"/></text:p>
      <text:p text:style-name="P3"><text:s text:c="6"/><text:span text:style-name="T1">- name: wait-for-db-dealflo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command:</text:span></text:p>
      <text:p text:style-name="P3"><text:s text:c="10"/><text:span text:style-name="T1">- "bash"</text:span></text:p>
      <text:p text:style-name="P3"><text:s text:c="10"/><text:span text:style-name="T1">- "-c"</text:span></text:p>
      <text:p text:style-name="P3"><text:s text:c="10"/><text:span text:style-name="T1">- schema_version_populated() {</text:span></text:p>
      <text:p text:style-name="P3"><text:s text:c="14"/><text:span text:style-name="T1">query="select count(*) from dealflo.schema_version where version = '3.3.0.3';";</text:span></text:p>
      <text:p text:style-name="P3"><text:s text:c="14"/><text:span text:style-name="T1">result=$(echo $query | mysql -hmysql -u"${DEALFLO_USER}" -p"${DEALFLO_PASS}" | tail -1);</text:span></text:p>
      <text:p text:style-name="P3"><text:s text:c="14"/><text:span text:style-name="T1">test "${result}" = "1";</text:span></text:p>
      <text:p text:style-name="P3"><text:s text:c="14"/><text:span text:style-name="T1">return $?;</text:span></text:p>
      <text:p text:style-name="P3"><text:s text:c="12"/><text:span text:style-name="T1">};</text:span></text:p>
      <text:p text:style-name="P3"><text:s text:c="12"/><text:span text:style-name="T1">until schema_version_populated;</text:span></text:p>
      <text:p text:style-name="P3"><text:s text:c="12"/><text:span text:style-name="T1">do DELAY=$(echo "$RANDOM" | cut -c1);</text:span></text:p>
      <text:p text:style-name="P3"><text:s text:c="14"/><text:span text:style-name="T1">echo "Waiting for schema version table for dealflo user '${DEALFLO_USER}'.";</text:span></text:p>
      <text:p text:style-name="P3"><text:s text:c="14"/><text:span text:style-name="T1">echo "Trying again in ${DELAY} seconds.";</text:span></text:p>
      <text:p text:style-name="P3"><text:s text:c="14"/><text:span text:style-name="T1">echo "";</text:span></text:p>
      <text:p text:style-name="P3"><text:s text:c="14"/><text:span text:style-name="T1">sleep "${DELAY}";</text:span></text:p>
      <text:p text:style-name="P3"><text:s text:c="12"/><text:span text:style-name="T1">done;</text:span></text:p>
      <text:p text:style-name="P3"><text:s text:c="6"/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vhb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oft-page-break/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</text:span></text:p>
      <text:p text:style-name="P3"><text:s text:c="6"/></text:p>
      <text:p text:style-name="P3"><text:s text:c="6"/></text:p>
      <text:p text:style-name="P3"><text:s text:c="6"/><text:span text:style-name="T1">containers:</text:span></text:p>
      <text:p text:style-name="P3"><text:s text:c="6"/><text:span text:style-name="T1">- name: vhb</text:span></text:p>
      <text:p text:style-name="P3"><text:s text:c="8"/><text:span text:style-name="T1">image: images.cias.one/dealflo/dfl-vhb-ms:3.10.0-SNAPSHOT-Build1921</text:span></text:p>
      <text:p text:style-name="P3"><text:s text:c="8"/><text:span text:style-name="T1">imagePullPolicy: Alway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10"/><text:span text:style-name="T1">protocol: TCP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http.keepAlive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vhb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- name: OVERRIDE_DEALFLO_CONFIG_SECRETS_RMQ_USERNAME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username"</text:span></text:p>
      <text:p text:style-name="P3"><text:s text:c="8"/><text:span text:style-name="T1">- name: OVERRIDE_DEALFLO_CONFIG_SECRETS_RMQ_PASSWORD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rabbitmq-cluster-secret"</text:span></text:p>
      <text:p text:style-name="P3"><text:s text:c="14"/><text:span text:style-name="T1">key: "password"</text:span></text:p>
      <text:p text:style-name="P3"><text:s text:c="8"/><text:span text:style-name="T1">- name: OVERRIDE_SERVICE_RMQ_HOST</text:span></text:p>
      <text:p text:style-name="P3"><text:s text:c="10"/><text:span text:style-name="T1">value: "rabbitmq-cluster-balancer"</text:span></text:p>
      <text:p text:style-name="P3"><text:s text:c="8"/><text:span text:style-name="T1">- name: OVERRIDE_SERVICE_RMQ_PORT</text:span></text:p>
      <text:p text:style-name="P3"><text:s text:c="10"/><text:span text:style-name="T1">value: "5672"</text:span></text:p>
      <text:p text:style-name="P3"><text:s text:c="8"/><text:span text:style-name="T1">envFrom: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resources:</text:span></text:p>
      <text:p text:style-name="P3"><text:s text:c="10"/><text:span text:style-name="T1">limits:</text:span></text:p>
      <text:p text:style-name="P3"><text:s text:c="12"/><text:span text:style-name="T1">memory: 3072Mi</text:span></text:p>
      <text:p text:style-name="P3"><text:s text:c="10"/><text:span text:style-name="T1">requests:</text:span></text:p>
      <text:p text:style-name="P3"><text:s text:c="12"/><text:span text:style-name="T1">memory: 2048Mi</text:span></text:p>
      <text:p text:style-name="P3"><text:s text:c="8"/><text:span text:style-name="T1">livenessProbe:</text:span></text:p>
      <text:p text:style-name="P3"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180</text:span></text:p>
      <text:p text:style-name="P3"><text:s text:c="10"/><text:span text:style-name="T1">timeoutSeconds: 10</text:span></text:p>
      <text:p text:style-name="P3"><text:s text:c="8"/><text:span text:style-name="T1">readinessProbe:</text:span></text:p>
      <text:p text:style-name="P3"><text:soft-page-break/><text:s text:c="10"/><text:span text:style-name="T1">failureThreshold: 5</text:span></text:p>
      <text:p text:style-name="P3"><text:s text:c="10"/><text:span text:style-name="T1">httpGet:</text:span></text:p>
      <text:p text:style-name="P3"><text:s text:c="12"/><text:span text:style-name="T1">path: /health</text:span></text:p>
      <text:p text:style-name="P3"><text:s text:c="12"/><text:span text:style-name="T1">port: 8080</text:span></text:p>
      <text:p text:style-name="P3"><text:s text:c="10"/><text:span text:style-name="T1">initialDelaySeconds: 60</text:span></text:p>
      <text:p text:style-name="P3"><text:s text:c="10"/><text:span text:style-name="T1">timeoutSeconds: 10</text:span></text:p>
      <text:p text:style-name="P2">---</text:p>
      <text:p text:style-name="P2"># Source: saa-solution/charts/brd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brd-v5"</text:span></text:p>
      <text:p text:style-name="P3"><text:s text:c="2"/><text:span text:style-name="T1">labels:</text:span></text:p>
      <text:p text:style-name="P3"><text:s text:c="8"/><text:span text:style-name="T1">app: "brd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brd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text:span text:style-name="T1">volumes:</text:span></text:p>
      <text:p text:style-name="P3"><text:s text:c="6"/><text:span text:style-name="T1">- configMap:</text:span></text:p>
      <text:p text:style-name="P3"><text:s text:c="10"/><text:span text:style-name="T1">name: saa-config-v5</text:span></text:p>
      <text:p text:style-name="P3"><text:s text:c="8"/><text:span text:style-name="T1">name: saa-config-v5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 <text:s text:c="23"/></text:span></text:p>
      <text:p text:style-name="P5"/>
      <text:p text:style-name="P3"><text:s text:c="6"/><text:span text:style-name="T1">containers:</text:span></text:p>
      <text:p text:style-name="P3"><text:s text:c="6"/><text:span text:style-name="T1">- name: brd</text:span></text:p>
      <text:p text:style-name="P3"><text:s text:c="8"/><text:span text:style-name="T1">image: images.cias.one/dealflo/dfl-brd-sc:3.10.0-SNAPSHOT-Build1921</text:span></text:p>
      <text:p text:style-name="P3"><text:s text:c="8"/><text:span text:style-name="T1">imagePullPolicy: Always</text:span></text:p>
      <text:p text:style-name="P3"><text:s text:c="8"/><text:span text:style-name="T1">volumeMounts:</text:span></text:p>
      <text:p text:style-name="P3"><text:s text:c="8"/><text:span text:style-name="T1">- mountPath: /config/</text:span></text:p>
      <text:p text:style-name="P3"><text:s text:c="10"/><text:span text:style-name="T1">name: saa-config-v5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env=configmaps -Dspring.cloud.config.enabled=false"</text:span></text:p>
      <text:p text:style-name="P3"><text:s text:c="8"/><text:span text:style-name="T1">- name: NEW_RELIC_APP_NAME</text:span></text:p>
      <text:p text:style-name="P3"><text:s text:c="10"/><text:span text:style-name="T1">value: tid-eu-dev-dealflo-brd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oft-page-break/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oft-page-break/><text:s text:c="8"/><text:span text:style-name="T1">ports:</text:span></text:p>
      <text:p text:style-name="P3"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cds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cds-v5"</text:span></text:p>
      <text:p text:style-name="P3"><text:s text:c="2"/><text:span text:style-name="T1">labels:</text:span></text:p>
      <text:p text:style-name="P3"><text:s text:c="8"/><text:span text:style-name="T1">app: "cds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cds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text:span text:style-name="T1">volumes:</text:span></text:p>
      <text:p text:style-name="P3"><text:s text:c="6"/><text:span text:style-name="T1">- configMap:</text:span></text:p>
      <text:p text:style-name="P3"><text:s text:c="10"/><text:span text:style-name="T1">name: saa-config-v5</text:span></text:p>
      <text:p text:style-name="P3"><text:s text:c="8"/><text:span text:style-name="T1">name: saa-config-v5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 <text:s text:c="23"/></text:span></text:p>
      <text:p text:style-name="P5"/>
      <text:p text:style-name="P3"><text:s text:c="6"/><text:span text:style-name="T1">containers:</text:span></text:p>
      <text:p text:style-name="P3"><text:s text:c="6"/><text:span text:style-name="T1">- name: cds</text:span></text:p>
      <text:p text:style-name="P3"><text:s text:c="8"/><text:span text:style-name="T1">image: images.cias.one/dealflo/dfl-cds-sc:3.10.0-SNAPSHOT-Build1921</text:span></text:p>
      <text:p text:style-name="P3"><text:s text:c="8"/><text:span text:style-name="T1">imagePullPolicy: Always</text:span></text:p>
      <text:p text:style-name="P3"><text:s text:c="8"/><text:span text:style-name="T1">volumeMounts:</text:span></text:p>
      <text:p text:style-name="P3"><text:s text:c="8"/><text:span text:style-name="T1">- mountPath: /config/</text:span></text:p>
      <text:p text:style-name="P3"><text:s text:c="10"/><text:span text:style-name="T1">name: saa-config-v5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env=configmaps -Dspring.cloud.config.enabled=false"</text:span></text:p>
      <text:p text:style-name="P3"><text:s text:c="8"/><text:span text:style-name="T1">- name: NEW_RELIC_APP_NAME</text:span></text:p>
      <text:p text:style-name="P3"><text:s text:c="10"/><text:span text:style-name="T1">value: tid-eu-dev-dealflo-cds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oft-page-break/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cnf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cnf-v5"</text:span></text:p>
      <text:p text:style-name="P3"><text:s text:c="2"/><text:span text:style-name="T1">labels:</text:span></text:p>
      <text:p text:style-name="P3"><text:s text:c="8"/><text:span text:style-name="T1">app: "cnf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cnf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text:span text:style-name="T1">volumes:</text:span></text:p>
      <text:p text:style-name="P3"><text:s text:c="6"/><text:span text:style-name="T1">- configMap:</text:span></text:p>
      <text:p text:style-name="P3"><text:s text:c="10"/><text:span text:style-name="T1">name: saa-config-v5</text:span></text:p>
      <text:p text:style-name="P3"><text:s text:c="8"/><text:span text:style-name="T1">name: saa-config-v5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 <text:s text:c="23"/></text:span></text:p>
      <text:p text:style-name="P5"/>
      <text:p text:style-name="P3"><text:s text:c="6"/><text:span text:style-name="T1">containers:</text:span></text:p>
      <text:p text:style-name="P3"><text:s text:c="6"/><text:span text:style-name="T1">- name: cnf</text:span></text:p>
      <text:p text:style-name="P3"><text:s text:c="8"/><text:span text:style-name="T1">image: images.cias.one/dealflo/dfl-cnf-sc:3.10.0-SNAPSHOT-Build1921</text:span></text:p>
      <text:p text:style-name="P3"><text:s text:c="8"/><text:span text:style-name="T1">imagePullPolicy: Always</text:span></text:p>
      <text:p text:style-name="P3"><text:s text:c="8"/><text:span text:style-name="T1">volumeMounts:</text:span></text:p>
      <text:p text:style-name="P3"><text:s text:c="8"/><text:span text:style-name="T1">- mountPath: /config/</text:span></text:p>
      <text:p text:style-name="P3"><text:s text:c="10"/><text:span text:style-name="T1">name: saa-config-v5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-Denv=configmaps -Dspring.cloud.config.enabled=false -Djava.security.properties=/home/ospn/java_opts.properties"</text:span></text:p>
      <text:p text:style-name="P3"><text:s text:c="8"/><text:span text:style-name="T1">- name: NEW_RELIC_APP_NAME</text:span></text:p>
      <text:p text:style-name="P3"><text:s text:c="10"/><text:span text:style-name="T1">value: tid-eu-dev-dealflo-cnf</text:span></text:p>
      <text:p text:style-name="P3"><text:s text:c="8"/><text:span text:style-name="T1">- name: RELEASE_VERSION</text:span></text:p>
      <text:p text:style-name="P3"><text:s text:c="10"/><text:span text:style-name="T1">value: saa-release-v5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oft-page-break/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ports:</text:span></text:p>
      <text:p text:style-name="P3"><text:soft-page-break/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dbu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dbu-v5"</text:span></text:p>
      <text:p text:style-name="P3"><text:s text:c="2"/><text:span text:style-name="T1">labels:</text:span></text:p>
      <text:p text:style-name="P3"><text:s text:c="8"/><text:span text:style-name="T1">app: "dbu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dbu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 <text:s text:c="23"/></text:span></text:p>
      <text:p text:style-name="P3"><text:s text:c="6"/><text:span text:style-name="T1">- name: init-wait-for-db-user-root</text:span></text:p>
      <text:p text:style-name="P3"><text:s text:c="8"/><text:span text:style-name="T1">image: mysql:5.7.29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dbu</text:span></text:p>
      <text:p text:style-name="P3"><text:s text:c="8"/><text:span text:style-name="T1">- name: DB_HOST</text:span></text:p>
      <text:p text:style-name="P3"><text:s text:c="10"/><text:span text:style-name="T1">value: mysql</text:span></text:p>
      <text:p text:style-name="P3"><text:s text:c="8"/><text:span text:style-name="T1">- name: DB_PORT</text:span></text:p>
      <text:p text:style-name="P3"><text:s text:c="10"/><text:span text:style-name="T1">value: "3306"</text:span></text:p>
      <text:p text:style-name="P3"><text:s text:c="8"/><text:span text:style-name="T1">- name: INCLUDE_ADMIN_DB</text:span></text:p>
      <text:p text:style-name="P3"><text:s text:c="10"/><text:span text:style-name="T1">value: "true"</text:span></text:p>
      <text:p text:style-name="P3"><text:s text:c="8"/><text:span text:style-name="T1">- name: DB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atabase-user</text:span></text:p>
      <text:p text:style-name="P3"><text:s text:c="14"/><text:span text:style-name="T1">name: mysql</text:span></text:p>
      <text:p text:style-name="P3"><text:s text:c="8"/><text:span text:style-name="T1">- name: DB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atabase-root-password</text:span></text:p>
      <text:p text:style-name="P3"><text:s text:c="14"/><text:span text:style-name="T1">name: mysql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dealflo</text:span></text:p>
      <text:p text:style-name="P3"><text:s text:c="14"/><text:span text:style-name="T1">name: saa-db-secrets</text:span></text:p>
      <text:p text:style-name="P3"><text:s text:c="8"/><text:span text:style-name="T1">- name: DEALFLO_PASS</text:span></text:p>
      <text:p text:style-name="P3"><text:soft-page-break/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dealflo</text:span></text:p>
      <text:p text:style-name="P3"><text:s text:c="14"/><text:span text:style-name="T1">name: saa-db-secrets</text:span></text:p>
      <text:p text:style-name="P3"><text:s text:c="8"/><text:span text:style-name="T1">- name: VHUB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vhub</text:span></text:p>
      <text:p text:style-name="P3"><text:s text:c="14"/><text:span text:style-name="T1">name: saa-db-secrets</text:span></text:p>
      <text:p text:style-name="P3"><text:s text:c="8"/><text:span text:style-name="T1">- name: VHUB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vhub</text:span></text:p>
      <text:p text:style-name="P3"><text:s text:c="14"/><text:span text:style-name="T1">name: saa-db-secrets</text:span></text:p>
      <text:p text:style-name="P3"><text:s text:c="8"/><text:span text:style-name="T1">- name: URL_SHORTENER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URL_SHORTENER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text:span text:style-name="T1">- name: FLYWAY_BASELINE_VERSION</text:span></text:p>
      <text:p text:style-name="P3"><text:s text:c="10"/><text:span text:style-name="T1">value: 3.2.3.0</text:span></text:p>
      <text:p text:style-name="P3"><text:s text:c="8"/><text:span text:style-name="T1">- name: FLYWAY_PLACEHOLDERS_DEALFLO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dealflo</text:span></text:p>
      <text:p text:style-name="P3"><text:s text:c="14"/><text:span text:style-name="T1">name: saa-db-secrets</text:span></text:p>
      <text:p text:style-name="P3"><text:s text:c="8"/><text:span text:style-name="T1">- name: FLYWAY_PLACEHOLDERS_DEALFLO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dealflo</text:span></text:p>
      <text:p text:style-name="P3"><text:s text:c="14"/><text:span text:style-name="T1">name: saa-db-secrets</text:span></text:p>
      <text:p text:style-name="P3"><text:s text:c="8"/><text:span text:style-name="T1">- name: FLYWAY_PLACEHOLDERS_VHUB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vhub</text:span></text:p>
      <text:p text:style-name="P3"><text:s text:c="14"/><text:span text:style-name="T1">name: saa-db-secrets</text:span></text:p>
      <text:p text:style-name="P3"><text:s text:c="8"/><text:span text:style-name="T1">- name: FLYWAY_PLACEHOLDERS_VHUB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vhub</text:span></text:p>
      <text:p text:style-name="P3"><text:s text:c="14"/><text:span text:style-name="T1">name: saa-db-secrets</text:span></text:p>
      <text:p text:style-name="P3"><text:s text:c="8"/><text:span text:style-name="T1">- name: FLYWAY_PLACEHOLDERS_URLSHORTENER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FLYWAY_PLACEHOLDERS_URLSHORTENER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/text:p>
      <text:p text:style-name="P3"><text:s text:c="8"/><text:span text:style-name="T1">command:</text:span></text:p>
      <text:p text:style-name="P3"><text:s text:c="8"/><text:span text:style-name="T1"># Cheat: vhub user is created and available after all others.</text:span></text:p>
      <text:p text:style-name="P3"><text:soft-page-break/><text:s text:c="8"/><text:span text:style-name="T1">- "bash"</text:span></text:p>
      <text:p text:style-name="P3"><text:s text:c="8"/><text:span text:style-name="T1">- "-c"</text:span></text:p>
      <text:p text:style-name="P3"><text:s text:c="8"/><text:span text:style-name="T1">- until mysqladmin status -h"${DB_HOST}" -u"${DB_USER}" -p"${DB_PASS}"; </text:span></text:p>
      <text:p text:style-name="P3"><text:s text:c="10"/><text:span text:style-name="T1">do DELAY=$(echo "$RANDOM" | cut -c1); </text:span></text:p>
      <text:p text:style-name="P3"><text:s text:c="12"/><text:span text:style-name="T1">echo "Waiting for the administrative db user '${DB_USER}'.";</text:span></text:p>
      <text:p text:style-name="P3"><text:s text:c="12"/><text:span text:style-name="T1">echo "Trying again in ${DELAY} seconds.";</text:span></text:p>
      <text:p text:style-name="P3"><text:s text:c="12"/><text:span text:style-name="T1">echo ""</text:span></text:p>
      <text:p text:style-name="P3"><text:s text:c="12"/><text:span text:style-name="T1">sleep "${DELAY}"; </text:span></text:p>
      <text:p text:style-name="P3"><text:s text:c="10"/><text:span text:style-name="T1">done</text:span></text:p>
      <text:p text:style-name="P5"/>
      <text:p text:style-name="P3"><text:s text:c="6"/><text:span text:style-name="T1">containers:</text:span></text:p>
      <text:p text:style-name="P3"><text:s text:c="6"/><text:span text:style-name="T1">- name: dbu</text:span></text:p>
      <text:p text:style-name="P3"><text:s text:c="8"/><text:span text:style-name="T1">image: images.cias.one/dealflo/dfl-dbu-job:3.10.0-SNAPSHOT-Build1921</text:span></text:p>
      <text:p text:style-name="P3"><text:s text:c="8"/><text:span text:style-name="T1">imagePullPolicy: Always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dbu</text:span></text:p>
      <text:p text:style-name="P3"><text:s text:c="8"/><text:span text:style-name="T1">- name: DB_HOST</text:span></text:p>
      <text:p text:style-name="P3"><text:s text:c="10"/><text:span text:style-name="T1">value: mysql</text:span></text:p>
      <text:p text:style-name="P3"><text:s text:c="8"/><text:span text:style-name="T1">- name: DB_PORT</text:span></text:p>
      <text:p text:style-name="P3"><text:s text:c="10"/><text:span text:style-name="T1">value: "3306"</text:span></text:p>
      <text:p text:style-name="P3"><text:s text:c="8"/><text:span text:style-name="T1">- name: INCLUDE_ADMIN_DB</text:span></text:p>
      <text:p text:style-name="P3"><text:s text:c="10"/><text:span text:style-name="T1">value: "true"</text:span></text:p>
      <text:p text:style-name="P3"><text:s text:c="8"/><text:span text:style-name="T1">- name: DB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atabase-user</text:span></text:p>
      <text:p text:style-name="P3"><text:s text:c="14"/><text:span text:style-name="T1">name: mysql</text:span></text:p>
      <text:p text:style-name="P3"><text:s text:c="8"/><text:span text:style-name="T1">- name: DB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atabase-root-password</text:span></text:p>
      <text:p text:style-name="P3"><text:s text:c="14"/><text:span text:style-name="T1">name: mysql</text:span></text:p>
      <text:p text:style-name="P3"><text:s text:c="8"/><text:span text:style-name="T1">- name: DEALFLO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dealflo</text:span></text:p>
      <text:p text:style-name="P3"><text:s text:c="14"/><text:span text:style-name="T1">name: saa-db-secrets</text:span></text:p>
      <text:p text:style-name="P3"><text:s text:c="8"/><text:span text:style-name="T1">- name: DEALFLO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dealflo</text:span></text:p>
      <text:p text:style-name="P3"><text:s text:c="14"/><text:span text:style-name="T1">name: saa-db-secrets</text:span></text:p>
      <text:p text:style-name="P3"><text:s text:c="8"/><text:span text:style-name="T1">- name: VHUB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vhub</text:span></text:p>
      <text:p text:style-name="P3"><text:s text:c="14"/><text:span text:style-name="T1">name: saa-db-secrets</text:span></text:p>
      <text:p text:style-name="P3"><text:s text:c="8"/><text:span text:style-name="T1">- name: VHUB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vhub</text:span></text:p>
      <text:p text:style-name="P3"><text:s text:c="14"/><text:span text:style-name="T1">name: saa-db-secrets</text:span></text:p>
      <text:p text:style-name="P3"><text:s text:c="8"/><text:span text:style-name="T1">- name: URL_SHORTENER_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oft-page-break/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URL_SHORTENER_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text:span text:style-name="T1">- name: FLYWAY_BASELINE_VERSION</text:span></text:p>
      <text:p text:style-name="P3"><text:s text:c="10"/><text:span text:style-name="T1">value: 3.2.3.0</text:span></text:p>
      <text:p text:style-name="P3"><text:s text:c="8"/><text:span text:style-name="T1">- name: FLYWAY_PLACEHOLDERS_DEALFLO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dealflo</text:span></text:p>
      <text:p text:style-name="P3"><text:s text:c="14"/><text:span text:style-name="T1">name: saa-db-secrets</text:span></text:p>
      <text:p text:style-name="P3"><text:s text:c="8"/><text:span text:style-name="T1">- name: FLYWAY_PLACEHOLDERS_DEALFLO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dealflo</text:span></text:p>
      <text:p text:style-name="P3"><text:s text:c="14"/><text:span text:style-name="T1">name: saa-db-secrets</text:span></text:p>
      <text:p text:style-name="P3"><text:s text:c="8"/><text:span text:style-name="T1">- name: FLYWAY_PLACEHOLDERS_VHUB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vhub</text:span></text:p>
      <text:p text:style-name="P3"><text:s text:c="14"/><text:span text:style-name="T1">name: saa-db-secrets</text:span></text:p>
      <text:p text:style-name="P3"><text:s text:c="8"/><text:span text:style-name="T1">- name: FLYWAY_PLACEHOLDERS_VHUB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vhub</text:span></text:p>
      <text:p text:style-name="P3"><text:s text:c="14"/><text:span text:style-name="T1">name: saa-db-secrets</text:span></text:p>
      <text:p text:style-name="P3"><text:s text:c="8"/><text:span text:style-name="T1">- name: FLYWAY_PLACEHOLDERS_URLSHORTENERUSER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user-url-shortener</text:span></text:p>
      <text:p text:style-name="P3"><text:s text:c="14"/><text:span text:style-name="T1">name: saa-db-secrets</text:span></text:p>
      <text:p text:style-name="P3"><text:s text:c="8"/><text:span text:style-name="T1">- name: FLYWAY_PLACEHOLDERS_URLSHORTENERPASS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key: db-pass-url-shortener</text:span></text:p>
      <text:p text:style-name="P3"><text:s text:c="14"/><text:span text:style-name="T1">name: saa-db-secrets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saa-config-publisher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saa-config-publisher-v5"</text:span></text:p>
      <text:p text:style-name="P3"><text:s text:c="2"/><text:span text:style-name="T1">labels:</text:span></text:p>
      <text:p text:style-name="P3"><text:s text:c="8"/><text:span text:style-name="T1">app: "saa-config-publisher"</text:span></text:p>
      <text:p text:style-name="P3"><text:soft-page-break/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saa-config-publisher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/text:p>
      <text:p text:style-name="P3"><text:s text:c="6"/><text:span text:style-name="T1">serviceAccountName: saa-saa-config-publisher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 <text:s text:c="23"/></text:span></text:p>
      <text:p text:style-name="P5"/>
      <text:p text:style-name="P3"><text:s text:c="6"/><text:span text:style-name="T1">containers:</text:span></text:p>
      <text:p text:style-name="P3"><text:s text:c="6"/><text:span text:style-name="T1">- name: saa-config-publisher</text:span></text:p>
      <text:p text:style-name="P3"><text:s text:c="8"/><text:span text:style-name="T1">image: images.cias.one/dealflo/saa-config-publisher:3.10.0-SNAPSHOT-Build1921</text:span></text:p>
      <text:p text:style-name="P3"><text:s text:c="8"/><text:span text:style-name="T1">imagePullPolicy: Always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saa-config-publisher</text:span></text:p>
      <text:p text:style-name="P3"><text:s text:c="8"/><text:span text:style-name="T1">- name: NAME_OVERRIDE</text:span></text:p>
      <text:p text:style-name="P3"><text:s text:c="10"/><text:span text:style-name="T1">value: saa-config-v5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saa-derived-secrets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secrets-generator-v5"</text:span></text:p>
      <text:p text:style-name="P3"><text:s text:c="2"/><text:span text:style-name="T1">labels:</text:span></text:p>
      <text:p text:style-name="P3"><text:s text:c="8"/><text:span text:style-name="T1">app: "secrets-generator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<text:soft-page-break/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secrets-generator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/text:p>
      <text:p text:style-name="P3"><text:s text:c="6"/><text:span text:style-name="T1">serviceAccountName: saa-secrets-generator</text:span></text:p>
      <text:p text:style-name="P3"><text:s text:c="6"/></text:p>
      <text:p text:style-name="P3"><text:s text:c="6"/><text:span text:style-name="T1">imagePullSecrets:</text:span></text:p>
      <text:p text:style-name="P3"><text:s text:c="6"/><text:span text:style-name="T1">- name: images-cias-one <text:s text:c="23"/></text:span></text:p>
      <text:p text:style-name="P5"/>
      <text:p text:style-name="P3"><text:s text:c="6"/><text:span text:style-name="T1">containers:</text:span></text:p>
      <text:p text:style-name="P3"><text:s text:c="6"/><text:span text:style-name="T1">- name: secrets-generator</text:span></text:p>
      <text:p text:style-name="P3"><text:s text:c="8"/><text:span text:style-name="T1">image: images.cias.one/dealflo/saa-derived-secrets-generator:3.10.0-SNAPSHOT-Build1921</text:span></text:p>
      <text:p text:style-name="P3"><text:s text:c="8"/><text:span text:style-name="T1">imagePullPolicy: Always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secrets-generator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ush-domains-initializer/charts/job/templates/job.yaml</text:p>
      <text:p text:style-name="P2">apiVersion: batch/v1</text:p>
      <text:p text:style-name="P2">kind: Job</text:p>
      <text:p text:style-name="P2">metadata:</text:p>
      <text:p text:style-name="P3"><text:s text:c="2"/><text:span text:style-name="T1">name: "saa-ush-domains-initializer-v5"</text:span></text:p>
      <text:p text:style-name="P3"><text:s text:c="2"/><text:span text:style-name="T1">labels:</text:span></text:p>
      <text:p text:style-name="P3"><text:s text:c="8"/><text:span text:style-name="T1">app: "ush-domains-initializer"</text:span></text:p>
      <text:p text:style-name="P3"><text:s text:c="8"/><text:span text:style-name="T1">solution: "saa"</text:span></text:p>
      <text:p text:style-name="P3"><text:s text:c="8"/><text:span text:style-name="T1">chart: "job-0.1.0"</text:span></text:p>
      <text:p text:style-name="P3"><text:s text:c="8"/><text:span text:style-name="T1">release: "saa"</text:span></text:p>
      <text:p text:style-name="P3"><text:s text:c="8"/><text:span text:style-name="T1">heritage: "Helm"</text:span></text:p>
      <text:p text:style-name="P3"><text:s text:c="8"/><text:span text:style-name="T1">revision: "5"</text:span></text:p>
      <text:p text:style-name="P3"><text:s text:c="8"/></text:p>
      <text:p text:style-name="P2">spec:</text:p>
      <text:p text:style-name="P3"><text:s text:c="2"/><text:span text:style-name="T1">completions: 1</text:span></text:p>
      <text:p text:style-name="P3"><text:s text:c="2"/><text:span text:style-name="T1">template:</text:span></text:p>
      <text:p text:style-name="P3"><text:s text:c="4"/><text:span text:style-name="T1">metadata:</text:span></text:p>
      <text:p text:style-name="P3"><text:s text:c="6"/><text:span text:style-name="T1">labels:</text:span></text:p>
      <text:p text:style-name="P3"><text:s text:c="8"/><text:span text:style-name="T1">app: ush-domains-initializer</text:span></text:p>
      <text:p text:style-name="P3"><text:s text:c="8"/><text:span text:style-name="T1">release: saa</text:span></text:p>
      <text:p text:style-name="P3"><text:s text:c="4"/><text:span text:style-name="T1">spec:</text:span></text:p>
      <text:p text:style-name="P3"><text:s text:c="6"/></text:p>
      <text:p text:style-name="P3"><text:s text:c="6"/></text:p>
      <text:p text:style-name="P3"><text:soft-page-break/><text:s text:c="6"/><text:span text:style-name="T1">imagePullSecrets:</text:span></text:p>
      <text:p text:style-name="P3"><text:s text:c="6"/><text:span text:style-name="T1">- name: images-cias-one</text:span></text:p>
      <text:p text:style-name="P3"><text:s text:c="6"/><text:span text:style-name="T1">initContainers: <text:s text:c="5"/></text:span></text:p>
      <text:p text:style-name="P3"><text:s text:c="6"/><text:span text:style-name="T1">- name: wait-for-scc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ush-domains-initializer</text:span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scc-v5:8888/default/default;" text:style-name="Internet_20_link" text:visited-style-name="Visited_20_Internet_20_Link"><text:span text:style-name="T4">http://saa-scc-v5:8888/default/default;</text:span></text:a><text:span text:style-name="T3"> </text:span></text:p>
      <text:p text:style-name="P3"><text:s text:c="10"/><text:span text:style-name="T1">do DELAY=$(echo $RANDOM | cut -c1); </text:span></text:p>
      <text:p text:style-name="P3"><text:s text:c="12"/><text:span text:style-name="T1">echo "Waiting for the saa-scc-v5 service. Trying again in ${DELAY} seconds."; </text:span></text:p>
      <text:p text:style-name="P3"><text:s text:c="12"/><text:span text:style-name="T1">sleep ${DELAY};</text:span></text:p>
      <text:p text:style-name="P3"><text:s text:c="10"/><text:span text:style-name="T1">done; <text:s text:c="5"/></text:span></text:p>
      <text:p text:style-name="P3"><text:s text:c="6"/><text:span text:style-name="T1">- name: init-wait-for-ath</text:span></text:p>
      <text:p text:style-name="P3"><text:s text:c="8"/><text:span text:style-name="T1">image: busybox:1.28</text:span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ush-domains-initializer</text:span></text:p>
      <text:p text:style-name="P3"><text:s text:c="8"/></text:p>
      <text:p text:style-name="P3"><text:s text:c="8"/></text:p>
      <text:p text:style-name="P3"><text:s text:c="8"/><text:span text:style-name="T1">command:</text:span></text:p>
      <text:p text:style-name="P3"><text:s text:c="8"/><text:span text:style-name="T1">- 'sh'</text:span></text:p>
      <text:p text:style-name="P3"><text:s text:c="8"/><text:span text:style-name="T1">- '-c'</text:span></text:p>
      <text:p text:style-name="P5"><text:span text:style-name="T2"><text:s text:c="8"/></text:span><text:span text:style-name="T3">- until wget -T 5 -O - </text:span><text:a xlink:type="simple" xlink:href="http://saa-ath-v5:8080/health;" text:style-name="Internet_20_link" text:visited-style-name="Visited_20_Internet_20_Link"><text:span text:style-name="T4">http://saa-ath-v5:8080/health;</text:span></text:a></text:p>
      <text:p text:style-name="P3"><text:s text:c="10"/><text:span text:style-name="T1">do DELAY=$(echo $RANDOM | cut -c1); </text:span></text:p>
      <text:p text:style-name="P3"><text:s text:c="12"/><text:span text:style-name="T1">echo Waiting for the saa-ath-v5 service. Trying again in ${DELAY} seconds.; </text:span></text:p>
      <text:p text:style-name="P3"><text:s text:c="12"/><text:span text:style-name="T1">sleep ${DELAY}; </text:span></text:p>
      <text:p text:style-name="P3"><text:s text:c="10"/><text:span text:style-name="T1">done; <text:s text:c="11"/></text:span></text:p>
      <text:p text:style-name="P5"/>
      <text:p text:style-name="P3"><text:s text:c="6"/><text:span text:style-name="T1">containers:</text:span></text:p>
      <text:p text:style-name="P3"><text:s text:c="6"/><text:span text:style-name="T1">- name: ush-domains-initializer</text:span></text:p>
      <text:p text:style-name="P3"><text:s text:c="8"/><text:span text:style-name="T1">image: images.cias.one/dealflo/osp-ush-ms:3.10.0-SNAPSHOT-Build1921</text:span></text:p>
      <text:p text:style-name="P3"><text:s text:c="8"/><text:span text:style-name="T1">command: ["urls_initial_domain_setup.sh"]</text:span></text:p>
      <text:p text:style-name="P3"><text:s text:c="8"/><text:span text:style-name="T1">imagePullPolicy: Always</text:span></text:p>
      <text:p text:style-name="P3"><text:s text:c="8"/></text:p>
      <text:p text:style-name="P3"><text:s text:c="8"/><text:span text:style-name="T1">env:</text:span></text:p>
      <text:p text:style-name="P3"><text:s text:c="8"/><text:span text:style-name="T1">- name: JAVA_OPTS</text:span></text:p>
      <text:p text:style-name="P5"><text:span text:style-name="T2"><text:s text:c="10"/></text:span><text:span text:style-name="T3">value: " -Dspring.cloud.config.uri=</text:span><text:a xlink:type="simple" xlink:href="http://saa-scc-v5:8888/" text:style-name="Internet_20_link" text:visited-style-name="Visited_20_Internet_20_Link"><text:span text:style-name="T4">http://saa-scc-v5:8888</text:span></text:a><text:span text:style-name="T3"> <text:s/>"</text:span></text:p>
      <text:p text:style-name="P3"><text:s text:c="8"/><text:span text:style-name="T1">- name: NEW_RELIC_APP_NAME</text:span></text:p>
      <text:p text:style-name="P3"><text:s text:c="10"/><text:span text:style-name="T1">value: tid-eu-dev-dealflo-ush-domains-initializer</text:span></text:p>
      <text:p text:style-name="P3"><text:s text:c="8"/></text:p>
      <text:p text:style-name="P3"><text:s text:c="8"/><text:span text:style-name="T1">- name: "OVERRIDE_DEALFLO_CONFIG_SECRETS_VHU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oft-page-break/><text:s text:c="14"/><text:span text:style-name="T1">key: "db-user-vhub"</text:span></text:p>
      <text:p text:style-name="P3"><text:s text:c="8"/><text:span text:style-name="T1">- name: "OVERRIDE_DEALFLO_CONFIG_SECRETS_VHUB_DB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vhub"</text:span></text:p>
      <text:p text:style-name="P3"><text:s text:c="8"/><text:span text:style-name="T1">- name: "OVERRIDE_DEALFLO_CONFIG_SECRETS_VHUB_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VHUB_SFS_MDB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vhub"</text:span></text:p>
      <text:p text:style-name="P3"><text:s text:c="8"/><text:span text:style-name="T1">- name: "OVERRIDE_DEALFLO_CONFIG_SECRETS_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MDB_DTE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SFS_USERNAME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user-dealflo"</text:span></text:p>
      <text:p text:style-name="P3"><text:s text:c="8"/><text:span text:style-name="T1">- name: "OVERRIDE_DEALFLO_CONFIG_SECRETS_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MDB_DTE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text:span text:style-name="T1">- name: "OVERRIDE_DEALFLO_CONFIG_SECRETS_DB_SFS_PASSWORD"</text:span></text:p>
      <text:p text:style-name="P3"><text:s text:c="10"/><text:span text:style-name="T1">valueFrom:</text:span></text:p>
      <text:p text:style-name="P3"><text:s text:c="12"/><text:span text:style-name="T1">secretKeyRef:</text:span></text:p>
      <text:p text:style-name="P3"><text:s text:c="14"/><text:span text:style-name="T1">name: "saa-db-secrets"</text:span></text:p>
      <text:p text:style-name="P3"><text:s text:c="14"/><text:span text:style-name="T1">key: "db-pass-dealflo"</text:span></text:p>
      <text:p text:style-name="P3"><text:s text:c="8"/></text:p>
      <text:p text:style-name="P3"><text:s text:c="8"/><text:span text:style-name="T1">envFrom:</text:span></text:p>
      <text:p text:style-name="P3"><text:s text:c="8"/><text:span text:style-name="T1">- secretRef:</text:span></text:p>
      <text:p text:style-name="P3"><text:s text:c="12"/><text:span text:style-name="T1">name: new-relic-environment</text:span></text:p>
      <text:p text:style-name="P3"><text:s text:c="8"/><text:span text:style-name="T1">- configMapRef:</text:span></text:p>
      <text:p text:style-name="P3"><text:s text:c="12"/><text:span text:style-name="T1">name: "saa-service-map-v5"</text:span></text:p>
      <text:p text:style-name="P3"><text:s text:c="8"/><text:span text:style-name="T1">- configMapRef:</text:span></text:p>
      <text:p text:style-name="P3"><text:s text:c="12"/><text:span text:style-name="T1">name: "saa-ush-active-domains"</text:span></text:p>
      <text:p text:style-name="P3"><text:soft-page-break/><text:s text:c="8"/><text:span text:style-name="T1">- secretRef:</text:span></text:p>
      <text:p text:style-name="P3"><text:s text:c="12"/><text:span text:style-name="T1">name: saa-platform-secrets</text:span></text:p>
      <text:p text:style-name="P3"><text:s text:c="8"/><text:span text:style-name="T1">ports:</text:span></text:p>
      <text:p text:style-name="P3"><text:s text:c="8"/><text:span text:style-name="T1">- containerPort: 8080</text:span></text:p>
      <text:p text:style-name="P3"><text:s text:c="6"/><text:span text:style-name="T1">restartPolicy: OnFailure</text:span></text:p>
      <text:p text:style-name="P3"><text:s text:c="2"/><text:span text:style-name="T1">backoffLimit: 4</text:span></text:p>
      <text:p text:style-name="P2">---</text:p>
      <text:p text:style-name="P2"># Source: saa-solution/charts/adt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ad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adt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adt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adt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at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at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ath-v5</text:span></text:p>
      <text:p text:style-name="P2"><text:soft-page-break/>spec:</text:p>
      <text:p text:style-name="P3"><text:s text:c="2"/></text:p>
      <text:p text:style-name="P3"><text:s text:c="2"/></text:p>
      <text:p text:style-name="P3"><text:s text:c="2"/><text:span text:style-name="T1">host: ath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at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at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at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oauth-saa-at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oauth/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at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bpm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oft-page-break/><text:s text:c="2"/><text:span text:style-name="T1">labels:</text:span></text:p>
      <text:p text:style-name="P3"><text:s text:c="4"/><text:span text:style-name="T1">app: "bpm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bpm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bpm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bpm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cwf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cwf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cwf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cwf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cwf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oft-page-break/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cwf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cwf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api-saa-cwf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api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cwf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dce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dce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dce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dce-saa-edge.apps.dev.cias.one</text:span></text:p>
      <text:p text:style-name="P3"><text:s text:c="2"/></text:p>
      <text:p text:style-name="P3"><text:s text:c="2"/></text:p>
      <text:p text:style-name="P3"><text:soft-page-break/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dce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evr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evr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evr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evr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evr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iw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iw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oft-page-break/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iwh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iwh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iw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iw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iw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startworkflow-saa-iw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startworkflow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iw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mock/charts/microservice/templates/route.yaml</text:p>
      <text:p text:style-name="P2">apiVersion: route.openshift.io/v1</text:p>
      <text:p text:style-name="P2">kind: Route</text:p>
      <text:p text:style-name="P2"><text:soft-page-break/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mock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mock-saa-mock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mock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mock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nts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nts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nts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nts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nts-v5"</text:span></text:p>
      <text:p text:style-name="P3"><text:soft-page-break/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pup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pup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pup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pup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pup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sbt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sb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sbt-v5</text:span></text:p>
      <text:p text:style-name="P2">spec:</text:p>
      <text:p text:style-name="P3"><text:soft-page-break/><text:s text:c="2"/></text:p>
      <text:p text:style-name="P3"><text:s text:c="2"/></text:p>
      <text:p text:style-name="P3"><text:s text:c="2"/><text:span text:style-name="T1">host: sbt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sbt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sbt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sbt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sfs-saa-sbt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sfs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sbt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scc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oft-page-break/><text:s text:c="4"/><text:span text:style-name="T1">app: "scc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scc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scc-saa-edge.apps.dev.cias.one</text:span></text:p>
      <text:p text:style-name="P3"><text:s text:c="2"/></text:p>
      <text:p text:style-name="P3"><text:s text:c="2"/></text:p>
      <text:p text:style-name="P3"><text:s text:c="2"/><text:span text:style-name="T1">path: "/management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scc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ush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ush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oft-page-break/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default-saa-us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short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ford-saa-us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s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oft-page-break/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uni-saa-us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v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bsc-saa-ush-v5</text:span></text:p>
      <text:p text:style-name="P2"><text:soft-page-break/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onboarding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clarienbank-saa-us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m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sh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sh"</text:span></text:p>
      <text:p text:style-name="P3"><text:soft-page-break/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idverification-saa-ush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IDVerification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sh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x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x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ux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ux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x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ux/charts/microservice/templates/route.yaml</text:p>
      <text:p text:style-name="P2"><text:soft-page-break/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ux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default-saa-ux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ux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vhb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vhb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vhub-saa-vhb-v5</text:span></text:p>
      <text:p text:style-name="P2">spec:</text:p>
      <text:p text:style-name="P3"><text:s text:c="2"/></text:p>
      <text:p text:style-name="P3"><text:s text:c="2"/><text:span text:style-name="T1">host: edge.apps.dev.cias.one</text:span></text:p>
      <text:p text:style-name="P3"><text:s text:c="2"/></text:p>
      <text:p text:style-name="P3"><text:s text:c="2"/><text:span text:style-name="T1">path: "/vhub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vhb-v5"</text:span></text:p>
      <text:p text:style-name="P3"><text:soft-page-break/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2">---</text:p>
      <text:p text:style-name="P2"># Source: saa-solution/charts/vhb/charts/microservice/templates/route.yaml</text:p>
      <text:p text:style-name="P2">apiVersion: route.openshift.io/v1</text:p>
      <text:p text:style-name="P2">kind: Route</text:p>
      <text:p text:style-name="P2">metadata:</text:p>
      <text:p text:style-name="P3"><text:s text:c="2"/><text:span text:style-name="T1">annotations:</text:span></text:p>
      <text:p text:style-name="P3"><text:s text:c="4"/><text:span text:style-name="T1">openshift.io/host.generated: "true"</text:span></text:p>
      <text:p text:style-name="P3"><text:s text:c="4"/><text:span text:style-name="T1">haproxy.router.openshift.io/timeout: "300s"</text:span></text:p>
      <text:p text:style-name="P3"><text:s text:c="2"/><text:span text:style-name="T1">creationTimestamp: null</text:span></text:p>
      <text:p text:style-name="P3"><text:s text:c="2"/><text:span text:style-name="T1">labels:</text:span></text:p>
      <text:p text:style-name="P3"><text:s text:c="4"/><text:span text:style-name="T1">app: "vhb"</text:span></text:p>
      <text:p text:style-name="P3"><text:s text:c="4"/><text:span text:style-name="T1">solution: "saa"</text:span></text:p>
      <text:p text:style-name="P3"><text:s text:c="4"/><text:span text:style-name="T1">chart: "microservice-0.1.0"</text:span></text:p>
      <text:p text:style-name="P3"><text:s text:c="4"/><text:span text:style-name="T1">release: "saa"</text:span></text:p>
      <text:p text:style-name="P3"><text:s text:c="4"/><text:span text:style-name="T1">heritage: "Helm"</text:span></text:p>
      <text:p text:style-name="P3"><text:s text:c="4"/><text:span text:style-name="T1">revision: "5"</text:span></text:p>
      <text:p text:style-name="P3"><text:s text:c="4"/></text:p>
      <text:p text:style-name="P3"><text:s text:c="2"/><text:span text:style-name="T1">name: health-saa-vhb-v5</text:span></text:p>
      <text:p text:style-name="P2">spec:</text:p>
      <text:p text:style-name="P3"><text:s text:c="2"/></text:p>
      <text:p text:style-name="P3"><text:s text:c="2"/></text:p>
      <text:p text:style-name="P3"><text:s text:c="2"/><text:span text:style-name="T1">host: vhb-saa-edge.apps.dev.cias.one</text:span></text:p>
      <text:p text:style-name="P3"><text:s text:c="2"/></text:p>
      <text:p text:style-name="P3"><text:s text:c="2"/></text:p>
      <text:p text:style-name="P3"><text:s text:c="2"/><text:span text:style-name="T1">path: "/health"</text:span></text:p>
      <text:p text:style-name="P3"><text:s text:c="2"/><text:span text:style-name="T1">port:</text:span></text:p>
      <text:p text:style-name="P3"><text:s text:c="4"/><text:span text:style-name="T1">targetPort: http</text:span></text:p>
      <text:p text:style-name="P3"><text:s text:c="2"/><text:span text:style-name="T1">to:</text:span></text:p>
      <text:p text:style-name="P3"><text:s text:c="4"/><text:span text:style-name="T1">kind: Service</text:span></text:p>
      <text:p text:style-name="P3"><text:s text:c="4"/><text:span text:style-name="T1">name: "saa-vhb-v5"</text:span></text:p>
      <text:p text:style-name="P3"><text:s text:c="4"/><text:span text:style-name="T1">weight: 100</text:span></text:p>
      <text:p text:style-name="P3"><text:s text:c="2"/><text:span text:style-name="T1">tls:</text:span></text:p>
      <text:p text:style-name="P3"><text:s text:c="4"/><text:span text:style-name="T1">termination: edge</text:span></text:p>
      <text:p text:style-name="P3"><text:s text:c="4"/><text:span text:style-name="T1">insecureEdgeTerminationPolicy: None</text:span></text:p>
      <text:p text:style-name="P3"><text:s text:c="2"/><text:span text:style-name="T1">wildcardPolicy: "None"</text:span></text:p>
      <text:p text:style-name="P5"/>
      <text:p text:style-name="P4">[Pipeline] echo</text:p>
      <text:p text:style-name="P2">Finished deployer.</text:p>
      <text:p text:style-name="P4">[Pipeline] }</text:p>
      <text:p text:style-name="P4">[Pipeline] // withCredentials</text:p>
      <text:p text:style-name="P4">[Pipeline] echo</text:p>
      <text:p text:style-name="P2">Will use HELM version images.cias.one/alpine/helm:3.5.2 for environment "tid_eu_dev"</text:p>
      <text:p text:style-name="P4">[Pipeline] echo</text:p>
      <text:p text:style-name="P2">DeploymentProvider.groovy - targetEnvironment[tid-eu-dev]</text:p>
      <text:p text:style-name="P4">[Pipeline] echo</text:p>
      <text:p text:style-name="P2">Looking for environment file /home/ospn/env-tid-eu-dev.yaml</text:p>
      <text:p text:style-name="P4">[Pipeline] echo</text:p>
      <text:p text:style-name="P2">Starting HELM Actual Run in environment "tid_eu_dev"</text:p>
      <text:p text:style-name="P4">[Pipeline] withCredentials</text:p>
      <text:p text:style-name="P2">Masking supported pattern matches of $USERNAME or $PASSWORD</text:p>
      <text:p text:style-name="P4">[Pipeline] {</text:p>
      <text:p text:style-name="P4">[Pipeline] sh</text:p>
      <text:p text:style-name="P2">+ docker login -u **** -p **** images.cias.one</text:p>
      <text:p text:style-name="P2"><text:soft-page-break/>WARNING! Using --password via the CLI is insecure. Use --password-stdin.</text:p>
      <text:p text:style-name="P2">WARNING! Your password will be stored unencrypted in /var/lib/jenkins/.docker/config.json.</text:p>
      <text:p text:style-name="P2">Configure a credential helper to remove this warning. See</text:p>
      <text:p text:style-name="P5"><text:a xlink:type="simple" xlink:href="https://docs.docker.com/engine/reference/commandline/login/#credentials-store" text:style-name="Internet_20_link" text:visited-style-name="Visited_20_Internet_20_Link"><text:span text:style-name="T4">https://docs.docker.com/engine/reference/commandline/login/#credentials-store</text:span></text:a></text:p>
      <text:p text:style-name="P5"/>
      <text:p text:style-name="P2">Login Succeeded</text:p>
      <text:p text:style-name="P4">[Pipeline] echo</text:p>
      <text:p text:style-name="P2">Starting deployer.</text:p>
      <text:p text:style-name="P4">[Pipeline] sh</text:p>
      <text:p text:style-name="P2">+ docker pull images.cias.one/dealflo/saa-derived-secrets-generator-deployer:3.10.0-SNAPSHOT-Build1921</text:p>
      <text:p text:style-name="P2">3.10.0-SNAPSHOT-Build1921: Pulling from dealflo/saa-derived-secrets-generator-deployer</text:p>
      <text:p text:style-name="P2">Digest: sha256:63db87b038005f6e066a2f3923a953d4bc0ef43104eb233920a4b21d40037ede</text:p>
      <text:p text:style-name="P2">Status: Image is up to date for images.cias.one/dealflo/saa-derived-secrets-generator-deployer:3.10.0-SNAPSHOT-Build1921</text:p>
      <text:p text:style-name="P2">images.cias.one/dealflo/saa-derived-secrets-generator-deployer:3.10.0-SNAPSHOT-Build1921</text:p>
      <text:p text:style-name="P4">[Pipeline] sh</text:p>
      <text:p text:style-name="P2">+ docker run --rm -v /var/lib/jenkins/workspace/Dealflo_deployment_development_4/.kube-1459:/root/.kube --entrypoint /bin/bash images.cias.one/dealflo/saa-derived-secrets-generator-deployer:3.10.0-SNAPSHOT-Build1921 -c 'rm -rf /home/ospn/saa-solution/charts/jmeter-tests &amp;&amp; <text:s/>helm upgrade --install saa /home/ospn/saa-solution <text:s/>--disable-openapi-validation <text:s/>--set global.routeHostDomainSuffix=edge.apps.dev.cias.one --set global.image.tag=3.10.0-SNAPSHOT-Build1921 --set global.image.registry='\''images.cias.one'\'' --set global.image.prefix='\''/dealflo/'\'' --set global.imagePrefixOverride='\''/dealflo/'\'' --set global.imagePullSecrets[0].name=images-cias-one --set global.overrideEnvironment='\''tid-eu-dev'\'' --debug --wait --timeout 900s --values /home/ospn/env-tid-eu-dev.yaml '</text:p>
      <text:p text:style-name="P2">history.go:56: [debug] getting history for release saa</text:p>
      <text:p text:style-name="P2">upgrade.go:125: [debug] preparing upgrade for saa</text:p>
      <text:p text:style-name="P2">upgrade.go:133: [debug] performing update for saa</text:p>
      <text:p text:style-name="P2">upgrade.go:305: [debug] creating upgraded release for saa</text:p>
      <text:p text:style-name="P2">client.go:209: [debug] checking 72 resources for changes</text:p>
      <text:p text:style-name="P2">client.go:230: [debug] Created a new ConfigMap called "saa-service-map-v5" in dealflo</text:p>
      <text:p text:style-name="P5"/>
      <text:p text:style-name="P2">client.go:230: [debug] Created a new Service called "saa-adt-v5" in dealflo</text:p>
      <text:p text:style-name="P5"/>
      <text:p text:style-name="P2">client.go:230: [debug] Created a new Service called "saa-ath-v5" in dealflo</text:p>
      <text:p text:style-name="P5"/>
      <text:p text:style-name="P2">client.go:230: [debug] Created a new Service called "saa-bpm-v5" in dealflo</text:p>
      <text:p text:style-name="P5"/>
      <text:p text:style-name="P2">client.go:230: [debug] Created a new Service called "saa-cwf-v5" in dealflo</text:p>
      <text:p text:style-name="P5"/>
      <text:p text:style-name="P2">client.go:230: [debug] Created a new Service called "saa-dce-v5" in dealflo</text:p>
      <text:p text:style-name="P5"/>
      <text:p text:style-name="P2">client.go:230: [debug] Created a new Service called "saa-evr-v5" in dealflo</text:p>
      <text:p text:style-name="P5"/>
      <text:p text:style-name="P2">client.go:230: [debug] Created a new Service called "saa-iwh-v5" in dealflo</text:p>
      <text:p text:style-name="P5"/>
      <text:p text:style-name="P2">client.go:230: [debug] Created a new Service called "saa-mock-v5" in dealflo</text:p>
      <text:p text:style-name="P5"/>
      <text:p text:style-name="P2">client.go:230: [debug] Created a new Service called "saa-nts-v5" in dealflo</text:p>
      <text:p text:style-name="P5"/>
      <text:p text:style-name="P2"><text:soft-page-break/>client.go:230: [debug] Created a new Service called "saa-pup-v5" in dealflo</text:p>
      <text:p text:style-name="P5"/>
      <text:p text:style-name="P2">client.go:230: [debug] Created a new Service called "saa-sbt-v5" in dealflo</text:p>
      <text:p text:style-name="P5"/>
      <text:p text:style-name="P2">client.go:230: [debug] Created a new Service called "saa-scc-v5" in dealflo</text:p>
      <text:p text:style-name="P5"/>
      <text:p text:style-name="P2">client.go:230: [debug] Created a new Service called "saa-ush-v5" in dealflo</text:p>
      <text:p text:style-name="P5"/>
      <text:p text:style-name="P2">client.go:230: [debug] Created a new Service called "saa-ux-v5" in dealflo</text:p>
      <text:p text:style-name="P5"/>
      <text:p text:style-name="P2">client.go:230: [debug] Created a new Service called "saa-vhb-v5" in dealflo</text:p>
      <text:p text:style-name="P5"/>
      <text:p text:style-name="P2">client.go:230: [debug] Created a new Job called "saa-brd-v5" in dealflo</text:p>
      <text:p text:style-name="P5"/>
      <text:p text:style-name="P2">client.go:230: [debug] Created a new Job called "saa-cds-v5" in dealflo</text:p>
      <text:p text:style-name="P5"/>
      <text:p text:style-name="P2">client.go:230: [debug] Created a new Job called "saa-cnf-v5" in dealflo</text:p>
      <text:p text:style-name="P5"/>
      <text:p text:style-name="P2">client.go:230: [debug] Created a new Job called "saa-dbu-v5" in dealflo</text:p>
      <text:p text:style-name="P5"/>
      <text:p text:style-name="P2">client.go:230: [debug] Created a new Job called "saa-saa-config-publisher-v5" in dealflo</text:p>
      <text:p text:style-name="P5"/>
      <text:p text:style-name="P2">client.go:230: [debug] Created a new Job called "saa-secrets-generator-v5" in dealflo</text:p>
      <text:p text:style-name="P5"/>
      <text:p text:style-name="P2">client.go:230: [debug] Created a new Job called "saa-ush-domains-initializer-v5" in dealflo</text:p>
      <text:p text:style-name="P5"/>
      <text:p text:style-name="P2">client.go:230: [debug] Created a new Route called "health-saa-adt-v5" in dealflo</text:p>
      <text:p text:style-name="P5"/>
      <text:p text:style-name="P2">client.go:230: [debug] Created a new Route called "health-saa-ath-v5" in dealflo</text:p>
      <text:p text:style-name="P5"/>
      <text:p text:style-name="P2">client.go:230: [debug] Created a new Route called "oauth-saa-ath-v5" in dealflo</text:p>
      <text:p text:style-name="P5"/>
      <text:p text:style-name="P2">client.go:230: [debug] Created a new Route called "health-saa-bpm-v5" in dealflo</text:p>
      <text:p text:style-name="P5"/>
      <text:p text:style-name="P2">client.go:230: [debug] Created a new Route called "health-saa-cwf-v5" in dealflo</text:p>
      <text:p text:style-name="P5"/>
      <text:p text:style-name="P2">client.go:230: [debug] Created a new Route called "api-saa-cwf-v5" in dealflo</text:p>
      <text:p text:style-name="P5"/>
      <text:p text:style-name="P2">client.go:230: [debug] Created a new Route called "health-saa-dce-v5" in dealflo</text:p>
      <text:p text:style-name="P5"/>
      <text:p text:style-name="P2">client.go:230: [debug] Created a new Route called "health-saa-evr-v5" in dealflo</text:p>
      <text:p text:style-name="P5"/>
      <text:p text:style-name="P2">client.go:230: [debug] Created a new Route called "health-saa-iwh-v5" in dealflo</text:p>
      <text:p text:style-name="P5"/>
      <text:p text:style-name="P2">client.go:230: [debug] Created a new Route called "startworkflow-saa-iwh-v5" in dealflo</text:p>
      <text:p text:style-name="P5"/>
      <text:p text:style-name="P2">client.go:230: [debug] Created a new Route called "mock-saa-mock-v5" in dealflo</text:p>
      <text:p text:style-name="P5"/>
      <text:p text:style-name="P2">client.go:230: [debug] Created a new Route called "health-saa-nts-v5" in dealflo</text:p>
      <text:p text:style-name="P5"/>
      <text:p text:style-name="P2">client.go:230: [debug] Created a new Route called "health-saa-pup-v5" in dealflo</text:p>
      <text:p text:style-name="P5"/>
      <text:p text:style-name="P2">client.go:230: [debug] Created a new Route called "health-saa-sbt-v5" in dealflo</text:p>
      <text:p text:style-name="P5"/>
      <text:p text:style-name="P2">client.go:230: [debug] Created a new Route called "sfs-saa-sbt-v5" in dealflo</text:p>
      <text:p text:style-name="P5"><text:soft-page-break/></text:p>
      <text:p text:style-name="P2">client.go:230: [debug] Created a new Route called "health-saa-scc-v5" in dealflo</text:p>
      <text:p text:style-name="P5"/>
      <text:p text:style-name="P2">client.go:230: [debug] Created a new Route called "health-saa-ush-v5" in dealflo</text:p>
      <text:p text:style-name="P5"/>
      <text:p text:style-name="P2">client.go:230: [debug] Created a new Route called "default-saa-ush-v5" in dealflo</text:p>
      <text:p text:style-name="P5"/>
      <text:p text:style-name="P2">client.go:230: [debug] Created a new Route called "ford-saa-ush-v5" in dealflo</text:p>
      <text:p text:style-name="P5"/>
      <text:p text:style-name="P2">client.go:230: [debug] Created a new Route called "uni-saa-ush-v5" in dealflo</text:p>
      <text:p text:style-name="P5"/>
      <text:p text:style-name="P2">client.go:230: [debug] Created a new Route called "bsc-saa-ush-v5" in dealflo</text:p>
      <text:p text:style-name="P5"/>
      <text:p text:style-name="P2">client.go:230: [debug] Created a new Route called "clarienbank-saa-ush-v5" in dealflo</text:p>
      <text:p text:style-name="P5"/>
      <text:p text:style-name="P2">client.go:230: [debug] Created a new Route called "idverification-saa-ush-v5" in dealflo</text:p>
      <text:p text:style-name="P5"/>
      <text:p text:style-name="P2">client.go:230: [debug] Created a new Route called "health-saa-ux-v5" in dealflo</text:p>
      <text:p text:style-name="P5"/>
      <text:p text:style-name="P2">client.go:230: [debug] Created a new Route called "default-saa-ux-v5" in dealflo</text:p>
      <text:p text:style-name="P5"/>
      <text:p text:style-name="P2">client.go:230: [debug] Created a new Route called "vhub-saa-vhb-v5" in dealflo</text:p>
      <text:p text:style-name="P5"/>
      <text:p text:style-name="P2">client.go:230: [debug] Created a new Route called "health-saa-vhb-v5" in dealflo</text:p>
      <text:p text:style-name="P5"/>
      <text:p text:style-name="P2">client.go:258: [debug] Deleting "saa-service-map-v4" in dealflo...</text:p>
      <text:p text:style-name="P2">client.go:258: [debug] Deleting "saa-adt-v4" in dealflo...</text:p>
      <text:p text:style-name="P2">client.go:258: [debug] Deleting "saa-ath-v4" in dealflo...</text:p>
      <text:p text:style-name="P2">client.go:258: [debug] Deleting "saa-bpm-v4" in dealflo...</text:p>
      <text:p text:style-name="P2">client.go:258: [debug] Deleting "saa-cwf-v4" in dealflo...</text:p>
      <text:p text:style-name="P2">client.go:258: [debug] Deleting "saa-dce-v4" in dealflo...</text:p>
      <text:p text:style-name="P2">client.go:258: [debug] Deleting "saa-evr-v4" in dealflo...</text:p>
      <text:p text:style-name="P2">client.go:258: [debug] Deleting "saa-iwh-v4" in dealflo...</text:p>
      <text:p text:style-name="P2">client.go:258: [debug] Deleting "saa-mock-v4" in dealflo...</text:p>
      <text:p text:style-name="P2">client.go:258: [debug] Deleting "saa-nts-v4" in dealflo...</text:p>
      <text:p text:style-name="P2">client.go:258: [debug] Deleting "saa-pup-v4" in dealflo...</text:p>
      <text:p text:style-name="P2">client.go:258: [debug] Deleting "saa-sbt-v4" in dealflo...</text:p>
      <text:p text:style-name="P2">client.go:258: [debug] Deleting "saa-scc-v4" in dealflo...</text:p>
      <text:p text:style-name="P2">client.go:258: [debug] Deleting "saa-ush-v4" in dealflo...</text:p>
      <text:p text:style-name="P2">client.go:258: [debug] Deleting "saa-ux-v4" in dealflo...</text:p>
      <text:p text:style-name="P2">client.go:258: [debug] Deleting "saa-vhb-v4" in dealflo...</text:p>
      <text:p text:style-name="P2">client.go:258: [debug] Deleting "saa-brd-v4" in dealflo...</text:p>
      <text:p text:style-name="P2">client.go:258: [debug] Deleting "saa-cds-v4" in dealflo...</text:p>
      <text:p text:style-name="P2">client.go:258: [debug] Deleting "saa-cnf-v4" in dealflo...</text:p>
      <text:p text:style-name="P2">client.go:258: [debug] Deleting "saa-dbu-v4" in dealflo...</text:p>
      <text:p text:style-name="P2">client.go:258: [debug] Deleting "saa-saa-config-publisher-v4" in dealflo...</text:p>
      <text:p text:style-name="P2">client.go:258: [debug] Deleting "saa-secrets-generator-v4" in dealflo...</text:p>
      <text:p text:style-name="P2">client.go:258: [debug] Deleting "saa-ush-domains-initializer-v4" in dealflo...</text:p>
      <text:p text:style-name="P2">client.go:258: [debug] Deleting "health-saa-adt-v4" in dealflo...</text:p>
      <text:p text:style-name="P2">client.go:258: [debug] Deleting "health-saa-ath-v4" in dealflo...</text:p>
      <text:p text:style-name="P2">client.go:258: [debug] Deleting "oauth-saa-ath-v4" in dealflo...</text:p>
      <text:p text:style-name="P2">client.go:258: [debug] Deleting "health-saa-bpm-v4" in dealflo...</text:p>
      <text:p text:style-name="P2">client.go:258: [debug] Deleting "health-saa-cwf-v4" in dealflo...</text:p>
      <text:p text:style-name="P2">client.go:258: [debug] Deleting "api-saa-cwf-v4" in dealflo...</text:p>
      <text:p text:style-name="P2">client.go:258: [debug] Deleting "health-saa-dce-v4" in dealflo...</text:p>
      <text:p text:style-name="P2">client.go:258: [debug] Deleting "health-saa-evr-v4" in dealflo...</text:p>
      <text:p text:style-name="P2">client.go:258: [debug] Deleting "health-saa-iwh-v4" in dealflo...</text:p>
      <text:p text:style-name="P2"><text:soft-page-break/>client.go:258: [debug] Deleting "startworkflow-saa-iwh-v4" in dealflo...</text:p>
      <text:p text:style-name="P2">client.go:258: [debug] Deleting "mock-saa-mock-v4" in dealflo...</text:p>
      <text:p text:style-name="P2">client.go:258: [debug] Deleting "health-saa-nts-v4" in dealflo...</text:p>
      <text:p text:style-name="P2">client.go:258: [debug] Deleting "health-saa-pup-v4" in dealflo...</text:p>
      <text:p text:style-name="P2">client.go:258: [debug] Deleting "health-saa-sbt-v4" in dealflo...</text:p>
      <text:p text:style-name="P2">client.go:258: [debug] Deleting "sfs-saa-sbt-v4" in dealflo...</text:p>
      <text:p text:style-name="P2">client.go:258: [debug] Deleting "health-saa-scc-v4" in dealflo...</text:p>
      <text:p text:style-name="P2">client.go:258: [debug] Deleting "health-saa-ush-v4" in dealflo...</text:p>
      <text:p text:style-name="P2">client.go:258: [debug] Deleting "default-saa-ush-v4" in dealflo...</text:p>
      <text:p text:style-name="P2">client.go:258: [debug] Deleting "ford-saa-ush-v4" in dealflo...</text:p>
      <text:p text:style-name="P2">client.go:258: [debug] Deleting "uni-saa-ush-v4" in dealflo...</text:p>
      <text:p text:style-name="P2">client.go:258: [debug] Deleting "bsc-saa-ush-v4" in dealflo...</text:p>
      <text:p text:style-name="P2">client.go:258: [debug] Deleting "clarienbank-saa-ush-v4" in dealflo...</text:p>
      <text:p text:style-name="P2">client.go:258: [debug] Deleting "idverification-saa-ush-v4" in dealflo...</text:p>
      <text:p text:style-name="P2">client.go:258: [debug] Deleting "health-saa-ux-v4" in dealflo...</text:p>
      <text:p text:style-name="P2">client.go:258: [debug] Deleting "default-saa-ux-v4" in dealflo...</text:p>
      <text:p text:style-name="P2">client.go:258: [debug] Deleting "vhub-saa-vhb-v4" in dealflo...</text:p>
      <text:p text:style-name="P2">client.go:258: [debug] Deleting "health-saa-vhb-v4" in dealflo...</text:p>
      <text:p text:style-name="P2">wait.go:47: [debug] beginning wait for 72 resources with timeout of 15m0s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<text:soft-page-break/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0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<text:soft-page-break/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<text:soft-page-break/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<text:soft-page-break/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2">ready.go:277: [debug] Deployment is not ready: dealflo/saa-adt. 1 out of 2 expected pods are ready</text:p>
      <text:p text:style-name="P5"><text:span text:style-name="T3">upgrade.go:371: [debug] warning: Upgrade "saa" failed: Get "</text:span><text:a xlink:type="simple" xlink:href="https://oso.dev.cias.one:8443/api/v1/namespaces/dealflo/services/saa-nts-v5" text:style-name="Internet_20_link" text:visited-style-name="Visited_20_Internet_20_Link"><text:span text:style-name="T4">https://oso.dev.cias.one:8443/api/v1/namespaces/dealflo/services/saa-nts-v5</text:span></text:a><text:span text:style-name="T3">": context deadline exceeded</text:span></text:p>
      <text:p text:style-name="P5"><text:span text:style-name="T3">Error: UPGRADE FAILED: Get "</text:span><text:a xlink:type="simple" xlink:href="https://oso.dev.cias.one:8443/api/v1/namespaces/dealflo/services/saa-nts-v5" text:style-name="Internet_20_link" text:visited-style-name="Visited_20_Internet_20_Link"><text:span text:style-name="T4">https://oso.dev.cias.one:8443/api/v1/namespaces/dealflo/services/saa-nts-v5</text:span></text:a><text:span text:style-name="T3">": context deadline exceeded</text:span></text:p>
      <text:p text:style-name="P5"><text:span text:style-name="T3">helm.go:88: [debug] Get "</text:span><text:a xlink:type="simple" xlink:href="https://oso.dev.cias.one:8443/api/v1/namespaces/dealflo/services/saa-nts-v5" text:style-name="Internet_20_link" text:visited-style-name="Visited_20_Internet_20_Link"><text:span text:style-name="T4">https://oso.dev.cias.one:8443/api/v1/namespaces/dealflo/services/saa-nts-v5</text:span></text:a><text:span text:style-name="T3">": context deadline exceeded</text:span></text:p>
      <text:p text:style-name="P2">UPGRADE FAILED</text:p>
      <text:p text:style-name="P2">main.newUpgradeCmd.func2</text:p>
      <text:p text:style-name="P3"><text:s text:c="8"/><text:span text:style-name="T1">helm.sh/helm/v3/cmd/helm/upgrade.go:179</text:span></text:p>
      <text:p text:style-name="P2">github.com/spf13/cobra.(*Command).execute</text:p>
      <text:p text:style-name="P3"><text:s text:c="8"/><text:span text:style-name="T1">github.com/spf13/cobra@v1.2.1/command.go:856</text:span></text:p>
      <text:p text:style-name="P2">github.com/spf13/cobra.(*Command).ExecuteC</text:p>
      <text:p text:style-name="P3"><text:s text:c="8"/><text:span text:style-name="T1">github.com/spf13/cobra@v1.2.1/command.go:974</text:span></text:p>
      <text:p text:style-name="P2">github.com/spf13/cobra.(*Command).Execute</text:p>
      <text:p text:style-name="P3"><text:s text:c="8"/><text:span text:style-name="T1">github.com/spf13/cobra@v1.2.1/command.go:902</text:span></text:p>
      <text:p text:style-name="P2">main.main</text:p>
      <text:p text:style-name="P3"><text:s text:c="8"/><text:span text:style-name="T1">helm.sh/helm/v3/cmd/helm/helm.go:87</text:span></text:p>
      <text:p text:style-name="P2">runtime.main</text:p>
      <text:p text:style-name="P3"><text:s text:c="8"/><text:span text:style-name="T1">runtime/proc.go:225</text:span></text:p>
      <text:p text:style-name="P2">runtime.goexit</text:p>
      <text:p text:style-name="P3"><text:s text:c="8"/><text:span text:style-name="T1">runtime/asm_amd64.s:1371</text:span></text:p>
      <text:p text:style-name="P4">[Pipeline] }</text:p>
      <text:p text:style-name="P4">[Pipeline] // withCredentials</text:p>
      <text:p text:style-name="P4">[Pipeline] }</text:p>
      <text:p text:style-name="P4">[Pipeline] // withEnv</text:p>
      <text:p text:style-name="P4">[Pipeline] }</text:p>
      <text:p text:style-name="P4">[Pipeline] // node</text:p>
      <text:p text:style-name="P4">[Pipeline] }</text:p>
      <text:p text:style-name="P4">[Pipeline] // stage</text:p>
      <text:p text:style-name="P4">[Pipeline] echo</text:p>
      <text:p text:style-name="P2">Exception :hudson.AbortException: script returned exit code 1</text:p>
      <text:p text:style-name="P4">[Pipeline] End of Pipeline</text:p>
      <text:p text:style-name="P2"><text:soft-page-break/>ERROR: script returned exit code 1</text:p>
      <text:p text:style-name="P2">Finished: FAILUR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2:20:38.723419543</meta:creation-date>
    <dc:date>2021-08-20T12:20:49.022657103</dc:date>
    <meta:editing-duration>PT10S</meta:editing-duration>
    <meta:editing-cycles>1</meta:editing-cycles>
    <meta:document-statistic meta:table-count="0" meta:image-count="0" meta:object-count="0" meta:page-count="153" meta:paragraph-count="8298" meta:word-count="20634" meta:character-count="256969" meta:non-whitespace-character-count="190199"/>
    <meta:generator>LibreOffice/6.4.7.2$Linux_X86_64 LibreOffice_project/40$Build-2</meta:generator>
  </office:meta>
</office:document-meta>
</file>